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Times New roman" svg:font-family="'Times New roman'" style:font-family-generic="roman"/>
    <style:font-face style:name="Times new roman"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center"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1965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0"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250">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6"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in"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paragraph-rsid="00026df0" style:font-size-asian="10.1000003814697pt" style:font-weight-asian="normal" style:font-size-complex="10.1000003814697pt" style:font-weight-complex="normal"/>
    </style:style>
    <style:style style:name="P21" style:family="paragraph" style:parent-style-name="Heading_20_1">
      <style:paragraph-properties fo:margin-top="0in" fo:margin-bottom="0in" loext:contextual-spacing="false" fo:text-align="center" style:justify-single-word="false"/>
      <style:text-properties style:font-name="Century Schoolbook L" fo:font-size="14pt" style:font-size-asian="14pt" style:font-size-complex="14pt"/>
    </style:style>
    <style:style style:name="P22" style:family="paragraph" style:parent-style-name="Heading_20_2">
      <style:text-properties fo:font-size="12pt" fo:font-style="normal" style:font-size-asian="12pt" style:font-style-asian="normal" style:font-size-complex="12pt" style:font-style-complex="normal"/>
    </style:style>
    <style:style style:name="P23"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4" style:family="paragraph">
      <style:paragraph-properties fo:text-align="start" style:writing-mode="lr-tb"/>
    </style:style>
    <style:style style:name="P25" style:family="paragraph">
      <style:paragraph-properties fo:text-align="start" style:writing-mode="lr-tb"/>
      <style:text-properties fo:font-size="24pt"/>
    </style:style>
    <style:style style:name="P26" style:family="paragraph">
      <style:paragraph-properties fo:text-align="start" style:writing-mode="lr-tb"/>
      <style:text-properties fo:font-size="6.5pt" style:font-size-asian="6.5pt" style:font-size-complex="6.5pt"/>
    </style:style>
    <style:style style:name="P2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start" fo:text-indent="0in" style:writing-mode="lr-tb"/>
    </style:style>
    <style:style style:name="P29"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Liberation Sans" fo:font-size="6.5pt" fo:font-style="normal" fo:text-shadow="none" style:text-underline-style="none" fo:font-weight="normal" style:letter-kerning="true" style:font-name-asian="WenQuanYi Micro Hei" style:font-size-asian="6.5pt" style:font-style-asian="normal" style:font-weight-asian="normal" style:font-name-complex="FreeSans" style:font-size-complex="6.5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Liberation Sans"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FreeSans" style:font-size-complex="6.69999980926514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Liberation Sans"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FreeSans" style:font-size-complex="6.40000009536743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Times New Roman1" fo:font-size="11pt" fo:font-style="italic" style:font-size-asian="11pt" style:font-name-complex="Times New Roman1" style:font-size-complex="11pt" style:font-style-complex="italic"/>
    </style:style>
    <style:style style:name="T15"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6" style:family="text">
      <style:text-properties fo:color="#000000" style:font-name="OpenSymbol" fo:font-size="11pt" style:font-size-asian="11pt" style:font-name-complex="OpenSymbol" style:font-size-complex="11pt"/>
    </style:style>
    <style:style style:name="T17" style:family="text">
      <style:text-properties fo:color="#000000" style:font-name="OpenSymbol" fo:font-size="29.8999996185303pt" style:font-size-asian="29.8999996185303pt" style:font-name-complex="OpenSymbol" style:font-size-complex="29.8999996185303pt"/>
    </style:style>
    <style:style style:name="T18" style:family="text">
      <style:text-properties fo:color="#000000" style:font-name="Times New Roman1" fo:font-size="11pt" style:font-size-asian="11pt" style:font-name-complex="Times New Roman1" style:font-size-complex="11pt"/>
    </style:style>
    <style:style style:name="T19" style:family="text">
      <style:text-properties fo:color="#000000" style:font-name="OpenSymbol" fo:font-size="16pt" style:font-size-asian="16pt" style:font-name-complex="OpenSymbol" style:font-size-complex="16pt"/>
    </style:style>
    <style:style style:name="T20" style:family="text">
      <style:text-properties fo:color="#000000" style:font-name="OpenSymbol" fo:font-size="6.59999990463257pt" style:font-size-asian="6.59999990463257pt" style:font-name-complex="OpenSymbol" style:font-size-complex="6.59999990463257pt"/>
    </style:style>
    <style:style style:name="T21" style:family="text">
      <style:text-properties fo:color="#000000" style:font-name="Times New Roman1" fo:font-size="6.59999990463257pt" style:font-size-asian="6.59999990463257pt" style:font-name-complex="Times New Roman1" style:font-size-complex="6.59999990463257pt"/>
    </style:style>
    <style:style style:name="T22" style:family="text">
      <style:text-properties fo:color="#000000" style:font-name="OpenSymbol" fo:font-size="14.6000003814697pt" style:font-size-asian="14.6000003814697pt" style:font-name-complex="OpenSymbol" style:font-size-complex="14.6000003814697pt"/>
    </style:style>
    <style:style style:name="T23" style:family="text">
      <style:text-properties fo:color="#000000" style:font-name="Courier New" fo:font-size="8pt" style:font-size-asian="8pt" style:font-name-complex="Courier New" style:font-size-complex="8pt"/>
    </style:style>
    <style:style style:name="T24" style:family="text">
      <style:text-properties fo:color="#000000" style:text-outline="false" style:text-line-through-style="none" style:text-line-through-type="none" style:font-name="Arial1" fo:font-size="7pt" fo:font-style="normal" fo:text-shadow="none" style:text-underline-style="none" fo:font-weight="normal" style:letter-kerning="true" style:font-name-asian="WenQuanYi Micro Hei"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Arial1" fo:font-size="6.5pt" fo:font-style="normal" fo:text-shadow="none" style:text-underline-style="none" fo:font-weight="normal" style:letter-kerning="true" style:font-name-asian="WenQuanYi Micro Hei" style:font-size-asian="6.5pt" style:font-style-asian="normal" style:font-weight-asian="normal" style:font-name-complex="Arial1" style:font-size-complex="6.5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1" fo:font-size="7.19999980926514pt" fo:font-style="normal" fo:text-shadow="none" style:text-underline-style="none" fo:font-weight="normal" style:letter-kerning="true" style:font-name-asian="WenQuanYi Micro Hei"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1" fo:font-size="7.09999990463257pt" fo:font-style="normal" fo:text-shadow="none" style:text-underline-style="none" fo:font-weight="normal" style:letter-kerning="true" style:font-name-asian="WenQuanYi Micro Hei"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Arial1" style:font-size-complex="6.69999980926514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1" fo:font-size="6.09999990463257pt" fo:font-style="normal" fo:text-shadow="none" style:text-underline-style="none" fo:font-weight="normal" style:letter-kerning="true" style:font-name-asian="WenQuanYi Micro Hei"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1" fo:font-size="6.90000009536743pt" fo:font-style="normal" fo:text-shadow="none" style:text-underline-style="none" fo:font-weight="normal" style:letter-kerning="true" style:font-name-asian="WenQuanYi Micro Hei"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Arial1"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Arial1" style:font-size-complex="6.40000009536743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047in" fo:min-width="0.561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9"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0"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0819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0.1508in" fo:padding-top="0in" fo:padding-bottom="0in" fo:padding-left="0in" fo:padding-right="0in" style:run-through="foreground"/>
    </style:style>
    <style:style style:name="gr16" style:family="graphic">
      <style:graphic-properties style:run-through="foreground" style:vertical-pos="middle" style:vertical-rel="baselin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24" style:family="graphic">
      <style:graphic-properties style:run-through="foreground" style:vertical-pos="from-top" style:horizontal-pos="from-left" style:horizontal-rel="paragraph" draw:wrap-influence-on-position="once-concurrent" style:flow-with-text="false"/>
    </style:style>
    <style:style style:name="gr25"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5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5063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598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6575in" fo:padding-top="0in" fo:padding-bottom="0in" fo:padding-left="0in" fo:padding-right="0in" draw:shadow="hidden" draw:shadow-offset-x="0.0783in" draw:shadow-offset-y="0.0783in" draw:shadow-color="#808080" style:run-through="foreground"/>
    </style:style>
    <style:style style:name="gr6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772in" fo:padding-top="0in" fo:padding-bottom="0in" fo:padding-left="0in" fo:padding-right="0in" draw:shadow="hidden" draw:shadow-offset-x="0.0783in" draw:shadow-offset-y="0.0783in" draw:shadow-color="#808080" style:run-through="foreground"/>
    </style:style>
    <style:style style:name="gr6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6"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67" style:family="graphic">
      <style:graphic-properties draw:stroke="dash"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043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0335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283in" fo:padding-top="0in" fo:padding-bottom="0in" fo:padding-left="0in" fo:padding-right="0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34in" fo:min-width="0.3866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53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516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307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2098in" fo:min-width="0.2626in" fo:padding-top="0in" fo:padding-bottom="0in" fo:padding-left="0in" fo:padding-right="0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3425in" fo:padding-top="0in" fo:padding-bottom="0in" fo:padding-left="0in" fo:padding-right="0in" draw:shadow="hidden" draw:shadow-offset-x="0.0783in" draw:shadow-offset-y="0.0783in" draw:shadow-color="#808080" style:run-through="foreground"/>
    </style:style>
    <style:style style:name="gr78"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74in" fo:padding-top="0in" fo:padding-bottom="0in" fo:padding-left="0in" fo:padding-right="0in" draw:shadow="hidden" draw:shadow-offset-x="0.0783in" draw:shadow-offset-y="0.0783in" draw:shadow-color="#808080" style:run-through="foreground"/>
    </style:style>
    <style:style style:name="gr80"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1"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634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5047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272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5953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9138in" fo:padding-top="0in" fo:padding-bottom="0in" fo:padding-left="0in" fo:padding-right="0in" draw:shadow="hidden" draw:shadow-offset-x="0.0783in" draw:shadow-offset-y="0.0783in" draw:shadow-color="#808080" style:run-through="foreground"/>
    </style:style>
    <style:style style:name="gr8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1.2346in" fo:padding-top="0in" fo:padding-bottom="0in" fo:padding-left="0in" fo:padding-right="0in" draw:shadow="hidden" draw:shadow-offset-x="0.0783in" draw:shadow-offset-y="0.0783in" draw:shadow-color="#808080" style:run-through="foreground"/>
    </style:style>
    <style:style style:name="gr8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1661in" fo:padding-top="0in" fo:padding-bottom="0in" fo:padding-left="0in" fo:padding-right="0in" draw:shadow="hidden" draw:shadow-offset-x="0.0783in" draw:shadow-offset-y="0.0783in" draw:shadow-color="#808080" style:run-through="foreground"/>
    </style:style>
    <style:style style:name="gr9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98in" fo:padding-top="0in" fo:padding-bottom="0in" fo:padding-left="0in" fo:padding-right="0in" draw:shadow="hidden" draw:shadow-offset-x="0.0783in" draw:shadow-offset-y="0.0783in" draw:shadow-color="#808080" style:run-through="foreground"/>
    </style:style>
    <style:style style:name="gr9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5161in" fo:padding-top="0in" fo:padding-bottom="0in" fo:padding-left="0in" fo:padding-right="0in" draw:shadow="hidden" draw:shadow-offset-x="0.0783in" draw:shadow-offset-y="0.0783in" draw:shadow-color="#808080" style:run-through="foreground"/>
    </style:style>
    <style:style style:name="gr9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181in" fo:padding-top="0in" fo:padding-bottom="0in" fo:padding-left="0in" fo:padding-right="0in" draw:shadow="hidden" draw:shadow-offset-x="0.0783in" draw:shadow-offset-y="0.0783in" draw:shadow-color="#808080" style:run-through="foreground"/>
    </style:style>
    <style:style style:name="gr9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535in" fo:padding-top="0in" fo:padding-bottom="0in" fo:padding-left="0in" fo:padding-right="0in" draw:shadow="hidden" draw:shadow-offset-x="0.0783in" draw:shadow-offset-y="0.0783in" draw:shadow-color="#808080" style:run-through="foreground"/>
    </style:style>
    <style:style style:name="gr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72in" fo:padding-top="0in" fo:padding-bottom="0in" fo:padding-left="0in" fo:padding-right="0in" draw:shadow="hidden" draw:shadow-offset-x="0.0783in" draw:shadow-offset-y="0.0783in" draw:shadow-color="#808080" style:run-through="foreground"/>
    </style:style>
    <style:style style:name="gr9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7508in" fo:padding-top="0in" fo:padding-bottom="0in" fo:padding-left="0in" fo:padding-right="0in" draw:shadow="hidden" draw:shadow-offset-x="0.0783in" draw:shadow-offset-y="0.0783in" draw:shadow-color="#808080" style:run-through="foreground"/>
    </style:style>
    <style:style style:name="gr9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1.0398in" fo:padding-top="0in" fo:padding-bottom="0in" fo:padding-left="0in" fo:padding-right="0in" draw:shadow="hidden" draw:shadow-offset-x="0.0783in" draw:shadow-offset-y="0.0783in" draw:shadow-color="#808080" style:run-through="foreground"/>
    </style:style>
    <style:style style:name="gr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783in" fo:padding-top="0in" fo:padding-bottom="0in" fo:padding-left="0in" fo:padding-right="0in" draw:shadow="hidden" draw:shadow-offset-x="0.0783in" draw:shadow-offset-y="0.0783in" draw:shadow-color="#808080" style:run-through="foreground"/>
    </style:style>
    <style:style style:name="gr9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10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1.4917in" fo:padding-top="0in" fo:padding-bottom="0in" fo:padding-left="0in" fo:padding-right="0in" draw:shadow="hidden" draw:shadow-offset-x="0.0783in" draw:shadow-offset-y="0.0783in" draw:shadow-color="#808080" style:run-through="foreground"/>
    </style:style>
    <style:style style:name="gr10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75in" fo:min-width="0.6161in" fo:padding-top="0in" fo:padding-bottom="0in" fo:padding-left="0in" fo:padding-right="0in" draw:shadow="hidden" draw:shadow-offset-x="0.0783in" draw:shadow-offset-y="0.0783in" draw:shadow-color="#808080" style:run-through="foreground"/>
    </style:style>
    <style:style style:name="gr10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10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346in" fo:padding-top="0in" fo:padding-bottom="0in" fo:padding-left="0in" fo:padding-right="0in" draw:shadow="hidden" draw:shadow-offset-x="0.0783in" draw:shadow-offset-y="0.0783in" draw:shadow-color="#808080" style:run-through="foreground"/>
    </style:style>
    <style:style style:name="gr10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105"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6689in" fo:padding-top="0in" fo:padding-bottom="0in" fo:padding-left="0in" fo:padding-right="0in" draw:shadow="hidden" draw:shadow-offset-x="0.0783in" draw:shadow-offset-y="0.0783in" draw:shadow-color="#808080" style:run-through="foreground"/>
    </style:style>
    <style:style style:name="gr10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3346in" fo:padding-top="0in" fo:padding-bottom="0in" fo:padding-left="0in" fo:padding-right="0in" draw:shadow="hidden" draw:shadow-offset-x="0.0783in" draw:shadow-offset-y="0.0783in" draw:shadow-color="#808080" style:run-through="foreground"/>
    </style:style>
    <style:style style:name="gr10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61in" fo:padding-top="0in" fo:padding-bottom="0in" fo:padding-left="0in" fo:padding-right="0in" draw:shadow="hidden" draw:shadow-offset-x="0.0783in" draw:shadow-offset-y="0.0783in" draw:shadow-color="#808080" style:run-through="foreground"/>
    </style:style>
    <style:style style:name="gr10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1.4398in" fo:padding-top="0in" fo:padding-bottom="0in" fo:padding-left="0in" fo:padding-right="0in" draw:shadow="hidden" draw:shadow-offset-x="0.0783in" draw:shadow-offset-y="0.0783in" draw:shadow-color="#808080" style:run-through="foreground"/>
    </style:style>
    <style:style style:name="gr1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7516in" fo:padding-top="0in" fo:padding-bottom="0in" fo:padding-left="0in" fo:padding-right="0in" draw:shadow="hidden" draw:shadow-offset-x="0.0783in" draw:shadow-offset-y="0.0783in" draw:shadow-color="#808080" style:run-through="foreground"/>
    </style:style>
    <style:style style:name="gr1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6575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0"><text:span text:style-name="T4">Sammanfattning. <text:s/></text:span>En renodlad peer-to-peer version av ett elektroniskt kontant-system skulle möjliggöra direktbetalning från en part till en annan utan att behöva passera genom en bank eller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använder ett P2P-nätverk. Nätverket tidsstämplar transaktioner genom<text:span text:style-name="T8"> hashberäkning </text:span>i en löpande kedja av hash-baserad proof-of-work; och formar en journal som inte kan ändras utan att proof-of-work arbetet görs om. Den längsta kedjan tjänar inte blott som bevis på ordningsföljden av <text:s/>händelser som iakttagits, utan fungerar även som <text:span text:style-name="T8">bevis</text:span> på att kedjan härrör från den största samlingen av CPU-kraft på nätverket. Så länge majoriteten av CPU-kraft styrs av noder, som inte samarbetar för att angripa nätverket, kommer den att generera den längsta kedjan och utkonkurrera angripare. Nätverket självt behöver minimal uppbyggnad. Meddelanden är utsända efter bästa förmåga, och noder kan lämna och återansluta till nätverket som de vill, samt godtar den längsta proof-of-work kedjan som bevis på händelser som inträffar när de är bortkopplade. </text:p>
      <text:h text:style-name="P22" text:outline-level="2"><text:span text:style-name="T3">1. <text:s text:c="3"/>Introduktion</text:span> </text:h>
      <text:p text:style-name="P6">Handel på internet har kommit att förlita sig nästan uteslutande på finansiella institutioner som betjänar som betrodd tredje part vid elektronisk betalning. Medan systemet fungerar <text:span text:style-name="T8">tillräckligt</text:span> bra för de flesta transaktioner, lider det av inneboende svagheter hos den tillitsbaserade <text:s/>betalningsmodellen. Helt oåterkalleliga transaktioner är inte möjliga <text:span text:style-name="T8">eftersom</text:span> finansiella institutioner inte kan komma ifrån medling vid tvister. Medlingskostnader ökar transaktionskostnader; begränsar den minsta möjliga transaktionen; och beskär möjligheten att utföra små tillfälliga transaktioner. Därtill finns en större kostnad<text:span text:style-name="T8"> till följd av </text:span>förlusten av möjligheten att göra irreversibla betalningar för tjänster som inte är uppsägningsbara. Med möjligheten att återkalla transaktioner ökar behovet av tillit. Handlare måste vara måna om sina kunders säkerhet och besvära dem för mer information än vad annars skulle behövas. En viss procent av bedrägeri godtas som oundviklig. Dessa kostnader och osäkerheter kan undvikas om betalning görs personligen med en fysisk valuta men det finns inte någon mekanism för att göra betalningar över en kommunikationskanal utan inblandning av en betrodd part.</text:p>
      <text:p text:style-name="P6"><text:s text:c="5"/>Vad som behövs är ett elektroniskt betalsystem som bygger på kryptografiska bevis i stället för på tillit som tillåter två villiga parter att genomföra en transaktion direkt med varandra utan en betrodd tredje parts inblandning. Transaktioner som är beräkningsmässigt opraktiska att återkalla skulle skydda säljare mot bedrägeri, och rutinmässig deponering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har kontrollen över mer CPU-kraft på nätverket än någon grupp av sammarbetande angripare har.</text:p>
      <text:h text:style-name="P23" text:outline-level="2"><text:soft-page-break/>2. <text:s text:c="3"/>Transaktioner </text:h>
      <text:p text:style-name="P6">Vi definierar ett elektronisk mynt som en kedja av digitala signaturer. Varje ägare överför ett mynt till nästa ägare genom att digitalt signera föregående transaktionens hashvärde samt nästa ägares publika nyckel och lägga till dessa i slutet av myntet. En betalningsmottagare kan verifiera signaturer och verifiera kedjan av ägare.</text:p>
      <text:p text:style-name="P6"/>
      <text:p text:style-name="P7"><draw:g text:anchor-type="as-char" draw:z-index="9" draw:style-name="gr1"><draw:polygon draw:style-name="gr58" draw:text-style-name="P27" svg:width="0.8508in" svg:height="1.5484in" svg:x="0.2327in" svg:y="0in" svg:viewBox="0 0 2162 3934" draw:points="1083,3934 0,3934 0,0 2162,0 2162,3934"><text:p/></draw:polygon><draw:polygon draw:style-name="gr58" draw:text-style-name="P27" svg:width="0.6957in" svg:height="0.3094in" svg:x="0.3102in" svg:y="0.2319in" svg:viewBox="0 0 1768 787" draw:points="886,787 0,787 0,0 1768,0 1768,787"><text:p/></draw:polygon><draw:frame draw:style-name="gr59" draw:text-style-name="P29" svg:width="0.5067in" svg:height="0.1134in" svg:x="0.3846in" svg:y="0.0563in"><draw:text-box><text:p text:style-name="P28"><text:span text:style-name="T24">Transaktion</text:span></text:p></draw:text-box></draw:frame><draw:frame draw:style-name="gr60" draw:text-style-name="P30" svg:width="0.4598in" svg:height="0.1051in" svg:x="0.4409in" svg:y="0.2902in"><draw:text-box><text:p text:style-name="P28"><text:span text:style-name="T25">Ägare 1 :s</text:span></text:p></draw:text-box></draw:frame><draw:polygon draw:style-name="gr58" draw:text-style-name="P27" svg:width="0.5413in" svg:height="0.3091in" svg:x="0.3882in" svg:y="1.1598in" svg:viewBox="0 0 1376 786" draw:points="688,786 0,786 0,0 1376,0 1376,786"><text:p/></draw:polygon><draw:frame draw:style-name="gr61" draw:text-style-name="P30" svg:width="0.6579in" svg:height="0.1051in" svg:x="0.3764in" svg:y="0.398in"><draw:text-box><text:p text:style-name="P28"><text:span text:style-name="T25">Publika Nyckel</text:span></text:p></draw:text-box></draw:frame><draw:frame draw:style-name="gr60" draw:text-style-name="P29" svg:width="0.4598in" svg:height="0.1051in" svg:x="0.4437in" svg:y="1.2165in"><draw:text-box><text:p text:style-name="P28"><text:span text:style-name="T25">Ägare 0 :s</text:span></text:p></draw:text-box></draw:frame><draw:polygon draw:style-name="gr62" draw:text-style-name="P27" svg:width="0.3091in" svg:height="0.1551in" svg:x="0.4646in" svg:y="0.7736in" svg:viewBox="0 0 786 395" draw:points="395,395 0,395 0,0 786,0 786,395"><text:p/></draw:polygon><draw:polygon draw:style-name="gr63" draw:text-style-name="P27" svg:width="0.3091in" svg:height="0.1551in" svg:x="0.4646in" svg:y="0.7736in" svg:viewBox="0 0 786 395" draw:points="395,395 0,395 0,0 786,0 786,395"><text:p/></draw:polygon><draw:frame draw:style-name="gr64" draw:text-style-name="P30" svg:width="0.3776in" svg:height="0.1051in" svg:x="0.452in" svg:y="1.3244in"><draw:text-box><text:p text:style-name="P28"><text:span text:style-name="T25">Signatur</text:span></text:p></draw:text-box></draw:frame><draw:polygon draw:style-name="gr65" draw:text-style-name="P27" svg:width="0.0622in" svg:height="0.0913in" svg:x="0.6657in" svg:y="0.6819in" svg:viewBox="0 0 159 233" draw:points="78,233 0,0 159,0"><text:p/></draw:polygon><draw:line draw:style-name="gr66" draw:text-style-name="P27" svg:x1="0.6961in" svg:y1="0.5425in" svg:x2="0.6961in" svg:y2="0.7008in"><text:p/></draw:line><draw:polygon draw:style-name="gr65" draw:text-style-name="P27" svg:width="0.0606in" svg:height="0.0929in" svg:x="0.5894in" svg:y="1.0689in" svg:viewBox="0 0 155 237" draw:points="78,237 0,0 155,0"><text:p/></draw:polygon><draw:line draw:style-name="gr66" draw:text-style-name="P27" svg:x1="0.6201in" svg:y1="0.9291in" svg:x2="0.6201in" svg:y2="1.0878in"><text:p/></draw:line><draw:line draw:style-name="gr67" draw:text-style-name="P27" svg:x1="0.9299in" svg:y1="0.5425in" svg:x2="0.9299in" svg:y2="0.9299in"><text:p/></draw:line><draw:polygon draw:style-name="gr58" draw:text-style-name="P27" svg:width="0.8512in" svg:height="1.5484in" svg:x="1.4713in" svg:y="0in" svg:viewBox="0 0 2163 3934" draw:points="1080,3934 0,3934 0,0 2163,0 2163,3934"><text:p/></draw:polygon><draw:frame draw:style-name="gr68" draw:text-style-name="P30" svg:width="0.3043in" svg:height="0.1051in" svg:x="0.5091in" svg:y="0.8063in"><draw:text-box><text:p text:style-name="P28"><text:span text:style-name="T25">Hashv.</text:span></text:p></draw:text-box></draw:frame><draw:polygon draw:style-name="gr58" draw:text-style-name="P27" svg:width="0.6969in" svg:height="0.3094in" svg:x="1.5476in" svg:y="0.2319in" svg:viewBox="0 0 1771 787" draw:points="886,787 0,787 0,0 1771,0 1771,787"><text:p/></draw:polygon><draw:frame draw:style-name="gr59" draw:text-style-name="P29" svg:width="0.5067in" svg:height="0.1134in" svg:x="1.652in" svg:y="0.0563in"><draw:text-box><text:p text:style-name="P28"><text:span text:style-name="T24">Transaktion</text:span></text:p></draw:text-box></draw:frame><draw:frame draw:style-name="gr60" draw:text-style-name="P29" svg:width="0.4598in" svg:height="0.1051in" svg:x="1.6827in" svg:y="0.2902in"><draw:text-box><text:p text:style-name="P28"><text:span text:style-name="T25">Ägare 2 :s</text:span></text:p></draw:text-box></draw:frame><draw:polygon draw:style-name="gr58" draw:text-style-name="P27" svg:width="0.5413in" svg:height="0.3091in" svg:x="1.626in" svg:y="1.1598in" svg:viewBox="0 0 1376 786" draw:points="688,786 0,786 0,0 1376,0 1376,786"><text:p/></draw:polygon><draw:frame draw:style-name="gr61" draw:text-style-name="P29" svg:width="0.6579in" svg:height="0.1051in" svg:x="1.6083in" svg:y="0.398in"><draw:text-box><text:p text:style-name="P28"><text:span text:style-name="T25">Publika Nyckel</text:span></text:p></draw:text-box></draw:frame><draw:frame draw:style-name="gr60" draw:text-style-name="P29" svg:width="0.4598in" svg:height="0.1051in" svg:x="1.6772in" svg:y="1.2165in"><draw:text-box><text:p text:style-name="P28"><text:span text:style-name="T25">Ägare 1 :s</text:span></text:p></draw:text-box></draw:frame><draw:polygon draw:style-name="gr62" draw:text-style-name="P27" svg:width="0.3094in" svg:height="0.1551in" svg:x="1.7031in" svg:y="0.7736in" svg:viewBox="0 0 787 395" draw:points="392,395 0,395 0,0 787,0 787,395"><text:p/></draw:polygon><draw:polygon draw:style-name="gr63" draw:text-style-name="P27" svg:width="0.3094in" svg:height="0.1551in" svg:x="1.7031in" svg:y="0.7736in" svg:viewBox="0 0 787 395" draw:points="392,395 0,395 0,0 787,0 787,395"><text:p/></draw:polygon><draw:frame draw:style-name="gr64" draw:text-style-name="P30" svg:width="0.3776in" svg:height="0.1051in" svg:x="1.6854in" svg:y="1.3244in"><draw:text-box><text:p text:style-name="P28"><text:span text:style-name="T25">Signatur</text:span></text:p></draw:text-box></draw:frame><draw:polygon draw:style-name="gr65" draw:text-style-name="P27" svg:width="0.0606in" svg:height="0.0913in" svg:x="1.9051in" svg:y="0.6819in" svg:viewBox="0 0 155 233" draw:points="78,233 0,0 155,0"><text:p/></draw:polygon><draw:line draw:style-name="gr66" draw:text-style-name="P27" svg:x1="1.9354in" svg:y1="0.5425in" svg:x2="1.9354in" svg:y2="0.7008in"><text:p/></draw:line><draw:polygon draw:style-name="gr65" draw:text-style-name="P27" svg:width="0.0622in" svg:height="0.0929in" svg:x="1.8268in" svg:y="1.0689in" svg:viewBox="0 0 159 237" draw:points="78,237 0,0 159,0"><text:p/></draw:polygon><draw:line draw:style-name="gr66" draw:text-style-name="P27" svg:x1="1.8579in" svg:y1="0.9291in" svg:x2="1.8579in" svg:y2="1.0878in"><text:p/></draw:line><draw:polygon draw:style-name="gr65" draw:text-style-name="P27" svg:width="0.0969in" svg:height="0.065in" svg:x="1.5287in" svg:y="1.1736in" svg:viewBox="0 0 247 166" draw:points="247,166 0,141 63,0"><text:p/></draw:polygon><draw:line draw:style-name="gr66" draw:text-style-name="P27" svg:x1="0.9299in" svg:y1="0.9291in" svg:x2="0.9437in" svg:y2="0.9362in"><text:p/></draw:line><draw:line draw:style-name="gr66" draw:text-style-name="P27" svg:x1="0.9579in" svg:y1="0.9425in" svg:x2="0.9717in" svg:y2="0.9496in"><text:p/></draw:line><draw:line draw:style-name="gr66" draw:text-style-name="P27" svg:x1="0.9854in" svg:y1="0.9543in" svg:x2="1.0004in" svg:y2="0.9614in"><text:p/></draw:line><draw:line draw:style-name="gr66" draw:text-style-name="P27" svg:x1="1.0146in" svg:y1="0.9661in" svg:x2="1.0283in" svg:y2="0.9728in"><text:p/></draw:line><draw:line draw:style-name="gr66" draw:text-style-name="P27" svg:x1="1.0421in" svg:y1="0.9791in" svg:x2="1.0575in" svg:y2="0.9862in"><text:p/></draw:line><draw:line draw:style-name="gr66" draw:text-style-name="P27" svg:x1="1.0713in" svg:y1="0.9925in" svg:x2="1.0854in" svg:y2="0.9996in"><text:p/></draw:line><draw:line draw:style-name="gr66" draw:text-style-name="P27" svg:x1="1.0988in" svg:y1="1.0055in" svg:x2="1.1142in" svg:y2="1.0114in"><text:p/></draw:line><draw:line draw:style-name="gr66" draw:text-style-name="P27" svg:x1="1.1287in" svg:y1="1.0189in" svg:x2="1.1425in" svg:y2="1.0244in"><text:p/></draw:line><draw:line draw:style-name="gr66" draw:text-style-name="P27" svg:x1="1.1563in" svg:y1="1.0307in" svg:x2="1.1701in" svg:y2="1.0362in"><text:p/></draw:line><draw:line draw:style-name="gr66" draw:text-style-name="P27" svg:x1="1.1854in" svg:y1="1.0425in" svg:x2="1.1992in" svg:y2="1.048in"><text:p/></draw:line><draw:line draw:style-name="gr66" draw:text-style-name="P27" svg:x1="1.213in" svg:y1="1.0555in" svg:x2="1.2268in" svg:y2="1.0614in"><text:p/></draw:line><draw:line draw:style-name="gr66" draw:text-style-name="P27" svg:x1="1.2409in" svg:y1="1.0689in" svg:x2="1.2563in" svg:y2="1.0744in"><text:p/></draw:line><draw:line draw:style-name="gr66" draw:text-style-name="P27" svg:x1="1.2701in" svg:y1="1.0807in" svg:x2="1.2839in" svg:y2="1.0878in"><text:p/></draw:line><draw:line draw:style-name="gr66" draw:text-style-name="P27" svg:x1="1.2976in" svg:y1="1.0925in" svg:x2="1.313in" svg:y2="1.0992in"><text:p/></draw:line><draw:line draw:style-name="gr66" draw:text-style-name="P27" svg:x1="1.3268in" svg:y1="1.1055in" svg:x2="1.3409in" svg:y2="1.1126in"><text:p/></draw:line><draw:line draw:style-name="gr66" draw:text-style-name="P27" svg:x1="1.3551in" svg:y1="1.1189in" svg:x2="1.3705in" svg:y2="1.126in"><text:p/></draw:line><draw:line draw:style-name="gr66" draw:text-style-name="P27" svg:x1="1.3839in" svg:y1="1.1307in" svg:x2="1.3976in" svg:y2="1.1378in"><text:p/></draw:line><draw:line draw:style-name="gr66" draw:text-style-name="P27" svg:x1="1.4118in" svg:y1="1.1425in" svg:x2="1.4256in" svg:y2="1.1492in"><text:p/></draw:line><draw:line draw:style-name="gr66" draw:text-style-name="P27" svg:x1="1.4409in" svg:y1="1.1571in" svg:x2="1.4547in" svg:y2="1.1626in"><text:p/></draw:line><draw:line draw:style-name="gr66" draw:text-style-name="P27" svg:x1="1.4685in" svg:y1="1.1689in" svg:x2="1.4827in" svg:y2="1.1744in"><text:p/></draw:line><draw:line draw:style-name="gr66" draw:text-style-name="P27" svg:x1="1.4976in" svg:y1="1.1819in" svg:x2="1.5118in" svg:y2="1.1878in"><text:p/></draw:line><draw:line draw:style-name="gr66" draw:text-style-name="P27" svg:x1="1.526in" svg:y1="1.1953in" svg:x2="1.5398in" svg:y2="1.2008in"><text:p/></draw:line><draw:line draw:style-name="gr66" draw:text-style-name="P27" svg:x1="1.5551in" svg:y1="1.2071in" svg:x2="1.5579in" svg:y2="1.2087in"><text:p/></draw:line><draw:frame draw:style-name="gr68" draw:text-style-name="P29" svg:width="0.3043in" svg:height="0.1051in" svg:x="1.7425in" svg:y="0.8063in"><draw:text-box><text:p text:style-name="P28"><text:span text:style-name="T25">Hashv,</text:span></text:p></draw:text-box></draw:frame><draw:frame draw:style-name="gr69" draw:text-style-name="P29" svg:width="0.0335in" svg:height="0.1134in" draw:transform="rotate (-0.388335758568738) translate (1.17291666666667in 0.97791447944007in)"><draw:text-box><text:p text:style-name="P28"><text:span text:style-name="T24"><text:s/></text:span></text:p></draw:text-box></draw:frame><draw:line draw:style-name="gr67" draw:text-style-name="P27" svg:x1="2.1673in" svg:y1="0.5425in" svg:x2="2.1673in" svg:y2="0.9299in"><text:p/></draw:line><draw:polygon draw:style-name="gr58" draw:text-style-name="P27" svg:width="0.8508in" svg:height="1.5484in" svg:x="2.7091in" svg:y="0in" svg:viewBox="0 0 2162 3934" draw:points="1083,3934 0,3934 0,0 2162,0 2162,3934"><text:p/></draw:polygon><draw:polygon draw:style-name="gr58" draw:text-style-name="P27" svg:width="0.6957in" svg:height="0.3094in" svg:x="2.7866in" svg:y="0.2319in" svg:viewBox="0 0 1768 787" draw:points="886,787 0,787 0,0 1768,0 1768,787"><text:p/></draw:polygon><draw:frame draw:style-name="gr59" draw:text-style-name="P29" svg:width="0.5067in" svg:height="0.1134in" svg:x="2.8854in" svg:y="0.0563in"><draw:text-box><text:p text:style-name="P28"><text:span text:style-name="T24">Transaktion</text:span></text:p></draw:text-box></draw:frame><draw:frame draw:style-name="gr60" draw:text-style-name="P29" svg:width="0.4598in" svg:height="0.1051in" svg:x="2.9161in" svg:y="0.2902in"><draw:text-box><text:p text:style-name="P28"><text:span text:style-name="T25">Ägare 3 :s</text:span></text:p></draw:text-box></draw:frame><draw:polygon draw:style-name="gr58" draw:text-style-name="P27" svg:width="0.5413in" svg:height="0.3091in" svg:x="2.8646in" svg:y="1.1598in" svg:viewBox="0 0 1376 786" draw:points="688,786 0,786 0,0 1376,0 1376,786"><text:p/></draw:polygon><draw:frame draw:style-name="gr61" draw:text-style-name="P29" svg:width="0.6579in" svg:height="0.1051in" svg:x="2.85in" svg:y="0.398in"><draw:text-box><text:p text:style-name="P28"><text:span text:style-name="T25">Publika Nyckel</text:span></text:p></draw:text-box></draw:frame><draw:frame draw:style-name="gr70" draw:text-style-name="P29" svg:width="0.4287in" svg:height="0.1051in" svg:x="2.9189in" svg:y="1.2165in"><draw:text-box><text:p text:style-name="P28"><text:span text:style-name="T25">Ägare 2:s</text:span></text:p></draw:text-box></draw:frame><draw:polygon draw:style-name="gr62" draw:text-style-name="P27" svg:width="0.3091in" svg:height="0.1551in" svg:x="2.9409in" svg:y="0.7736in" svg:viewBox="0 0 786 395" draw:points="395,395 0,395 0,0 786,0 786,395"><text:p/></draw:polygon><draw:polygon draw:style-name="gr63" draw:text-style-name="P27" svg:width="0.3091in" svg:height="0.1551in" svg:x="2.9409in" svg:y="0.7736in" svg:viewBox="0 0 786 395" draw:points="395,395 0,395 0,0 786,0 786,395"><text:p/></draw:polygon><draw:frame draw:style-name="gr64" draw:text-style-name="P30" svg:width="0.3776in" svg:height="0.1051in" svg:x="2.9272in" svg:y="1.3244in"><draw:text-box><text:p text:style-name="P28"><text:span text:style-name="T25">Signatur</text:span></text:p></draw:text-box></draw:frame><draw:polygon draw:style-name="gr65" draw:text-style-name="P27" svg:width="0.0622in" svg:height="0.0913in" svg:x="3.1421in" svg:y="0.6819in" svg:viewBox="0 0 159 233" draw:points="78,233 0,0 159,0"><text:p/></draw:polygon><draw:line draw:style-name="gr66" draw:text-style-name="P27" svg:x1="3.1724in" svg:y1="0.5425in" svg:x2="3.1724in" svg:y2="0.7008in"><text:p/></draw:line><draw:polygon draw:style-name="gr65" draw:text-style-name="P27" svg:width="0.0606in" svg:height="0.0929in" svg:x="3.0657in" svg:y="1.0689in" svg:viewBox="0 0 155 237" draw:points="78,237 0,0 155,0"><text:p/></draw:polygon><draw:line draw:style-name="gr66" draw:text-style-name="P27" svg:x1="3.0961in" svg:y1="0.9291in" svg:x2="3.0961in" svg:y2="1.0878in"><text:p/></draw:line><draw:polygon draw:style-name="gr65" draw:text-style-name="P27" svg:width="0.0606in" svg:height="0.0913in" svg:x="2.9882in" svg:y="0.6819in" svg:viewBox="0 0 155 233" draw:points="77,233 0,0 155,0"><text:p/></draw:polygon><draw:line draw:style-name="gr66" draw:text-style-name="P27" svg:x1="3.0185in" svg:y1="0.6189in" svg:x2="3.0185in" svg:y2="0.6992in"><text:p/></draw:line><draw:polygon draw:style-name="gr65" draw:text-style-name="P27" svg:width="0.0969in" svg:height="0.065in" svg:x="2.7673in" svg:y="1.1736in" svg:viewBox="0 0 247 166" draw:points="247,166 0,141 63,0"><text:p/></draw:polygon><draw:line draw:style-name="gr66" draw:text-style-name="P27" svg:x1="2.1673in" svg:y1="0.9291in" svg:x2="2.1811in" svg:y2="0.9362in"><text:p/></draw:line><draw:line draw:style-name="gr66" draw:text-style-name="P27" svg:x1="2.1949in" svg:y1="0.9425in" svg:x2="2.2102in" svg:y2="0.9496in"><text:p/></draw:line><draw:line draw:style-name="gr66" draw:text-style-name="P27" svg:x1="2.224in" svg:y1="0.9543in" svg:x2="2.2382in" svg:y2="0.9614in"><text:p/></draw:line><draw:line draw:style-name="gr66" draw:text-style-name="P27" svg:x1="2.2531in" svg:y1="0.9661in" svg:x2="2.2673in" svg:y2="0.9728in"><text:p/></draw:line><draw:line draw:style-name="gr66" draw:text-style-name="P27" svg:x1="2.2815in" svg:y1="0.9791in" svg:x2="2.2953in" svg:y2="0.9862in"><text:p/></draw:line><draw:line draw:style-name="gr66" draw:text-style-name="P27" svg:x1="2.3091in" svg:y1="0.9925in" svg:x2="2.324in" svg:y2="0.9996in"><text:p/></draw:line><draw:line draw:style-name="gr66" draw:text-style-name="P27" svg:x1="2.3382in" svg:y1="1.0055in" svg:x2="2.352in" svg:y2="1.0114in"><text:p/></draw:line><draw:line draw:style-name="gr66" draw:text-style-name="P27" svg:x1="2.3657in" svg:y1="1.0189in" svg:x2="2.3799in" svg:y2="1.0244in"><text:p/></draw:line><draw:line draw:style-name="gr66" draw:text-style-name="P27" svg:x1="2.3949in" svg:y1="1.0307in" svg:x2="2.4091in" svg:y2="1.0362in"><text:p/></draw:line><draw:line draw:style-name="gr66" draw:text-style-name="P27" svg:x1="2.4224in" svg:y1="1.0425in" svg:x2="2.4362in" svg:y2="1.048in"><text:p/></draw:line><draw:line draw:style-name="gr66" draw:text-style-name="P27" svg:x1="2.4524in" svg:y1="1.0555in" svg:x2="2.4661in" svg:y2="1.0614in"><text:p/></draw:line><draw:line draw:style-name="gr66" draw:text-style-name="P27" svg:x1="2.4799in" svg:y1="1.0689in" svg:x2="2.4937in" svg:y2="1.0744in"><text:p/></draw:line><draw:line draw:style-name="gr66" draw:text-style-name="P27" svg:x1="2.5091in" svg:y1="1.0807in" svg:x2="2.5228in" svg:y2="1.0878in"><text:p/></draw:line><draw:line draw:style-name="gr66" draw:text-style-name="P27" svg:x1="2.5366in" svg:y1="1.0925in" svg:x2="2.5504in" svg:y2="1.0992in"><text:p/></draw:line><draw:line draw:style-name="gr66" draw:text-style-name="P27" svg:x1="2.5646in" svg:y1="1.1055in" svg:x2="2.5799in" svg:y2="1.1126in"><text:p/></draw:line><draw:line draw:style-name="gr66" draw:text-style-name="P27" svg:x1="2.5937in" svg:y1="1.1189in" svg:x2="2.6075in" svg:y2="1.126in"><text:p/></draw:line><draw:line draw:style-name="gr66" draw:text-style-name="P27" svg:x1="2.6213in" svg:y1="1.1307in" svg:x2="2.6354in" svg:y2="1.1378in"><text:p/></draw:line><draw:line draw:style-name="gr66" draw:text-style-name="P27" svg:x1="2.6504in" svg:y1="1.1425in" svg:x2="2.6646in" svg:y2="1.1492in"><text:p/></draw:line><draw:line draw:style-name="gr66" draw:text-style-name="P27" svg:x1="2.6787in" svg:y1="1.1571in" svg:x2="2.6925in" svg:y2="1.1626in"><text:p/></draw:line><draw:line draw:style-name="gr66" draw:text-style-name="P27" svg:x1="2.7079in" svg:y1="1.1689in" svg:x2="2.7217in" svg:y2="1.1744in"><text:p/></draw:line><draw:line draw:style-name="gr66" draw:text-style-name="P27" svg:x1="2.7354in" svg:y1="1.1819in" svg:x2="2.7492in" svg:y2="1.1878in"><text:p/></draw:line><draw:line draw:style-name="gr66" draw:text-style-name="P27" svg:x1="2.763in" svg:y1="1.1953in" svg:x2="2.7783in" svg:y2="1.2008in"><text:p/></draw:line><draw:line draw:style-name="gr66" draw:text-style-name="P27" svg:x1="2.7921in" svg:y1="1.2071in" svg:x2="2.7965in" svg:y2="1.2087in"><text:p/></draw:line><draw:frame draw:style-name="gr68" draw:text-style-name="P29" svg:width="0.3043in" svg:height="0.1051in" svg:x="2.9839in" svg:y="0.8063in"><draw:text-box><text:p text:style-name="P28"><text:span text:style-name="T25">Hashv.</text:span></text:p></draw:text-box></draw:frame><draw:frame draw:style-name="gr69" draw:text-style-name="P29" svg:width="0.0335in" svg:height="0.1134in" draw:transform="rotate (-0.388335758568738) translate (2.41111111111111in 0.97791447944007in)"><draw:text-box><text:p text:style-name="P28"><text:span text:style-name="T24"><text:s/></text:span></text:p></draw:text-box></draw:frame><draw:frame draw:style-name="gr71" draw:text-style-name="P29" svg:width="0.387in" svg:height="0.1134in" draw:transform="rotate (-0.409105176667471) translate (2.36388888888889in 0.895576334208224in)"><draw:text-box><text:p text:style-name="P28"><text:span text:style-name="T24">Verifiera</text:span></text:p></draw:text-box></draw:frame><draw:polygon draw:style-name="gr58" draw:text-style-name="P27" svg:width="0.6969in" svg:height="0.3094in" svg:x="1.5476in" svg:y="1.7807in" svg:viewBox="0 0 1771 787" draw:points="886,787 0,787 0,0 1771,0 1771,787"><text:p/></draw:polygon><draw:frame draw:style-name="gr60" draw:text-style-name="P29" svg:width="0.4598in" svg:height="0.1051in" svg:x="1.6772in" svg:y="1.8374in"><draw:text-box><text:p text:style-name="P28"><text:span text:style-name="T25">Ägare 2 :s</text:span></text:p></draw:text-box></draw:frame><draw:polygon draw:style-name="gr58" draw:text-style-name="P27" svg:width="0.6957in" svg:height="0.3094in" svg:x="0.3102in" svg:y="1.7807in" svg:viewBox="0 0 1768 787" draw:points="886,787 0,787 0,0 1768,0 1768,787"><text:p/></draw:polygon><draw:frame draw:style-name="gr61" draw:text-style-name="P29" svg:width="0.6579in" svg:height="0.1051in" svg:x="1.5929in" svg:y="1.9457in"><draw:text-box><text:p text:style-name="P28"><text:span text:style-name="T25">Privata Nyckel</text:span></text:p></draw:text-box></draw:frame><draw:frame draw:style-name="gr60" draw:text-style-name="P29" svg:width="0.4598in" svg:height="0.1051in" svg:x="0.4437in" svg:y="1.8374in"><draw:text-box><text:p text:style-name="P28"><text:span text:style-name="T25">Ägare 1 :s</text:span></text:p></draw:text-box></draw:frame><draw:polygon draw:style-name="gr65" draw:text-style-name="P27" svg:width="0.0929in" svg:height="0.0799in" svg:x="2.7713in" svg:y="1.3925in" svg:viewBox="0 0 237 204" draw:points="237,0 92,204 0,81"><text:p/></draw:polygon><draw:line draw:style-name="gr66" draw:text-style-name="P27" svg:x1="2.2449in" svg:y1="1.8579in" svg:x2="2.2575in" svg:y2="1.848in"><text:p/></draw:line><draw:line draw:style-name="gr66" draw:text-style-name="P27" svg:x1="2.2701in" svg:y1="1.839in" svg:x2="2.2827in" svg:y2="1.8307in"><text:p/></draw:line><draw:line draw:style-name="gr66" draw:text-style-name="P27" svg:x1="2.2949in" svg:y1="1.8193in" svg:x2="2.3075in" svg:y2="1.8098in"><text:p/></draw:line><draw:line draw:style-name="gr66" draw:text-style-name="P27" svg:x1="2.3201in" svg:y1="1.8008in" svg:x2="2.3327in" svg:y2="1.7925in"><text:p/></draw:line><draw:line draw:style-name="gr66" draw:text-style-name="P27" svg:x1="2.3437in" svg:y1="1.7835in" svg:x2="2.3563in" svg:y2="1.7736in"><text:p/></draw:line><draw:line draw:style-name="gr66" draw:text-style-name="P27" svg:x1="2.3685in" svg:y1="1.7654in" svg:x2="2.3811in" svg:y2="1.7555in"><text:p/></draw:line><draw:line draw:style-name="gr66" draw:text-style-name="P27" svg:x1="2.3937in" svg:y1="1.7445in" svg:x2="2.4063in" svg:y2="1.7362in"><text:p/></draw:line><draw:line draw:style-name="gr66" draw:text-style-name="P27" svg:x1="2.4185in" svg:y1="1.7287in" svg:x2="2.4311in" svg:y2="1.7189in"><text:p/></draw:line><draw:line draw:style-name="gr66" draw:text-style-name="P27" svg:x1="2.4437in" svg:y1="1.7087in" svg:x2="2.4563in" svg:y2="1.7in"><text:p/></draw:line><draw:line draw:style-name="gr66" draw:text-style-name="P27" svg:x1="2.4685in" svg:y1="1.6906in" svg:x2="2.4811in" svg:y2="1.6807in"><text:p/></draw:line><draw:line draw:style-name="gr66" draw:text-style-name="P27" svg:x1="2.4937in" svg:y1="1.6732in" svg:x2="2.5063in" svg:y2="1.6634in"><text:p/></draw:line><draw:line draw:style-name="gr66" draw:text-style-name="P27" svg:x1="2.5185in" svg:y1="1.652in" svg:x2="2.5311in" svg:y2="1.6425in"><text:p/></draw:line><draw:line draw:style-name="gr66" draw:text-style-name="P27" svg:x1="2.5437in" svg:y1="1.635in" svg:x2="2.5563in" svg:y2="1.6252in"><text:p/></draw:line><draw:line draw:style-name="gr66" draw:text-style-name="P27" svg:x1="2.5685in" svg:y1="1.6154in" svg:x2="2.5811in" svg:y2="1.6071in"><text:p/></draw:line><draw:line draw:style-name="gr66" draw:text-style-name="P27" svg:x1="2.5921in" svg:y1="1.5957in" svg:x2="2.6047in" svg:y2="1.5862in"><text:p/></draw:line><draw:line draw:style-name="gr66" draw:text-style-name="P27" svg:x1="2.6173in" svg:y1="1.5772in" svg:x2="2.6299in" svg:y2="1.5689in"><text:p/></draw:line><draw:line draw:style-name="gr66" draw:text-style-name="P27" svg:x1="2.6421in" svg:y1="1.5598in" svg:x2="2.6547in" svg:y2="1.55in"><text:p/></draw:line><draw:line draw:style-name="gr66" draw:text-style-name="P27" svg:x1="2.6673in" svg:y1="1.5417in" svg:x2="2.6799in" svg:y2="1.5319in"><text:p/></draw:line><draw:line draw:style-name="gr66" draw:text-style-name="P27" svg:x1="2.6921in" svg:y1="1.5232in" svg:x2="2.7047in" svg:y2="1.5134in"><text:p/></draw:line><draw:line draw:style-name="gr66" draw:text-style-name="P27" svg:x1="2.7173in" svg:y1="1.5051in" svg:x2="2.7299in" svg:y2="1.4953in"><text:p/></draw:line><draw:line draw:style-name="gr66" draw:text-style-name="P27" svg:x1="2.7421in" svg:y1="1.485in" svg:x2="2.7547in" svg:y2="1.4752in"><text:p/></draw:line><draw:line draw:style-name="gr66" draw:text-style-name="P27" svg:x1="2.7673in" svg:y1="1.4669in" svg:x2="2.7799in" svg:y2="1.4571in"><text:p/></draw:line><draw:line draw:style-name="gr66" draw:text-style-name="P27" svg:x1="2.7921in" svg:y1="1.448in" svg:x2="2.8047in" svg:y2="1.4398in"><text:p/></draw:line><draw:frame draw:style-name="gr61" draw:text-style-name="P30" svg:width="0.6579in" svg:height="0.1051in" svg:x="0.3598in" svg:y="1.9457in"><draw:text-box><text:p text:style-name="P28"><text:span text:style-name="T25">Privata Nyckel</text:span></text:p></draw:text-box></draw:frame><draw:frame draw:style-name="gr69" draw:text-style-name="P29" svg:width="0.0335in" svg:height="0.1134in" draw:transform="rotate (0.651880475619882) translate (2.58402777777778in 1.53347003499563in)"><draw:text-box><text:p text:style-name="P28"><text:span text:style-name="T24"><text:s/></text:span></text:p></draw:text-box></draw:frame><draw:polygon draw:style-name="gr65" draw:text-style-name="P27" svg:width="0.0925in" svg:height="0.0799in" svg:x="1.5327in" svg:y="1.3925in" svg:viewBox="0 0 236 204" draw:points="236,0 95,204 0,81"><text:p/></draw:polygon><draw:line draw:style-name="gr66" draw:text-style-name="P27" svg:x1="1.0063in" svg:y1="1.8579in" svg:x2="1.0185in" svg:y2="1.848in"><text:p/></draw:line><draw:line draw:style-name="gr66" draw:text-style-name="P27" svg:x1="1.0315in" svg:y1="1.839in" svg:x2="1.0441in" svg:y2="1.8307in"><text:p/></draw:line><draw:line draw:style-name="gr66" draw:text-style-name="P27" svg:x1="1.0563in" svg:y1="1.8193in" svg:x2="1.0685in" svg:y2="1.8098in"><text:p/></draw:line><draw:line draw:style-name="gr66" draw:text-style-name="P27" svg:x1="1.0815in" svg:y1="1.8008in" svg:x2="1.0941in" svg:y2="1.7925in"><text:p/></draw:line><draw:line draw:style-name="gr66" draw:text-style-name="P27" svg:x1="1.1063in" svg:y1="1.7835in" svg:x2="1.1185in" svg:y2="1.7736in"><text:p/></draw:line><draw:line draw:style-name="gr66" draw:text-style-name="P27" svg:x1="1.1315in" svg:y1="1.7654in" svg:x2="1.1441in" svg:y2="1.7555in"><text:p/></draw:line><draw:line draw:style-name="gr66" draw:text-style-name="P27" svg:x1="1.1563in" svg:y1="1.7445in" svg:x2="1.1685in" svg:y2="1.7362in"><text:p/></draw:line><draw:line draw:style-name="gr66" draw:text-style-name="P27" svg:x1="1.1815in" svg:y1="1.7287in" svg:x2="1.1941in" svg:y2="1.7189in"><text:p/></draw:line><draw:line draw:style-name="gr66" draw:text-style-name="P27" svg:x1="1.2063in" svg:y1="1.7087in" svg:x2="1.2185in" svg:y2="1.7in"><text:p/></draw:line><draw:line draw:style-name="gr66" draw:text-style-name="P27" svg:x1="1.2299in" svg:y1="1.6906in" svg:x2="1.2421in" svg:y2="1.6807in"><text:p/></draw:line><draw:line draw:style-name="gr66" draw:text-style-name="P27" svg:x1="1.2551in" svg:y1="1.6732in" svg:x2="1.2677in" svg:y2="1.6634in"><text:p/></draw:line><draw:line draw:style-name="gr66" draw:text-style-name="P27" svg:x1="1.2799in" svg:y1="1.652in" svg:x2="1.2921in" svg:y2="1.6425in"><text:p/></draw:line><draw:line draw:style-name="gr66" draw:text-style-name="P27" svg:x1="1.3051in" svg:y1="1.635in" svg:x2="1.3177in" svg:y2="1.6252in"><text:p/></draw:line><draw:line draw:style-name="gr66" draw:text-style-name="P27" svg:x1="1.3299in" svg:y1="1.6154in" svg:x2="1.3421in" svg:y2="1.6071in"><text:p/></draw:line><draw:line draw:style-name="gr66" draw:text-style-name="P27" svg:x1="1.3551in" svg:y1="1.5957in" svg:x2="1.3677in" svg:y2="1.5862in"><text:p/></draw:line><draw:line draw:style-name="gr66" draw:text-style-name="P27" svg:x1="1.3799in" svg:y1="1.5772in" svg:x2="1.3921in" svg:y2="1.5689in"><text:p/></draw:line><draw:line draw:style-name="gr66" draw:text-style-name="P27" svg:x1="1.4051in" svg:y1="1.5598in" svg:x2="1.4177in" svg:y2="1.55in"><text:p/></draw:line><draw:line draw:style-name="gr66" draw:text-style-name="P27" svg:x1="1.4299in" svg:y1="1.5417in" svg:x2="1.4421in" svg:y2="1.5319in"><text:p/></draw:line><draw:line draw:style-name="gr66" draw:text-style-name="P27" svg:x1="1.4551in" svg:y1="1.5232in" svg:x2="1.4677in" svg:y2="1.5134in"><text:p/></draw:line><draw:line draw:style-name="gr66" draw:text-style-name="P27" svg:x1="1.4787in" svg:y1="1.5051in" svg:x2="1.4913in" svg:y2="1.4953in"><text:p/></draw:line><draw:line draw:style-name="gr66" draw:text-style-name="P27" svg:x1="1.5031in" svg:y1="1.485in" svg:x2="1.5157in" svg:y2="1.4752in"><text:p/></draw:line><draw:line draw:style-name="gr66" draw:text-style-name="P27" svg:x1="1.5287in" svg:y1="1.4669in" svg:x2="1.5413in" svg:y2="1.4571in"><text:p/></draw:line><draw:line draw:style-name="gr66" draw:text-style-name="P27" svg:x1="1.5531in" svg:y1="1.448in" svg:x2="1.5657in" svg:y2="1.4398in"><text:p/></draw:line><draw:frame draw:style-name="gr69" draw:text-style-name="P29" svg:width="0.0335in" svg:height="0.1134in" draw:transform="rotate (0.651880475619882) translate (2.60555555555556in 1.51819225721785in)"><draw:text-box><text:p text:style-name="P28"><text:span text:style-name="T24"><text:s/></text:span></text:p></draw:text-box></draw:frame><draw:frame draw:style-name="gr72" draw:text-style-name="P30" svg:width="0.3453in" svg:height="0.1051in" draw:transform="rotate (0.63704517697793) translate (1.08402777777778in 1.6362478127734in)"><draw:text-box><text:p text:style-name="P28"><text:span text:style-name="T25">Signera</text:span></text:p></draw:text-box></draw:frame><draw:frame draw:style-name="gr69" draw:text-style-name="P29" svg:width="0.0335in" svg:height="0.1134in" draw:transform="rotate (0.622733477111577) translate (1.34375in 1.53416447944007in)"><draw:text-box><text:p text:style-name="P28"><text:span text:style-name="T24"><text:s/></text:span></text:p></draw:text-box></draw:frame><draw:polygon draw:style-name="gr58" draw:text-style-name="P27" svg:width="0.6957in" svg:height="0.3094in" svg:x="2.7866in" svg:y="1.7807in" svg:viewBox="0 0 1768 787" draw:points="886,787 0,787 0,0 1768,0 1768,787"><text:p/></draw:polygon><draw:frame draw:style-name="gr69" draw:text-style-name="P29" svg:width="0.0335in" svg:height="0.1134in" draw:transform="rotate (0.651880475619882) translate (1.36597222222222in 1.51819225721785in)"><draw:text-box><text:p text:style-name="P28"><text:span text:style-name="T24"><text:s/></text:span></text:p></draw:text-box></draw:frame><draw:frame draw:style-name="gr60" draw:text-style-name="P29" svg:width="0.4598in" svg:height="0.1051in" svg:x="2.9189in" svg:y="1.8374in"><draw:text-box><text:p text:style-name="P28"><text:span text:style-name="T25">Ägare 3 :s</text:span></text:p></draw:text-box></draw:frame><draw:line draw:style-name="gr63" draw:text-style-name="P27" svg:x1="2.3224in" svg:y1="0.6189in" svg:x2="3.0181in" svg:y2="0.6189in"><text:p/></draw:line><draw:polygon draw:style-name="gr65" draw:text-style-name="P27" svg:width="0.0622in" svg:height="0.0913in" svg:x="1.7488in" svg:y="0.6819in" svg:viewBox="0 0 159 233" draw:points="81,233 0,0 159,0"><text:p/></draw:polygon><draw:line draw:style-name="gr66" draw:text-style-name="P27" svg:x1="1.7815in" svg:y1="0.6189in" svg:x2="1.7815in" svg:y2="0.6992in"><text:p/></draw:line><draw:line draw:style-name="gr63" draw:text-style-name="P27" svg:x1="1.0839in" svg:y1="0.6189in" svg:x2="1.7811in" svg:y2="0.6189in"><text:p/></draw:line><draw:polygon draw:style-name="gr65" draw:text-style-name="P27" svg:width="0.0606in" svg:height="0.0913in" svg:x="0.5118in" svg:y="0.6819in" svg:viewBox="0 0 155 233" draw:points="77,233 0,0 155,0"><text:p/></draw:polygon><draw:line draw:style-name="gr66" draw:text-style-name="P27" svg:x1="0.5421in" svg:y1="0.6189in" svg:x2="0.5421in" svg:y2="0.6992in"><text:p/></draw:line><draw:line draw:style-name="gr63" draw:text-style-name="P27" svg:x1="0.0004in" svg:y1="0.6189in" svg:x2="0.5421in" svg:y2="0.6189in"><text:p/></draw:line><draw:frame draw:style-name="gr61" draw:text-style-name="P29" svg:width="0.6579in" svg:height="0.1051in" svg:x="2.8264in" svg:y="1.9425in"><draw:text-box><text:p text:style-name="P28"><text:span text:style-name="T25">Privata Nyckel</text:span></text:p></draw:text-box></draw:frame><draw:frame draw:style-name="gr71" draw:text-style-name="P29" svg:width="0.387in" svg:height="0.1134in" draw:transform="rotate (-0.409803308368269) translate (1.12916666666667in 0.895576334208224in)"><draw:text-box><text:p text:style-name="P28"><text:span text:style-name="T24">Verifiera</text:span></text:p></draw:text-box></draw:frame><draw:frame draw:style-name="gr72" draw:text-style-name="P29" svg:width="0.3453in" svg:height="0.1051in" draw:transform="rotate (0.63704517697793) translate (2.32291666666667in 1.62821522309711in)"><draw:text-box><text:p text:style-name="P28"><text:span text:style-name="T25">Signera</text:span></text:p></draw:text-box></draw:frame></draw:g></text:p>
      <text:p text:style-name="P7"/>
      <text:list xml:id="list4834485621862348927" text:style-name="L250">
        <text:list-item>
          <text:p text:style-name="P12">Problemet är givetvis att betalningsmottagaren inte kan kontrollera att en av ägarna inte dubbelbetalt. En vanlig lösning är att införa ett centralt betrodd organ eller utgivare som granskar varje transaktion för förekomst av dubbelbetalning. Efter varje transaktion måste således myntet lämnas tilllbaka till utgivaren som får <text:span text:style-name="T8">utge</text:span> ett nytt mynt, och endast mynt som kommer direkt från utgivaren kan förlitas på att inte vara dubbelbetalda. Problemet med denna lösning är att hela penningsystemets öde hänger på företaget som utger mynt och att varje transaktion måste<text:span text:style-name="T8"> passera </text:span>genom det, <text:s/>precis som genom en bank.</text:p>
        </text:list-item>
        <text:list-item>
          <text:p text:style-name="P12"><text:s text:c="5"/>Vi behöver utforma en lösning för att betalningsmottagaren med säkerhet ska veta att föregående <text:span text:style-name="T8">ägare</text:span> inte har signerat några tidigare transaktioner. För våra syften, är det den tidigaste transaktionen som räknas. Vi bryr oss inte om senare försök att dubbelbetala. Det enda sättet att säkerställa att en transaktion inte utförts är att ha kännedom om samtliga transaktioner som har ägt rum. I myntmodellen med en central utgivare, hade utgivaren kännedom om <text:span text:style-name="T8">samtliga</text:span> transaktioner och kunde avgöra vilken transaktion som anlänt först. För att åstadkomma motsvarande utan inblandning av en betrodd part måste transaktionerna offentligöras [1], och vi behöver införa ett förfarande så att deltagarna kan komma överens om transaktionshistorikens ordningsföljd. Betalningsmottagaren behöver bevis på att vid tidpunkten för varje transaktion, var majoriteten överens om att transaktionen var den första.</text:p>
        </text:list-item>
      </text:list>
      <text:h text:style-name="P23" text:outline-level="2">3. <text:s text:c="3"/>Tidserver</text:h>
      <text:p text:style-name="P6">Lösningen vi föreslår inleds med en tidserver. En tidserver fungerar genom att beräkna hashvärdet av ett block av enheter som ska tidstämplas; och offentliggör resultatet med bred publicering såsom genom en tidning ett eller Usenet inlägg [2-5]. Tidsstämpeln är bevis på att datan måste ha existerat vid tidpunkten, uppenbart nödvändigt för att inkluderas i hashberäkningen. Varje tidsstämpel inkluderar föregående tidsstämpel i dess hashberäkning, och bildar på så sätt en kedja, där varje tillkommande tidsstämpel stärker tidigare tidsstämplars giltighet.</text:p>
      <text:p text:style-name="P7"/>
      <text:p text:style-name="P7"><text:soft-page-break/><draw:g text:anchor-type="as-char" draw:z-index="10" draw:style-name="gr1"><draw:polygon draw:style-name="gr65" draw:text-style-name="P27" svg:width="0.0941in" svg:height="0.0634in" svg:x="0.4571in" svg:y="0.0488in" svg:viewBox="0 0 240 162" draw:points="240,81 0,162 0,0"><text:p/></draw:polygon><draw:line draw:style-name="gr66" draw:text-style-name="P27" svg:x1="0in" svg:y1="0.0807in" svg:x2="0.4752in" svg:y2="0.0807in"><text:p/></draw:line><draw:polygon draw:style-name="gr65" draw:text-style-name="P27" svg:width="0.0941in" svg:height="0.0634in" svg:x="1.9528in" svg:y="0.128in" svg:viewBox="0 0 240 162" draw:points="240,81 0,162 0,0"><text:p/></draw:polygon><draw:line draw:style-name="gr66" draw:text-style-name="P27" svg:x1="1.811in" svg:y1="0.1598in" svg:x2="1.9724in" svg:y2="0.1598in"><text:p/></draw:line><draw:polygon draw:style-name="gr65" draw:text-style-name="P27" svg:width="0.0941in" svg:height="0.0634in" svg:x="3.1346in" svg:y="0.0488in" svg:viewBox="0 0 240 162" draw:points="240,81 0,162 0,0"><text:p/></draw:polygon><draw:line draw:style-name="gr66" draw:text-style-name="P27" svg:x1="2.2835in" svg:y1="0.0807in" svg:x2="3.1528in" svg:y2="0.0807in"><text:p/></draw:line><draw:polygon draw:style-name="gr58" draw:text-style-name="P27" svg:width="1.2594in" svg:height="0.4803in" svg:x="0.2362in" svg:y="0.3197in" svg:viewBox="0 0 3200 1221" draw:points="1602,1221 0,1221 0,0 3200,0 3200,1221"><text:p/></draw:polygon><draw:polygon draw:style-name="gr62" draw:text-style-name="P27" svg:width="0.315in" svg:height="0.1594in" svg:x="0.3154in" svg:y="0.5598in" svg:viewBox="0 0 801 406" draw:points="399,406 0,406 0,0 801,0 801,406"><text:p/></draw:polygon><draw:polygon draw:style-name="gr63" draw:text-style-name="P27" svg:width="0.315in" svg:height="0.1594in" svg:x="0.3154in" svg:y="0.5598in" svg:viewBox="0 0 801 406" draw:points="399,406 0,406 0,0 801,0 801,406"><text:p/></draw:polygon><draw:frame draw:style-name="gr73" draw:text-style-name="P29" svg:width="0.2516in" svg:height="0.126in" svg:x="0.311in" svg:y="0.3736in"><draw:text-box><text:p text:style-name="P28"><text:span text:style-name="T26">Block</text:span></text:p></draw:text-box></draw:frame><draw:polygon draw:style-name="gr62" draw:text-style-name="P27" svg:width="0.315in" svg:height="0.1594in" svg:x="0.7083in" svg:y="0.5598in" svg:viewBox="0 0 801 406" draw:points="403,406 0,406 0,0 801,0 801,406"><text:p/></draw:polygon><draw:polygon draw:style-name="gr63" draw:text-style-name="P27" svg:width="0.315in" svg:height="0.1594in" svg:x="0.7083in" svg:y="0.5598in" svg:viewBox="0 0 801 406" draw:points="403,406 0,406 0,0 801,0 801,406"><text:p/></draw:polygon><draw:frame draw:style-name="gr74" draw:text-style-name="P29" svg:width="0.2307in" svg:height="0.126in" svg:x="0.378in" svg:y="0.5902in"><draw:text-box><text:p text:style-name="P28"><text:span text:style-name="T26">Enh.</text:span></text:p></draw:text-box></draw:frame><draw:polygon draw:style-name="gr62" draw:text-style-name="P27" svg:width="0.315in" svg:height="0.1594in" svg:x="1.1028in" svg:y="0.5598in" svg:viewBox="0 0 801 406" draw:points="399,406 0,406 0,0 801,0 801,406"><text:p/></draw:polygon><draw:polygon draw:style-name="gr63" draw:text-style-name="P27" svg:width="0.315in" svg:height="0.1594in" svg:x="1.1028in" svg:y="0.5598in" svg:viewBox="0 0 801 406" draw:points="399,406 0,406 0,0 801,0 801,406"><text:p/></draw:polygon><draw:frame draw:style-name="gr74" draw:text-style-name="P29" svg:width="0.2307in" svg:height="0.126in" svg:x="0.7709in" svg:y="0.5902in"><draw:text-box><text:p text:style-name="P28"><text:span text:style-name="T26">Enh.</text:span></text:p></draw:text-box></draw:frame><draw:polygon draw:style-name="gr58" draw:text-style-name="P27" svg:width="0.315in" svg:height="0.2398in" svg:x="2.0472in" svg:y="0.0004in" svg:viewBox="0 0 801 610" draw:points="402,610 0,610 0,0 801,0 801,610"><text:p/></draw:polygon><draw:frame draw:style-name="gr75" draw:text-style-name="P29" svg:width="0.0953in" svg:height="0.126in" svg:x="1.222in" svg:y="0.5902in"><draw:text-box><text:p text:style-name="P28"><text:span text:style-name="T26">...</text:span></text:p></draw:text-box></draw:frame><draw:polygon draw:style-name="gr58" draw:text-style-name="P27" svg:width="1.261in" svg:height="0.4803in" svg:x="1.7319in" svg:y="0.3197in" svg:viewBox="0 0 3204 1221" draw:points="1602,1221 0,1221 0,0 3204,0 3204,1221"><text:p/></draw:polygon><draw:frame draw:style-name="gr76" draw:text-style-name="P30" svg:width="0.263in" svg:height="0.2098in" svg:x="2.0917in" svg:y="0.0311in"><draw:text-box><text:p text:style-name="P28"><text:span text:style-name="T25">Hash-</text:span><text:span text:style-name="T25"><text:line-break/></text:span><text:span text:style-name="T25">värde</text:span></text:p></draw:text-box></draw:frame><draw:polygon draw:style-name="gr62" draw:text-style-name="P27" svg:width="0.315in" svg:height="0.1594in" svg:x="1.811in" svg:y="0.5598in" svg:viewBox="0 0 801 406" draw:points="403,406 0,406 0,0 801,0 801,406"><text:p/></draw:polygon><draw:polygon draw:style-name="gr63" draw:text-style-name="P27" svg:width="0.315in" svg:height="0.1594in" svg:x="1.811in" svg:y="0.5598in" svg:viewBox="0 0 801 406" draw:points="403,406 0,406 0,0 801,0 801,406"><text:p/></draw:polygon><draw:frame draw:style-name="gr73" draw:text-style-name="P29" svg:width="0.2516in" svg:height="0.126in" svg:x="1.8126in" svg:y="0.3736in"><draw:text-box><text:p text:style-name="P28"><text:span text:style-name="T26">Block</text:span></text:p></draw:text-box></draw:frame><draw:polygon draw:style-name="gr62" draw:text-style-name="P27" svg:width="0.315in" svg:height="0.1594in" svg:x="2.2055in" svg:y="0.5598in" svg:viewBox="0 0 801 406" draw:points="399,406 0,406 0,0 801,0 801,406"><text:p/></draw:polygon><draw:polygon draw:style-name="gr63" draw:text-style-name="P27" svg:width="0.315in" svg:height="0.1594in" svg:x="2.2055in" svg:y="0.5598in" svg:viewBox="0 0 801 406" draw:points="399,406 0,406 0,0 801,0 801,406"><text:p/></draw:polygon><draw:frame draw:style-name="gr74" draw:text-style-name="P29" svg:width="0.2307in" svg:height="0.126in" svg:x="1.8709in" svg:y="0.5902in"><draw:text-box><text:p text:style-name="P28"><text:span text:style-name="T26">Enh.</text:span></text:p></draw:text-box></draw:frame><draw:polygon draw:style-name="gr62" draw:text-style-name="P27" svg:width="0.315in" svg:height="0.1594in" svg:x="2.5984in" svg:y="0.5598in" svg:viewBox="0 0 801 406" draw:points="402,406 0,406 0,0 801,0 801,406"><text:p/></draw:polygon><draw:polygon draw:style-name="gr63" draw:text-style-name="P27" svg:width="0.315in" svg:height="0.1594in" svg:x="2.5984in" svg:y="0.5598in" svg:viewBox="0 0 801 406" draw:points="402,406 0,406 0,0 801,0 801,406"><text:p/></draw:polygon><draw:frame draw:style-name="gr74" draw:text-style-name="P29" svg:width="0.2307in" svg:height="0.126in" svg:x="2.2646in" svg:y="0.5902in"><draw:text-box><text:p text:style-name="P28"><text:span text:style-name="T26">Enh.</text:span></text:p></draw:text-box></draw:frame><draw:line draw:style-name="gr63" draw:text-style-name="P27" svg:x1="1.811in" svg:y1="0.3197in" svg:x2="1.811in" svg:y2="0.1598in"><text:p/></draw:line><draw:polygon draw:style-name="gr65" draw:text-style-name="P27" svg:width="0.0941in" svg:height="0.0634in" svg:x="0.4571in" svg:y="0.128in" svg:viewBox="0 0 240 162" draw:points="240,81 0,162 0,0"><text:p/></draw:polygon><draw:line draw:style-name="gr66" draw:text-style-name="P27" svg:x1="0.3154in" svg:y1="0.1598in" svg:x2="0.4752in" svg:y2="0.1598in"><text:p/></draw:line><draw:polygon draw:style-name="gr65" draw:text-style-name="P27" svg:width="0.0941in" svg:height="0.0634in" svg:x="1.9528in" svg:y="0.0488in" svg:viewBox="0 0 240 162" draw:points="240,81 0,162 0,0"><text:p/></draw:polygon><draw:line draw:style-name="gr66" draw:text-style-name="P27" svg:x1="0.8669in" svg:y1="0.0807in" svg:x2="1.9724in" svg:y2="0.0807in"><text:p/></draw:line><draw:polygon draw:style-name="gr58" draw:text-style-name="P27" svg:width="0.315in" svg:height="0.2398in" svg:x="0.5516in" svg:y="0.0004in" svg:viewBox="0 0 801 610" draw:points="398,610 0,610 0,0 801,0 801,610"><text:p/></draw:polygon><draw:frame draw:style-name="gr75" draw:text-style-name="P29" svg:width="0.0953in" svg:height="0.126in" svg:x="2.7154in" svg:y="0.5902in"><draw:text-box><text:p text:style-name="P28"><text:span text:style-name="T26">...</text:span></text:p></draw:text-box></draw:frame><draw:line draw:style-name="gr63" draw:text-style-name="P27" svg:x1="0.3154in" svg:y1="0.3197in" svg:x2="0.3154in" svg:y2="0.1598in"><text:p/></draw:line><draw:frame draw:style-name="gr76" draw:text-style-name="P30" svg:width="0.263in" svg:height="0.2098in" svg:x="0.5945in" svg:y="0.0264in"><draw:text-box><text:p text:style-name="P28"><text:span text:style-name="T25">Hash-</text:span><text:span text:style-name="T25"><text:line-break/></text:span><text:span text:style-name="T25">värde</text:span></text:p></draw:text-box></draw:frame></draw:g></text:p>
      <text:h text:style-name="P23" text:outline-level="2">4. <text:s text:c="3"/>Proof-of-Work</text:h>
      <text:p text:style-name="P6">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blockets hashvärde en insekvens av ett fixt antal nollbitar. Genomsnittsarbetet ökar exponentiellt med antalet nollor som krävs, och att arbetet verkligen utförts kan verifieras genom en enda hashberäkning. <text:s text:c="79"/></text:p>
      <text:p text:style-name="P3">För vårt tidsstämpelnätverk utför vi proof-of-work genom att stegvist öka nonce-värdet i blocket tills ett värde hittas som ger blockets hashvärde erforderligt antal nollbitar. När väl <text:s/>CPU-insatsen<text:span text:style-name="T9"> </text:span><text:span text:style-name="T8">för</text:span><text:span text:style-name="T9"> </text:span>att uppfylla proof-of-work investerats, kan inte blocket ändras utan att arbetet görs om igen. Då tillkommande block länkas efter det, kommer arbetet att ändra ett block även innefatta att göra om <text:s/>arbetet för samtliga block efter det.</text:p>
      <text:p text:style-name="P3"/>
      <text:p text:style-name="P4"><draw:g text:anchor-type="as-char" draw:z-index="0" draw:style-name="gr1"><draw:polygon draw:style-name="gr2" svg:width="1.3594in" svg:height="0.7205in" svg:x="0.3189in" svg:y="0in" svg:viewBox="0 0 3454 1831" draw:points="1729,1831 0,1831 0,0 3454,0 3454,1831"><text:p/></draw:polygon><draw:polygon draw:style-name="gr3" svg:width="0.6398in" svg:height="0.1591in" svg:x="0.478in" svg:y="0.2406in" svg:viewBox="0 0 1626 405" draw:points="815,405 0,405 0,0 1626,0 1626,405"><text:p/></draw:polygon><draw:polygon draw:style-name="gr4" svg:width="0.6398in" svg:height="0.1591in" svg:x="0.478in" svg:y="0.2406in" svg:viewBox="0 0 1626 405" draw:points="815,405 0,405 0,0 1626,0 1626,405"><text:p/></draw:polygon><draw:frame draw:style-name="gr5" draw:text-style-name="P25" svg:width="0.2461in" svg:height="0.1161in" svg:x="0.4in" svg:y="0.0583in"><draw:text-box><text:p text:style-name="P24"><text:span text:style-name="T11">Block</text:span></text:p></draw:text-box></draw:frame><draw:polygon draw:style-name="gr3" svg:width="0.3996in" svg:height="0.1591in" svg:x="1.2in" svg:y="0.2406in" svg:viewBox="0 0 1016 405" draw:points="508,405 0,405 0,0 1016,0 1016,405"><text:p/></draw:polygon><draw:polygon draw:style-name="gr4" svg:width="0.3996in" svg:height="0.1591in" svg:x="1.2in" svg:y="0.2406in" svg:viewBox="0 0 1016 405" draw:points="508,405 0,405 0,0 1016,0 1016,405"><text:p/></draw:polygon><draw:frame draw:style-name="gr6" draw:text-style-name="P26" svg:width="0.5622in" svg:height="0.1051in" svg:x="0.5665in" svg:y="0.2756in"><draw:text-box><text:p text:style-name="P24"><text:span text:style-name="T12">Föreg. Hashv.</text:span></text:p></draw:text-box></draw:frame><draw:polygon draw:style-name="gr3" svg:width="0.3205in" svg:height="0.1594in" svg:x="0.478in" svg:y="0.4811in" svg:viewBox="0 0 815 406" draw:points="409,406 0,406 0,0 815,0 815,406"><text:p/></draw:polygon><draw:polygon draw:style-name="gr4" svg:width="0.3205in" svg:height="0.1594in" svg:x="0.478in" svg:y="0.4811in" svg:viewBox="0 0 815 406" draw:points="409,406 0,406 0,0 815,0 815,406"><text:p/></draw:polygon><draw:frame draw:style-name="gr7" draw:text-style-name="P25" svg:width="0.2913in" svg:height="0.1161in" svg:x="1.2583in" svg:y="0.2756in"><draw:text-box><text:p text:style-name="P24"><text:span text:style-name="T11">Nonce</text:span></text:p></draw:text-box></draw:frame><draw:polygon draw:style-name="gr3" svg:width="0.3205in" svg:height="0.1594in" svg:x="0.878in" svg:y="0.4811in" svg:viewBox="0 0 815 406" draw:points="409,406 0,406 0,0 815,0 815,406"><text:p/></draw:polygon><draw:polygon draw:style-name="gr4" svg:width="0.3205in" svg:height="0.1594in" svg:x="0.878in" svg:y="0.4811in" svg:viewBox="0 0 815 406" draw:points="409,406 0,406 0,0 815,0 815,406"><text:p/></draw:polygon><draw:frame draw:style-name="gr8" draw:text-style-name="P25" svg:width="0.113in" svg:height="0.1161in" svg:x="0.5835in" svg:y="0.5165in"><draw:text-box><text:p text:style-name="P24"><text:span text:style-name="T11">Tx</text:span></text:p></draw:text-box></draw:frame><draw:polygon draw:style-name="gr3" svg:width="0.3205in" svg:height="0.1594in" svg:x="1.278in" svg:y="0.4811in" svg:viewBox="0 0 815 406" draw:points="406,406 0,406 0,0 815,0 815,406"><text:p/></draw:polygon><draw:polygon draw:style-name="gr4" svg:width="0.3205in" svg:height="0.1594in" svg:x="1.278in" svg:y="0.4811in" svg:viewBox="0 0 815 406" draw:points="406,406 0,406 0,0 815,0 815,406"><text:p/></draw:polygon><draw:frame draw:style-name="gr8" draw:text-style-name="P25" svg:width="0.113in" svg:height="0.1161in" svg:x="0.9835in" svg:y="0.5165in"><draw:text-box><text:p text:style-name="P24"><text:span text:style-name="T11">Tx</text:span></text:p></draw:text-box></draw:frame><draw:polygon draw:style-name="gr9" svg:width="0.0941in" svg:height="0.0634in" svg:x="0.3839in" svg:y="0.2902in" svg:viewBox="0 0 240 162" draw:points="240,81 0,162 0,0"><text:p/></draw:polygon><draw:line draw:style-name="gr10" svg:x1="0in" svg:y1="0.322in" svg:x2="0.4028in" svg:y2="0.322in"><text:p/></draw:line><draw:polygon draw:style-name="gr2" svg:width="1.3594in" svg:height="0.7205in" svg:x="1.9189in" svg:y="0in" svg:viewBox="0 0 3454 1831" draw:points="1725,1831 0,1831 0,0 3454,0 3454,1831"><text:p/></draw:polygon><draw:frame draw:style-name="gr11" draw:text-style-name="P25" svg:width="0.085in" svg:height="0.1161in" svg:x="1.4in" svg:y="0.5165in"><draw:text-box><text:p text:style-name="P24"><text:span text:style-name="T11">...</text:span></text:p></draw:text-box></draw:frame><draw:polygon draw:style-name="gr3" svg:width="0.6398in" svg:height="0.1591in" svg:x="2.078in" svg:y="0.2406in" svg:viewBox="0 0 1626 405" draw:points="811,405 0,405 0,0 1626,0 1626,405"><text:p/></draw:polygon><draw:polygon draw:style-name="gr4" svg:width="0.6398in" svg:height="0.1591in" svg:x="2.078in" svg:y="0.2406in" svg:viewBox="0 0 1626 405" draw:points="811,405 0,405 0,0 1626,0 1626,405"><text:p/></draw:polygon><draw:frame draw:style-name="gr5" draw:text-style-name="P25" svg:width="0.2461in" svg:height="0.1161in" svg:x="2in" svg:y="0.0583in"><draw:text-box><text:p text:style-name="P24"><text:span text:style-name="T11">Block</text:span></text:p></draw:text-box></draw:frame><draw:polygon draw:style-name="gr3" svg:width="0.3996in" svg:height="0.1591in" svg:x="2.798in" svg:y="0.2406in" svg:viewBox="0 0 1016 405" draw:points="508,405 0,405 0,0 1016,0 1016,405"><text:p/></draw:polygon><draw:polygon draw:style-name="gr4" svg:width="0.3996in" svg:height="0.1591in" svg:x="2.798in" svg:y="0.2406in" svg:viewBox="0 0 1016 405" draw:points="508,405 0,405 0,0 1016,0 1016,405"><text:p/></draw:polygon><draw:frame draw:style-name="gr6" draw:text-style-name="P26" svg:width="0.5622in" svg:height="0.1051in" svg:x="2.1654in" svg:y="0.2756in"><draw:text-box><text:p text:style-name="P24"><text:span text:style-name="T12">Föreg. Hashv.</text:span></text:p></draw:text-box></draw:frame><draw:polygon draw:style-name="gr3" svg:width="0.3189in" svg:height="0.1594in" svg:x="2.078in" svg:y="0.4811in" svg:viewBox="0 0 811 406" draw:points="406,406 0,406 0,0 811,0 811,406"><text:p/></draw:polygon><draw:polygon draw:style-name="gr4" svg:width="0.3189in" svg:height="0.1594in" svg:x="2.078in" svg:y="0.4811in" svg:viewBox="0 0 811 406" draw:points="406,406 0,406 0,0 811,0 811,406"><text:p/></draw:polygon><draw:frame draw:style-name="gr7" draw:text-style-name="P25" svg:width="0.2913in" svg:height="0.1161in" svg:x="2.8571in" svg:y="0.2756in"><draw:text-box><text:p text:style-name="P24"><text:span text:style-name="T11">Nonce</text:span></text:p></draw:text-box></draw:frame><draw:polygon draw:style-name="gr3" svg:width="0.3189in" svg:height="0.1594in" svg:x="2.478in" svg:y="0.4811in" svg:viewBox="0 0 811 406" draw:points="406,406 0,406 0,0 811,0 811,406"><text:p/></draw:polygon><draw:polygon draw:style-name="gr4" svg:width="0.3189in" svg:height="0.1594in" svg:x="2.478in" svg:y="0.4811in" svg:viewBox="0 0 811 406" draw:points="406,406 0,406 0,0 811,0 811,406"><text:p/></draw:polygon><draw:frame draw:style-name="gr8" draw:text-style-name="P25" svg:width="0.113in" svg:height="0.1161in" svg:x="2.1819in" svg:y="0.5165in"><draw:text-box><text:p text:style-name="P24"><text:span text:style-name="T11">Tx</text:span></text:p></draw:text-box></draw:frame><draw:polygon draw:style-name="gr3" svg:width="0.3189in" svg:height="0.1594in" svg:x="2.878in" svg:y="0.4811in" svg:viewBox="0 0 811 406" draw:points="406,406 0,406 0,0 811,0 811,406"><text:p/></draw:polygon><draw:polygon draw:style-name="gr4" svg:width="0.3189in" svg:height="0.1594in" svg:x="2.878in" svg:y="0.4811in" svg:viewBox="0 0 811 406" draw:points="406,406 0,406 0,0 811,0 811,406"><text:p/></draw:polygon><draw:frame draw:style-name="gr8" draw:text-style-name="P25" svg:width="0.113in" svg:height="0.1161in" svg:x="2.5819in" svg:y="0.5165in"><draw:text-box><text:p text:style-name="P24"><text:span text:style-name="T11">Tx</text:span></text:p></draw:text-box></draw:frame><draw:polygon draw:style-name="gr9" svg:width="0.0957in" svg:height="0.0634in" svg:x="1.9831in" svg:y="0.2902in" svg:viewBox="0 0 244 162" draw:points="244,81 0,162 0,0"><text:p/></draw:polygon><draw:line draw:style-name="gr10" svg:x1="1.678in" svg:y1="0.322in" svg:x2="2.0016in" svg:y2="0.322in"><text:p/></draw:line><draw:frame draw:style-name="gr11" draw:text-style-name="P25" svg:width="0.085in" svg:height="0.1161in" svg:x="2.998in" svg:y="0.5165in"><draw:text-box><text:p text:style-name="P24"><text:span text:style-name="T11">...</text:span></text:p></draw:text-box></draw:frame></draw:g></text:p>
      <text:p text:style-name="P3"/>
      <text:p text:style-name="P3">Proof-of-work löser också problemet med att välja principen för representation av majoritetsbeslut. Om majoriteten bestäms enligt principen en IP-adress - en röst skulle den kunna <text:span text:style-name="T8">överröstas </text:span>av någon som lyckas samla ihop många IP-adresser. Proof-of-work bygger huvudsakligen på principen en CPU - en röst. Majoritetsbeslutet är således representerad av den längsta blockkedjan som den <text:span text:style-name="T8">största insatsen för </text:span>proof-of-work investerats i. Om en majoritet av CPU-kraften är styrd av tillförlitliga noder, kommer den tillförlitliga kedjan att växa snabbast och utkonkurrera varje annan konkurrerande kedja. För att modifiera ett <text:span text:style-name="T8">avslutat</text:span> block, skulle en angripare bli <text:span text:style-name="T8">tvungen</text:span> att göra om proof-of-work för blocket och för alla block efter det och därutöver komma ikapp samt överträffa de tillförlitliga noderna. Vi kommer senare att visa att sannolikheten att en långsammare angripare kommer ikapp avtar<text:span text:style-name="T9"> </text:span>exponentiellt med antalet block som tilläggs.</text:p>
      <text:p text:style-name="P3">För att kompensera för utvecklingen av allt snabbare hårdvara och för att intresset för drift av noder varierar över tid, regleras svårighetsgraden av proof-of-work av ett rörligt medelvärde som siktar på ett konstant antal nyskapade block per timme. Om block genereras för snabbt, ökar svårighetsgraden.</text:p>
      <text:h text:style-name="P23" text:outline-level="2">5. <text:s text:c="3"/>Nätverk</text:h>
      <text:p text:style-name="P6">Stegen vid körning av <text:span text:style-name="T8">nätverket</text:span><text:span text:style-name="T9"> </text:span>är som följer:</text:p>
      <text:p text:style-name="P6"/>
      <text:list xml:id="list8865023366094334362" text:style-name="Numbering_20_1">
        <text:list-item>
          <text:p text:style-name="P14">Nya transaktioner sänds ut till alla noder.</text:p>
        </text:list-item>
        <text:list-item>
          <text:p text:style-name="P14">Varje nod samlar ihop nya transaktioner i ett block.</text:p>
        </text:list-item>
        <text:list-item>
          <text:p text:style-name="P14">Varje nod arbetar på en svårlöslig proof-of-work uppgift för sitt block.</text:p>
        </text:list-item>
        <text:list-item>
          <text:p text:style-name="P14">När en nod lyckas hitta ett proof-of-work, utsänder den <text:s/>blocket till alla noder.</text:p>
        </text:list-item>
        <text:list-item>
          <text:p text:style-name="P14">Noder godkänner blocket endast om alla transaktioner i det är giltiga och inte redan <text:s/>har utförts.</text:p>
        </text:list-item>
        <text:list-item>
          <text:p text:style-name="P14"><text:soft-page-break/>Noder uttrycker sitt godkännande av blocket genom att arbeta på att skapa nästa block i kedjan och använder det godkända blockets hashvärde som föregående hashvärde.</text:p>
        </text:list-item>
      </text:list>
      <text:p text:style-name="P3"/>
      <text:p text:style-name="P3">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3">Sändningar av nya transaktioner behöver inte nödvändigtvis nå alla noder. Så länge de når många noder, kommer de att inkluderas i ett block inom kort. Block-utsändningar är också toleranta mot förlorade meddelanden. Om inte en nod mottagit ett utsänt block, kommer noden att begära det när den mottar nästa block och inser att den missat ett.</text:p>
      <text:h text:style-name="P23" text:outline-level="2">6. <text:s text:c="3"/>Incitament</text:h>
      <text:p text:style-name="P6">Enligt seden är den första transaktionen i ett block en speciell transaktion som skapar ett mynt ägd av skaparen av blocket. Härigenom stärks incitamentet för noder att stödja nätverket och en väg skapas för att sätta nya mynt i cirkulation eftersom det inte finns någon central utgivare av mynt. Den stadiga tillförseln av ett konstant antal nya mynt är analogt med guldbrytares förbrukning av resurser för att sätta guld i omlopp. I vårt fall är det CPU-tid och el som är resurserna som förbrukas.</text:p>
      <text:p text:style-name="P3">Incitamentet kan också finansieras av transaktionsavgifter. Om utdatavärdet av en transaktion är lägre än dess indatavärdet, utgör mellanskillnaden en transaktionsavgift som läggs till incitamentet för blocket. När ett förutbestämt antal mynt har trätt i cirkulation, kan incitamentet övergå till att bestå helt av transaktionsavgifter och vara helt inflationsfri. </text:p>
      <text:p text:style-name="P3">Incitamentet kan bidra till att uppmuntra noder att förbli hederliga. Om en girig angripare <text:s/>lyckas samla ihop mer CPU-kraft än samtliga tillförlitliga noder tillsammans, blir han tvungen att välja mellan att använda CPU-kraften för att lura människor genom att stjäla tillbaka betalningar <text:s/>han har gjort till dem, eller använda kraft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23" text:outline-level="2">7. <text:s text:c="3"/>Återvinning av diskutrymme</text:h>
      <text:p text:style-name="P6">När väl den senaste transaktionen med ett mynt är begravd under tillräckligt många block, kan <text:s/>transaktioner som utförts tidigare,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6"/>
      <text:p text:style-name="P3">Ett blockhuvud utan transaktioner tar upp ca. 80 bytes av minnet. Om vi antar att block genereras var tionde minut, krävs 80 bytes * 6 * 24 * 365 = 4.2MB av lagringsutrymme per år. Då datorsystem <text:s/>vanligtvis säljs med 2 GB RAM i 2008, och Moores lag förutspår att nuvarande tillväxt är 1,2 GB per år, bör lagring inte vara ett problem även om blockhuvudena måste lagras I internminnet. </text:p>
      <text:p text:style-name="P3"/>
      <text:p text:style-name="P4"><text:soft-page-break/><draw:g text:anchor-type="as-char" draw:z-index="13" draw:style-name="gr1"><draw:polygon draw:style-name="gr58" draw:text-style-name="P27" svg:width="1.8996in" svg:height="2.0606in" svg:x="2.2213in" svg:y="0.0004in" svg:viewBox="0 0 4826 5235" draw:points="2413,5235 0,5235 0,0 4826,0 4826,5235"><text:p/></draw:polygon><draw:polygon draw:style-name="gr58" draw:text-style-name="P27" svg:width="1.9134in" svg:height="2.0606in" svg:x="0.0004in" svg:y="0.0004in" svg:viewBox="0 0 4861 5235" draw:points="2430,5235 0,5235 0,0 4861,0 4861,5235"><text:p/></draw:polygon><draw:frame draw:style-name="gr99" draw:text-style-name="P29" svg:width="0.2362in" svg:height="0.1114in" svg:x="2.2972in" svg:y="0.0465in"><draw:text-box><text:p text:style-name="P28"><text:span text:style-name="T30">Block</text:span></text:p></draw:text-box></draw:frame><draw:polygon draw:style-name="gr58" draw:text-style-name="P27" svg:width="1.3776in" svg:height="0.687in" svg:x="0.3835in" svg:y="0.0768in" svg:viewBox="0 0 3500 1746" draw:points="1750,1746 0,1746 0,0 3500,0 3500,1746"><text:p/></draw:polygon><draw:frame draw:style-name="gr99" draw:text-style-name="P29" svg:width="0.2362in" svg:height="0.1114in" svg:x="0.0717in" svg:y="0.0465in"><draw:text-box><text:p text:style-name="P28"><text:span text:style-name="T30">Block</text:span></text:p></draw:text-box></draw:frame><draw:polygon draw:style-name="gr62" draw:text-style-name="P27" svg:width="0.6118in" svg:height="0.1524in" svg:x="0.5366in" svg:y="0.3055in" svg:viewBox="0 0 1555 388" draw:points="776,388 0,388 0,0 1555,0 1555,388"><text:p/></draw:polygon><draw:polygon draw:style-name="gr63" draw:text-style-name="P27" svg:width="0.6118in" svg:height="0.1524in" svg:x="0.5366in" svg:y="0.3055in" svg:viewBox="0 0 1555 388" draw:points="776,388 0,388 0,0 1555,0 1555,388"><text:p/></draw:polygon><draw:frame draw:style-name="gr100" draw:text-style-name="P30" svg:width="1.4921in" svg:height="0.1051in" svg:x="0.3835in" svg:y="0.1256in"><draw:text-box><text:p text:style-name="P28"><text:span text:style-name="T25"><text:s/></text:span><text:span text:style-name="T25">Blockhuvud (Blockets Hashvärde)</text:span></text:p></draw:text-box></draw:frame><draw:polygon draw:style-name="gr62" draw:text-style-name="P27" svg:width="0.4594in" svg:height="0.1524in" svg:x="1.2252in" svg:y="0.3055in" svg:viewBox="0 0 1168 388" draw:points="582,388 0,388 0,0 1168,0 1168,388"><text:p/></draw:polygon><draw:polygon draw:style-name="gr63" draw:text-style-name="P27" svg:width="0.4594in" svg:height="0.1524in" svg:x="1.2252in" svg:y="0.3055in" svg:viewBox="0 0 1168 388" draw:points="582,388 0,388 0,0 1168,0 1168,388"><text:p/></draw:polygon><draw:frame draw:style-name="gr101" draw:text-style-name="P31" svg:width="0.6161in" svg:height="0.1079in" svg:x="0.5362in" svg:y="0.3516in"><draw:text-box><text:p text:style-name="P28"><text:span text:style-name="T28">Föreg. Hashv.</text:span></text:p></draw:text-box></draw:frame><draw:polygon draw:style-name="gr62" draw:text-style-name="P27" svg:width="0.4583in" svg:height="0.1524in" svg:x="0.3071in" svg:y="0.9937in" svg:viewBox="0 0 1165 388" draw:points="583,388 0,388 0,0 1165,0 1165,388"><text:p/></draw:polygon><draw:polygon draw:style-name="gr78" draw:text-style-name="P27" svg:width="0.4583in" svg:height="0.1524in" svg:x="0.3071in" svg:y="0.9937in" svg:viewBox="0 0 1165 388" draw:points="583,388 0,388 0,0 1165,0 1165,388"><text:p/></draw:polygon><draw:frame draw:style-name="gr102" draw:text-style-name="P29" svg:width="0.2787in" svg:height="0.1114in" svg:x="1.3161in" svg:y="0.3335in"><draw:text-box><text:p text:style-name="P28"><text:span text:style-name="T30">Nonce</text:span></text:p></draw:text-box></draw:frame><draw:polygon draw:style-name="gr80" draw:text-style-name="P27" svg:width="0.3067in" svg:height="0.1524in" svg:x="0.1531in" svg:y="1.4504in" svg:viewBox="0 0 780 388" draw:points="391,388 0,388 0,0 780,0 780,388"><text:p/></draw:polygon><draw:polygon draw:style-name="gr78" draw:text-style-name="P27" svg:width="0.3067in" svg:height="0.1524in" svg:x="0.1531in" svg:y="1.4504in" svg:viewBox="0 0 780 388" draw:points="391,388 0,388 0,0 780,0 780,388"><text:p/></draw:polygon><draw:frame draw:style-name="gr103" draw:text-style-name="P30" svg:width="0.335in" svg:height="0.1051in" svg:x="0.3661in" svg:y="1.0252in"><draw:text-box><text:p text:style-name="P28"><text:span text:style-name="T25">Hash01</text:span></text:p></draw:text-box></draw:frame><draw:polygon draw:style-name="gr80" draw:text-style-name="P27" svg:width="0.3063in" svg:height="0.1524in" svg:x="0.613in" svg:y="1.4504in" svg:viewBox="0 0 779 388" draw:points="388,388 0,388 0,0 779,0 779,388"><text:p/></draw:polygon><draw:polygon draw:style-name="gr78" draw:text-style-name="P27" svg:width="0.3063in" svg:height="0.1524in" svg:x="0.613in" svg:y="1.4504in" svg:viewBox="0 0 779 388" draw:points="388,388 0,388 0,0 779,0 779,388"><text:p/></draw:polygon><draw:frame draw:style-name="gr104" draw:text-style-name="P29" svg:width="0.2835in" svg:height="0.1114in" svg:x="0.1681in" svg:y="1.478in"><draw:text-box><text:p text:style-name="P28"><text:span text:style-name="T30">Hash0</text:span></text:p></draw:text-box></draw:frame><draw:polygon draw:style-name="gr80" draw:text-style-name="P27" svg:width="0.3051in" svg:height="0.1524in" svg:x="1.0724in" svg:y="1.4504in" svg:viewBox="0 0 776 388" draw:points="388,388 0,388 0,0 776,0 776,388"><text:p/></draw:polygon><draw:polygon draw:style-name="gr78" draw:text-style-name="P27" svg:width="0.3051in" svg:height="0.1524in" svg:x="1.0724in" svg:y="1.4504in" svg:viewBox="0 0 776 388" draw:points="388,388 0,388 0,0 776,0 776,388"><text:p/></draw:polygon><draw:frame draw:style-name="gr104" draw:text-style-name="P29" svg:width="0.2835in" svg:height="0.1114in" svg:x="0.6299in" svg:y="1.478in"><draw:text-box><text:p text:style-name="P28"><text:span text:style-name="T30">Hash1</text:span></text:p></draw:text-box></draw:frame><draw:polygon draw:style-name="gr80" draw:text-style-name="P27" svg:width="0.3051in" svg:height="0.1524in" svg:x="1.5319in" svg:y="1.4504in" svg:viewBox="0 0 776 388" draw:points="388,388 0,388 0,0 776,0 776,388"><text:p/></draw:polygon><draw:polygon draw:style-name="gr78" draw:text-style-name="P27" svg:width="0.3051in" svg:height="0.1524in" svg:x="1.5319in" svg:y="1.4504in" svg:viewBox="0 0 776 388" draw:points="388,388 0,388 0,0 776,0 776,388"><text:p/></draw:polygon><draw:frame draw:style-name="gr104" draw:text-style-name="P29" svg:width="0.2835in" svg:height="0.1114in" svg:x="1.0839in" svg:y="1.478in"><draw:text-box><text:p text:style-name="P28"><text:span text:style-name="T30">Hash2</text:span></text:p></draw:text-box></draw:frame><draw:polygon draw:style-name="gr80" draw:text-style-name="P27" svg:width="0.4594in" svg:height="0.1524in" svg:x="1.2252in" svg:y="0.9937in" svg:viewBox="0 0 1168 388" draw:points="582,388 0,388 0,0 1168,0 1168,388"><text:p/></draw:polygon><draw:polygon draw:style-name="gr78" draw:text-style-name="P27" svg:width="0.4594in" svg:height="0.1524in" svg:x="1.2252in" svg:y="0.9937in" svg:viewBox="0 0 1168 388" draw:points="582,388 0,388 0,0 1168,0 1168,388"><text:p/></draw:polygon><draw:frame draw:style-name="gr104" draw:text-style-name="P29" svg:width="0.2835in" svg:height="0.1114in" svg:x="1.5472in" svg:y="1.478in"><draw:text-box><text:p text:style-name="P28"><text:span text:style-name="T30">Hash3</text:span></text:p></draw:text-box></draw:frame><draw:polygon draw:style-name="gr81" draw:text-style-name="P27" svg:width="0.0677in" svg:height="0.0941in" svg:x="0.3921in" svg:y="1.1465in" svg:viewBox="0 0 173 240" draw:points="173,0 137,240 0,173"><text:p/></draw:polygon><draw:line draw:style-name="gr66" draw:text-style-name="P27" svg:x1="0.3071in" svg:y1="1.45in" svg:x2="0.4268in" svg:y2="1.211in"><text:p/></draw:line><draw:polygon draw:style-name="gr65" draw:text-style-name="P27" svg:width="0.0673in" svg:height="0.0941in" svg:x="0.613in" svg:y="1.1465in" svg:viewBox="0 0 172 240" draw:points="0,0 172,173 35,240"><text:p/></draw:polygon><draw:line draw:style-name="gr66" draw:text-style-name="P27" svg:x1="0.7657in" svg:y1="1.45in" svg:x2="0.6461in" svg:y2="1.211in"><text:p/></draw:line><draw:polygon draw:style-name="gr65" draw:text-style-name="P27" svg:width="0.0673in" svg:height="0.0941in" svg:x="1.3102in" svg:y="1.1465in" svg:viewBox="0 0 172 240" draw:points="172,0 141,240 0,173"><text:p/></draw:polygon><draw:line draw:style-name="gr66" draw:text-style-name="P27" svg:x1="1.2252in" svg:y1="1.45in" svg:x2="1.3461in" svg:y2="1.211in"><text:p/></draw:line><draw:polygon draw:style-name="gr105" draw:text-style-name="P27" svg:width="0.0677in" svg:height="0.0941in" svg:x="1.5319in" svg:y="1.1465in" svg:viewBox="0 0 173 240" draw:points="0,0 173,173 32,240"><text:p/></draw:polygon><draw:polygon draw:style-name="gr66" draw:text-style-name="P27" svg:width="0.0677in" svg:height="0.0941in" svg:x="1.5319in" svg:y="1.1465in" svg:viewBox="0 0 173 240" draw:points="0,0 173,173 32,240"><text:p/></draw:polygon><draw:line draw:style-name="gr66" draw:text-style-name="P27" svg:x1="1.685in" svg:y1="1.45in" svg:x2="1.5642in" svg:y2="1.211in"><text:p/></draw:line><draw:polygon draw:style-name="gr62" draw:text-style-name="P27" svg:width="0.6118in" svg:height="0.1524in" svg:x="0.6894in" svg:y="0.5346in" svg:viewBox="0 0 1555 388" draw:points="779,388 0,388 0,0 1555,0 1555,388"><text:p/></draw:polygon><draw:polygon draw:style-name="gr63" draw:text-style-name="P27" svg:width="0.6118in" svg:height="0.1524in" svg:x="0.6894in" svg:y="0.5346in" svg:viewBox="0 0 1555 388" draw:points="779,388 0,388 0,0 1555,0 1555,388"><text:p/></draw:polygon><draw:frame draw:style-name="gr103" draw:text-style-name="P30" svg:width="0.335in" svg:height="0.1051in" svg:x="1.2917in" svg:y="1.0252in"><draw:text-box><text:p text:style-name="P28"><text:span text:style-name="T25">Hash23</text:span></text:p></draw:text-box></draw:frame><draw:polygon draw:style-name="gr65" draw:text-style-name="P27" svg:width="0.0787in" svg:height="0.0913in" svg:x="0.763in" svg:y="0.6874in" svg:viewBox="0 0 201 233" draw:points="201,0 127,233 0,138"><text:p/></draw:polygon><draw:line draw:style-name="gr66" draw:text-style-name="P27" svg:x1="0.613in" svg:y1="0.9937in" svg:x2="0.7988in" svg:y2="0.7465in"><text:p/></draw:line><draw:polygon draw:style-name="gr65" draw:text-style-name="P27" svg:width="0.0787in" svg:height="0.0913in" svg:x="1.1488in" svg:y="0.6874in" svg:viewBox="0 0 201 233" draw:points="0,0 201,138 78,233"><text:p/></draw:polygon><draw:line draw:style-name="gr66" draw:text-style-name="P27" svg:x1="1.378in" svg:y1="0.9937in" svg:x2="1.1933in" svg:y2="0.7465in"><text:p/></draw:line><draw:polygon draw:style-name="gr62" draw:text-style-name="P27" svg:width="0.4591in" svg:height="0.1524in" svg:x="2.513in" svg:y="0.9937in" svg:viewBox="0 0 1167 388" draw:points="585,388 0,388 0,0 1167,0 1167,388"><text:p/></draw:polygon><draw:polygon draw:style-name="gr63" draw:text-style-name="P27" svg:width="0.4591in" svg:height="0.1524in" svg:x="2.513in" svg:y="0.9937in" svg:viewBox="0 0 1167 388" draw:points="585,388 0,388 0,0 1167,0 1167,388"><text:p/></draw:polygon><draw:frame draw:style-name="gr106" draw:text-style-name="P32" svg:width="0.6689in" svg:height="0.1051in" svg:x="0.689in" svg:y="0.5846in"><draw:text-box><text:p text:style-name="P28"><text:span text:style-name="T31"><text:s/></text:span><text:span text:style-name="T31">Rotens Hashv.</text:span></text:p></draw:text-box></draw:frame><draw:polygon draw:style-name="gr62" draw:text-style-name="P27" svg:width="0.3051in" svg:height="0.1524in" svg:x="3.2933in" svg:y="1.4504in" svg:viewBox="0 0 776 388" draw:points="388,388 0,388 0,0 776,0 776,388"><text:p/></draw:polygon><draw:polygon draw:style-name="gr63" draw:text-style-name="P27" svg:width="0.3051in" svg:height="0.1524in" svg:x="3.2933in" svg:y="1.4504in" svg:viewBox="0 0 776 388" draw:points="388,388 0,388 0,0 776,0 776,388"><text:p/></draw:polygon><draw:frame draw:style-name="gr107" draw:text-style-name="P29" svg:width="0.335in" svg:height="0.1114in" svg:x="2.5772in" svg:y="1.0252in"><draw:text-box><text:p text:style-name="P28"><text:span text:style-name="T30">Hash01</text:span></text:p></draw:text-box></draw:frame><draw:polygon draw:style-name="gr62" draw:text-style-name="P27" svg:width="0.3067in" svg:height="0.1524in" svg:x="3.7516in" svg:y="1.8319in" svg:viewBox="0 0 780 388" draw:points="392,388 0,388 0,0 780,0 780,388"><text:p/></draw:polygon><draw:polygon draw:style-name="gr63" draw:text-style-name="P27" svg:width="0.3067in" svg:height="0.1524in" svg:x="3.7516in" svg:y="1.8319in" svg:viewBox="0 0 780 388" draw:points="392,388 0,388 0,0 780,0 780,388"><text:p/></draw:polygon><draw:frame draw:style-name="gr104" draw:text-style-name="P29" svg:width="0.2835in" svg:height="0.1114in" svg:x="3.3098in" svg:y="1.478in"><draw:text-box><text:p text:style-name="P28"><text:span text:style-name="T30">Hash2</text:span></text:p></draw:text-box></draw:frame><draw:polygon draw:style-name="gr62" draw:text-style-name="P27" svg:width="0.4594in" svg:height="0.1524in" svg:x="3.4319in" svg:y="0.9937in" svg:viewBox="0 0 1168 388" draw:points="582,388 0,388 0,0 1168,0 1168,388"><text:p/></draw:polygon><draw:polygon draw:style-name="gr78" draw:text-style-name="P27" svg:width="0.4594in" svg:height="0.1524in" svg:x="3.4319in" svg:y="0.9937in" svg:viewBox="0 0 1168 388" draw:points="582,388 0,388 0,0 1168,0 1168,388"><text:p/></draw:polygon><draw:frame draw:style-name="gr108" draw:text-style-name="P29" svg:width="0.1614in" svg:height="0.1114in" svg:x="3.8272in" svg:y="1.8598in"><draw:text-box><text:p text:style-name="P28"><text:span text:style-name="T30">Tx3</text:span></text:p></draw:text-box></draw:frame><draw:polygon draw:style-name="gr81" draw:text-style-name="P27" svg:width="0.0677in" svg:height="0.0941in" svg:x="3.5169in" svg:y="1.1465in" svg:viewBox="0 0 173 240" draw:points="173,0 138,240 0,173"><text:p/></draw:polygon><draw:line draw:style-name="gr66" draw:text-style-name="P27" svg:x1="3.4319in" svg:y1="1.45in" svg:x2="3.5512in" svg:y2="1.211in"><text:p/></draw:line><draw:polygon draw:style-name="gr65" draw:text-style-name="P27" svg:width="0.0689in" svg:height="0.0941in" svg:x="3.7374in" svg:y="1.1465in" svg:viewBox="0 0 176 240" draw:points="0,0 176,173 35,240"><text:p/></draw:polygon><draw:line draw:style-name="gr66" draw:text-style-name="P27" svg:x1="3.8921in" svg:y1="1.45in" svg:x2="3.7713in" svg:y2="1.211in"><text:p/></draw:line><draw:polygon draw:style-name="gr58" draw:text-style-name="P27" svg:width="1.3787in" svg:height="0.687in" svg:x="2.6031in" svg:y="0.0768in" svg:viewBox="0 0 3503 1746" draw:points="1753,1746 0,1746 0,0 3503,0 3503,1746"><text:p/></draw:polygon><draw:frame draw:style-name="gr107" draw:text-style-name="P29" svg:width="0.335in" svg:height="0.1114in" svg:x="3.4925in" svg:y="1.0252in"><draw:text-box><text:p text:style-name="P28"><text:span text:style-name="T30">Hash23</text:span></text:p></draw:text-box></draw:frame><draw:polygon draw:style-name="gr62" draw:text-style-name="P27" svg:width="0.6118in" svg:height="0.1524in" svg:x="2.9102in" svg:y="0.5346in" svg:viewBox="0 0 1555 388" draw:points="776,388 0,388 0,0 1555,0 1555,388"><text:p/></draw:polygon><draw:polygon draw:style-name="gr63" draw:text-style-name="P27" svg:width="0.6118in" svg:height="0.1524in" svg:x="2.9102in" svg:y="0.5346in" svg:viewBox="0 0 1555 388" draw:points="776,388 0,388 0,0 1555,0 1555,388"><text:p/></draw:polygon><draw:frame draw:style-name="gr109" draw:text-style-name="P30" svg:width="1.4398in" svg:height="0.1051in" svg:x="2.6402in" svg:y="0.1256in"><draw:text-box><text:p text:style-name="P28"><text:span text:style-name="T25">Blockhuvud (Blockets hashvärde)</text:span></text:p></draw:text-box></draw:frame><draw:polygon draw:style-name="gr65" draw:text-style-name="P27" svg:width="0.0787in" svg:height="0.0913in" svg:x="2.9697in" svg:y="0.6874in" svg:viewBox="0 0 201 233" draw:points="201,0 124,233 0,138"><text:p/></draw:polygon><draw:line draw:style-name="gr66" draw:text-style-name="P27" svg:x1="2.8197in" svg:y1="0.9937in" svg:x2="3.0059in" svg:y2="0.7465in"><text:p/></draw:line><draw:polygon draw:style-name="gr65" draw:text-style-name="P27" svg:width="0.0787in" svg:height="0.0913in" svg:x="3.3555in" svg:y="0.6874in" svg:viewBox="0 0 201 233" draw:points="0,0 201,138 78,233"><text:p/></draw:polygon><draw:line draw:style-name="gr66" draw:text-style-name="P27" svg:x1="3.585in" svg:y1="0.9937in" svg:x2="3.3988in" svg:y2="0.7465in"><text:p/></draw:line><draw:frame draw:style-name="gr106" draw:text-style-name="P32" svg:width="0.6689in" svg:height="0.1051in" svg:x="2.9098in" svg:y="0.5638in"><draw:text-box><text:p text:style-name="P28"><text:span text:style-name="T31"><text:s/></text:span><text:span text:style-name="T31">Rotens Hashv.</text:span></text:p></draw:text-box></draw:frame><draw:frame draw:style-name="gr110" draw:text-style-name="P29" svg:width="1.7516in" svg:height="0.1114in" svg:x="0.1508in" svg:y="2.1465in"><draw:text-box><text:p text:style-name="P28"><text:span text:style-name="T30">Transaktioner hashade i ett Merkle Träd</text:span></text:p></draw:text-box></draw:frame><draw:polygon draw:style-name="gr62" draw:text-style-name="P27" svg:width="0.6122in" svg:height="0.1524in" svg:x="2.7571in" svg:y="0.3055in" svg:viewBox="0 0 1556 388" draw:points="777,388 0,388 0,0 1556,0 1556,388"><text:p/></draw:polygon><draw:polygon draw:style-name="gr63" draw:text-style-name="P27" svg:width="0.6122in" svg:height="0.1524in" svg:x="2.7571in" svg:y="0.3055in" svg:viewBox="0 0 1556 388" draw:points="777,388 0,388 0,0 1556,0 1556,388"><text:p/></draw:polygon><draw:frame draw:style-name="gr111" draw:text-style-name="P29" svg:width="1.6579in" svg:height="0.1114in" svg:x="2.4563in" svg:y="2.1465in"><draw:text-box><text:p text:style-name="P28"><text:span text:style-name="T30">Efter borttagning av Tx0-2 från blocket</text:span></text:p></draw:text-box></draw:frame><draw:polygon draw:style-name="gr62" draw:text-style-name="P27" svg:width="0.4594in" svg:height="0.1524in" svg:x="3.4461in" svg:y="0.3055in" svg:viewBox="0 0 1168 388" draw:points="582,388 0,388 0,0 1168,0 1168,388"><text:p/></draw:polygon><draw:polygon draw:style-name="gr63" draw:text-style-name="P27" svg:width="0.4594in" svg:height="0.1524in" svg:x="3.4461in" svg:y="0.3055in" svg:viewBox="0 0 1168 388" draw:points="582,388 0,388 0,0 1168,0 1168,388"><text:p/></draw:polygon><draw:frame draw:style-name="gr101" draw:text-style-name="P31" svg:width="0.6161in" svg:height="0.1079in" svg:x="2.7917in" svg:y="0.3335in"><draw:text-box><text:p text:style-name="P28"><text:span text:style-name="T28">Föreg. Hashv.</text:span></text:p></draw:text-box></draw:frame><draw:polygon draw:style-name="gr62" draw:text-style-name="P27" svg:width="0.2929in" svg:height="0.1524in" svg:x="3.7516in" svg:y="1.4504in" svg:viewBox="0 0 745 388" draw:points="374,388 0,388 0,0 745,0 745,388"><text:p/></draw:polygon><draw:polygon draw:style-name="gr78" draw:text-style-name="P27" svg:width="0.2929in" svg:height="0.1524in" svg:x="3.7516in" svg:y="1.4504in" svg:viewBox="0 0 745 388" draw:points="374,388 0,388 0,0 745,0 745,388"><text:p/></draw:polygon><draw:frame draw:style-name="gr102" draw:text-style-name="P29" svg:width="0.2787in" svg:height="0.1114in" svg:x="3.5327in" svg:y="0.3335in"><draw:text-box><text:p text:style-name="P28"><text:span text:style-name="T30">Nonce</text:span></text:p></draw:text-box></draw:frame><draw:polygon draw:style-name="gr80" draw:text-style-name="P27" svg:width="0.3067in" svg:height="0.1524in" svg:x="0.1531in" svg:y="1.8319in" svg:viewBox="0 0 780 388" draw:points="391,388 0,388 0,0 780,0 780,388"><text:p/></draw:polygon><draw:polygon draw:style-name="gr63" draw:text-style-name="P27" svg:width="0.3067in" svg:height="0.1524in" svg:x="0.1531in" svg:y="1.8319in" svg:viewBox="0 0 780 388" draw:points="391,388 0,388 0,0 780,0 780,388"><text:p/></draw:polygon><draw:frame draw:style-name="gr104" draw:text-style-name="P29" svg:width="0.2835in" svg:height="0.1114in" svg:x="3.7563in" svg:y="1.478in"><draw:text-box><text:p text:style-name="P28"><text:span text:style-name="T30">Hash3</text:span></text:p></draw:text-box></draw:frame><draw:polygon draw:style-name="gr62" draw:text-style-name="P27" svg:width="0.3063in" svg:height="0.1524in" svg:x="0.613in" svg:y="1.8319in" svg:viewBox="0 0 779 388" draw:points="388,388 0,388 0,0 779,0 779,388"><text:p/></draw:polygon><draw:polygon draw:style-name="gr63" draw:text-style-name="P27" svg:width="0.3063in" svg:height="0.1524in" svg:x="0.613in" svg:y="1.8319in" svg:viewBox="0 0 779 388" draw:points="388,388 0,388 0,0 779,0 779,388"><text:p/></draw:polygon><draw:frame draw:style-name="gr108" draw:text-style-name="P29" svg:width="0.1614in" svg:height="0.1114in" svg:x="0.2311in" svg:y="1.8598in"><draw:text-box><text:p text:style-name="P28"><text:span text:style-name="T30">Tx0</text:span></text:p></draw:text-box></draw:frame><draw:polygon draw:style-name="gr62" draw:text-style-name="P27" svg:width="0.3051in" svg:height="0.1524in" svg:x="1.0724in" svg:y="1.8319in" svg:viewBox="0 0 776 388" draw:points="388,388 0,388 0,0 776,0 776,388"><text:p/></draw:polygon><draw:polygon draw:style-name="gr63" draw:text-style-name="P27" svg:width="0.3051in" svg:height="0.1524in" svg:x="1.0724in" svg:y="1.8319in" svg:viewBox="0 0 776 388" draw:points="388,388 0,388 0,0 776,0 776,388"><text:p/></draw:polygon><draw:frame draw:style-name="gr108" draw:text-style-name="P29" svg:width="0.1614in" svg:height="0.1114in" svg:x="0.6862in" svg:y="1.8598in"><draw:text-box><text:p text:style-name="P28"><text:span text:style-name="T30">Tx1</text:span></text:p></draw:text-box></draw:frame><draw:polygon draw:style-name="gr62" draw:text-style-name="P27" svg:width="0.3051in" svg:height="0.1524in" svg:x="1.5319in" svg:y="1.8319in" svg:viewBox="0 0 776 388" draw:points="388,388 0,388 0,0 776,0 776,388"><text:p/></draw:polygon><draw:polygon draw:style-name="gr63" draw:text-style-name="P27" svg:width="0.3051in" svg:height="0.1524in" svg:x="1.5319in" svg:y="1.8319in" svg:viewBox="0 0 776 388" draw:points="388,388 0,388 0,0 776,0 776,388"><text:p/></draw:polygon><draw:frame draw:style-name="gr108" draw:text-style-name="P29" svg:width="0.1614in" svg:height="0.1114in" svg:x="1.148in" svg:y="1.8598in"><draw:text-box><text:p text:style-name="P28"><text:span text:style-name="T30">Tx2</text:span></text:p></draw:text-box></draw:frame><draw:polygon draw:style-name="gr65" draw:text-style-name="P27" svg:width="0.0606in" svg:height="0.0913in" svg:x="0.2768in" svg:y="1.6031in" svg:viewBox="0 0 155 233" draw:points="77,0 155,233 0,233"><text:p/></draw:polygon><draw:line draw:style-name="gr66" draw:text-style-name="P27" svg:x1="0.3071in" svg:y1="1.8323in" svg:x2="0.3071in" svg:y2="1.6768in"><text:p/></draw:line><draw:polygon draw:style-name="gr65" draw:text-style-name="P27" svg:width="0.0606in" svg:height="0.0913in" svg:x="0.7346in" svg:y="1.6031in" svg:viewBox="0 0 155 233" draw:points="78,0 155,233 0,233"><text:p/></draw:polygon><draw:line draw:style-name="gr66" draw:text-style-name="P27" svg:x1="0.7657in" svg:y1="1.8323in" svg:x2="0.7657in" svg:y2="1.6768in"><text:p/></draw:line><draw:polygon draw:style-name="gr65" draw:text-style-name="P27" svg:width="0.0606in" svg:height="0.0913in" svg:x="1.1949in" svg:y="1.6031in" svg:viewBox="0 0 155 233" draw:points="77,0 155,233 0,233"><text:p/></draw:polygon><draw:line draw:style-name="gr66" draw:text-style-name="P27" svg:x1="1.2252in" svg:y1="1.8323in" svg:x2="1.2252in" svg:y2="1.6768in"><text:p/></draw:line><draw:polygon draw:style-name="gr65" draw:text-style-name="P27" svg:width="0.061in" svg:height="0.0913in" svg:x="1.6543in" svg:y="1.6031in" svg:viewBox="0 0 156 233" draw:points="78,0 156,233 0,233"><text:p/></draw:polygon><draw:line draw:style-name="gr66" draw:text-style-name="P27" svg:x1="1.6846in" svg:y1="1.8323in" svg:x2="1.6846in" svg:y2="1.6768in"><text:p/></draw:line><draw:polygon draw:style-name="gr65" draw:text-style-name="P27" svg:width="0.061in" svg:height="0.0913in" svg:x="3.8752in" svg:y="1.6031in" svg:viewBox="0 0 156 233" draw:points="78,0 156,233 0,233"><text:p/></draw:polygon><draw:line draw:style-name="gr66" draw:text-style-name="P27" svg:x1="3.9055in" svg:y1="1.8323in" svg:x2="3.9055in" svg:y2="1.6768in"><text:p/></draw:line><draw:frame draw:style-name="gr108" draw:text-style-name="P29" svg:width="0.1614in" svg:height="0.1114in" svg:x="1.6035in" svg:y="1.8598in"><draw:text-box><text:p text:style-name="P28"><text:span text:style-name="T30">Tx3</text:span></text:p></draw:text-box></draw:frame></draw:g></text:p>
      <text:h text:style-name="P23" text:outline-level="2">8. <text:s text:c="3"/>Förenklad betalningsverifikation</text:h>
      <text:p text:style-name="P6">Det är möjligt att verifiera betalningar utan att ha en fullständig nätverksnod igång. En användare behöver endast behålla en kopia av blockhuvudena från den längsta proof-of-work kedjan, villket han kan erhålla genom förfrågningar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kräftar att nätverket har godkänt transaktionen. </text:p>
      <text:p text:style-name="P6"/>
      <text:p text:style-name="P7"><draw:g text:anchor-type="as-char" draw:z-index="11" draw:style-name="gr1"><draw:polygon draw:style-name="gr62" draw:text-style-name="P27" svg:width="0.4732in" svg:height="0.1579in" svg:x="1.7413in" svg:y="1.1433in" svg:viewBox="0 0 1203 402" draw:points="603,402 0,402 0,0 1203,0 1203,402"><text:p/></draw:polygon><draw:polygon draw:style-name="gr63" draw:text-style-name="P27" svg:width="0.4732in" svg:height="0.1579in" svg:x="1.7413in" svg:y="1.1433in" svg:viewBox="0 0 1203 402" draw:points="603,402 0,402 0,0 1203,0 1203,402"><text:p/></draw:polygon><draw:polygon draw:style-name="gr62" draw:text-style-name="P27" svg:width="0.3941in" svg:height="0.1579in" svg:x="2.4524in" svg:y="1.6169in" svg:viewBox="0 0 1002 402" draw:points="501,402 0,402 0,0 1002,0 1002,402"><text:p/></draw:polygon><draw:polygon draw:style-name="gr63" draw:text-style-name="P27" svg:width="0.3941in" svg:height="0.1579in" svg:x="2.4524in" svg:y="1.6169in" svg:viewBox="0 0 1002 402" draw:points="501,402 0,402 0,0 1002,0 1002,402"><text:p/></draw:polygon><draw:frame draw:style-name="gr77" draw:text-style-name="P29" svg:width="0.3425in" svg:height="0.1157in" svg:x="1.8098in" svg:y="1.1752in"><draw:text-box><text:p text:style-name="P28"><text:span text:style-name="T27">Hash01</text:span></text:p></draw:text-box></draw:frame><draw:polygon draw:style-name="gr62" draw:text-style-name="P27" svg:width="0.3957in" svg:height="0.1579in" svg:x="3.0035in" svg:y="1.6169in" svg:viewBox="0 0 1006 402" draw:points="505,402 0,402 0,0 1006,0 1006,402"><text:p/></draw:polygon><draw:polygon draw:style-name="gr78" draw:text-style-name="P27" svg:width="0.3957in" svg:height="0.1579in" svg:x="3.0035in" svg:y="1.6169in" svg:viewBox="0 0 1006 402" draw:points="505,402 0,402 0,0 1006,0 1006,402"><text:p/></draw:polygon><draw:frame draw:style-name="gr79" draw:text-style-name="P29" svg:width="0.2878in" svg:height="0.1157in" svg:x="2.5075in" svg:y="1.6528in"><draw:text-box><text:p text:style-name="P28"><text:span text:style-name="T27">Hash2</text:span></text:p></draw:text-box></draw:frame><draw:polygon draw:style-name="gr80" draw:text-style-name="P27" svg:width="0.4732in" svg:height="0.1579in" svg:x="2.6886in" svg:y="1.1433in" svg:viewBox="0 0 1203 402" draw:points="603,402 0,402 0,0 1203,0 1203,402"><text:p/></draw:polygon><draw:polygon draw:style-name="gr78" draw:text-style-name="P27" svg:width="0.4732in" svg:height="0.1579in" svg:x="2.6886in" svg:y="1.1433in" svg:viewBox="0 0 1203 402" draw:points="603,402 0,402 0,0 1203,0 1203,402"><text:p/></draw:polygon><draw:frame draw:style-name="gr79" draw:text-style-name="P29" svg:width="0.2878in" svg:height="0.1157in" svg:x="3.0598in" svg:y="1.6528in"><draw:text-box><text:p text:style-name="P28"><text:span text:style-name="T27">Hash3</text:span></text:p></draw:text-box></draw:frame><draw:polygon draw:style-name="gr81" draw:text-style-name="P27" svg:width="0.0705in" svg:height="0.0984in" svg:x="2.776in" svg:y="1.302in" svg:viewBox="0 0 180 251" draw:points="180,0 145,251 0,180"><text:p/></draw:polygon><draw:line draw:style-name="gr66" draw:text-style-name="P27" svg:x1="2.6886in" svg:y1="1.6169in" svg:x2="2.8122in" svg:y2="1.3697in"><text:p/></draw:line><draw:polygon draw:style-name="gr65" draw:text-style-name="P27" svg:width="0.0705in" svg:height="0.0984in" svg:x="3.0035in" svg:y="1.302in" svg:viewBox="0 0 180 251" draw:points="0,0 180,180 39,251"><text:p/></draw:polygon><draw:line draw:style-name="gr66" draw:text-style-name="P27" svg:x1="3.1622in" svg:y1="1.6169in" svg:x2="3.0386in" svg:y2="1.3697in"><text:p/></draw:line><draw:polygon draw:style-name="gr58" draw:text-style-name="P27" svg:width="1.4205in" svg:height="0.7106in" svg:x="1.8205in" svg:y="0.1961in" svg:viewBox="0 0 3609 1806" draw:points="1803,1806 0,1806 0,0 3609,0 3609,1806"><text:p/></draw:polygon><draw:frame draw:style-name="gr77" draw:text-style-name="P29" svg:width="0.3425in" svg:height="0.1157in" svg:x="2.7547in" svg:y="1.1752in"><draw:text-box><text:p text:style-name="P28"><text:span text:style-name="T27">Hash23</text:span></text:p></draw:text-box></draw:frame><draw:polygon draw:style-name="gr62" draw:text-style-name="P27" svg:width="0.6315in" svg:height="0.1579in" svg:x="2.1217in" svg:y="0.6697in" svg:viewBox="0 0 1605 402" draw:points="801,402 0,402 0,0 1605,0 1605,402"><text:p/></draw:polygon><draw:polygon draw:style-name="gr63" draw:text-style-name="P27" svg:width="0.6315in" svg:height="0.1579in" svg:x="2.1217in" svg:y="0.6697in" svg:viewBox="0 0 1605 402" draw:points="801,402 0,402 0,0 1605,0 1605,402"><text:p/></draw:polygon><draw:frame draw:style-name="gr82" draw:text-style-name="P29" svg:width="0.5634in" svg:height="0.1157in" svg:x="1.9in" svg:y="0.2555in"><draw:text-box><text:p text:style-name="P28"><text:span text:style-name="T27">Blockhuvud</text:span></text:p></draw:text-box></draw:frame><draw:polygon draw:style-name="gr65" draw:text-style-name="P27" svg:width="0.0815in" svg:height="0.0941in" svg:x="2.2122in" svg:y="0.8283in" svg:viewBox="0 0 208 240" draw:points="208,0 127,240 0,145"><text:p/></draw:polygon><draw:line draw:style-name="gr66" draw:text-style-name="P27" svg:x1="2.0567in" svg:y1="1.1433in" svg:x2="2.248in" svg:y2="0.889in"><text:p/></draw:line><draw:polygon draw:style-name="gr65" draw:text-style-name="P27" svg:width="0.0815in" svg:height="0.0941in" svg:x="2.6094in" svg:y="0.8283in" svg:viewBox="0 0 208 240" draw:points="0,0 208,145 81,240"><text:p/></draw:polygon><draw:line draw:style-name="gr66" draw:text-style-name="P27" svg:x1="2.8469in" svg:y1="1.1433in" svg:x2="2.6551in" svg:y2="0.889in"><text:p/></draw:line><draw:polygon draw:style-name="gr62" draw:text-style-name="P27" svg:width="0.6303in" svg:height="0.1567in" svg:x="1.9787in" svg:y="0.4339in" svg:viewBox="0 0 1602 399" draw:points="801,399 0,399 0,0 1602,0 1602,399"><text:p/></draw:polygon><draw:polygon draw:style-name="gr63" draw:text-style-name="P27" svg:width="0.6303in" svg:height="0.1567in" svg:x="1.9787in" svg:y="0.4339in" svg:viewBox="0 0 1602 399" draw:points="801,399 0,399 0,0 1602,0 1602,399"><text:p/></draw:polygon><draw:frame draw:style-name="gr83" draw:text-style-name="P29" svg:width="0.5051in" svg:height="0.1157in" svg:x="2.1709in" svg:y="0.6984in"><draw:text-box><text:p text:style-name="P28"><text:span text:style-name="T27">Merkle-rot</text:span></text:p></draw:text-box></draw:frame><draw:polygon draw:style-name="gr62" draw:text-style-name="P27" svg:width="0.4732in" svg:height="0.1567in" svg:x="2.6886in" svg:y="0.4339in" svg:viewBox="0 0 1203 399" draw:points="603,399 0,399 0,0 1203,0 1203,399"><text:p/></draw:polygon><draw:polygon draw:style-name="gr63" draw:text-style-name="P27" svg:width="0.4732in" svg:height="0.1567in" svg:x="2.6886in" svg:y="0.4339in" svg:viewBox="0 0 1203 399" draw:points="603,399 0,399 0,0 1203,0 1203,399"><text:p/></draw:polygon><draw:frame draw:style-name="gr84" draw:text-style-name="P31" svg:width="0.6276in" svg:height="0.1079in" svg:x="1.9783in" svg:y="0.461in"><draw:text-box><text:p text:style-name="P28"><text:span text:style-name="T28"><text:s/></text:span><text:span text:style-name="T28">Föreg. hashv.</text:span></text:p></draw:text-box></draw:frame><draw:polygon draw:style-name="gr58" draw:text-style-name="P27" svg:width="1.4205in" svg:height="0.7106in" svg:x="0.1622in" svg:y="0.1961in" svg:viewBox="0 0 3609 1806" draw:points="1806,1806 0,1806 0,0 3609,0 3609,1806"><text:p/></draw:polygon><draw:frame draw:style-name="gr85" draw:text-style-name="P29" svg:width="0.287in" svg:height="0.1157in" svg:x="2.7783in" svg:y="0.461in"><draw:text-box><text:p text:style-name="P28"><text:span text:style-name="T27">Nonce</text:span></text:p></draw:text-box></draw:frame><draw:polygon draw:style-name="gr62" draw:text-style-name="P27" svg:width="0.6315in" svg:height="0.1579in" svg:x="0.4496in" svg:y="0.6697in" svg:viewBox="0 0 1605 402" draw:points="804,402 0,402 0,0 1605,0 1605,402"><text:p/></draw:polygon><draw:polygon draw:style-name="gr63" draw:text-style-name="P27" svg:width="0.6315in" svg:height="0.1579in" svg:x="0.4496in" svg:y="0.6697in" svg:viewBox="0 0 1605 402" draw:points="804,402 0,402 0,0 1605,0 1605,402"><text:p/></draw:polygon><draw:frame draw:style-name="gr82" draw:text-style-name="P30" svg:width="0.5634in" svg:height="0.1157in" svg:x="0.239in" svg:y="0.2555in"><draw:text-box><text:p text:style-name="P28"><text:span text:style-name="T27">Blockhuvud</text:span></text:p></draw:text-box></draw:frame><draw:polygon draw:style-name="gr62" draw:text-style-name="P27" svg:width="0.6315in" svg:height="0.1567in" svg:x="0.3067in" svg:y="0.4339in" svg:viewBox="0 0 1605 399" draw:points="800,399 0,399 0,0 1605,0 1605,399"><text:p/></draw:polygon><draw:polygon draw:style-name="gr63" draw:text-style-name="P27" svg:width="0.6315in" svg:height="0.1567in" svg:x="0.3067in" svg:y="0.4339in" svg:viewBox="0 0 1605 399" draw:points="800,399 0,399 0,0 1605,0 1605,399"><text:p/></draw:polygon><draw:frame draw:style-name="gr83" draw:text-style-name="P29" svg:width="0.5051in" svg:height="0.1157in" svg:x="0.5016in" svg:y="0.6984in"><draw:text-box><text:p text:style-name="P28"><text:span text:style-name="T27">Merkle-rot</text:span></text:p></draw:text-box></draw:frame><draw:polygon draw:style-name="gr62" draw:text-style-name="P27" svg:width="0.4732in" svg:height="0.1567in" svg:x="1.0161in" svg:y="0.4339in" svg:viewBox="0 0 1203 399" draw:points="603,399 0,399 0,0 1203,0 1203,399"><text:p/></draw:polygon><draw:polygon draw:style-name="gr63" draw:text-style-name="P27" svg:width="0.4732in" svg:height="0.1567in" svg:x="1.0161in" svg:y="0.4339in" svg:viewBox="0 0 1203 399" draw:points="603,399 0,399 0,0 1203,0 1203,399"><text:p/></draw:polygon><draw:frame draw:style-name="gr86" draw:text-style-name="P31" svg:width="0.5953in" svg:height="0.1079in" svg:x="0.3772in" svg:y="0.4764in"><draw:text-box><text:p text:style-name="P28"><text:span text:style-name="T28">Föreg. hashv.</text:span></text:p></draw:text-box></draw:frame><draw:polygon draw:style-name="gr58" draw:text-style-name="P27" svg:width="1.4205in" svg:height="0.7106in" svg:x="3.4772in" svg:y="0.1961in" svg:viewBox="0 0 3609 1806" draw:points="1807,1806 0,1806 0,0 3609,0 3609,1806"><text:p/></draw:polygon><draw:frame draw:style-name="gr85" draw:text-style-name="P29" svg:width="0.287in" svg:height="0.1157in" svg:x="1.1098in" svg:y="0.461in"><draw:text-box><text:p text:style-name="P28"><text:span text:style-name="T27">Nonce</text:span></text:p></draw:text-box></draw:frame><draw:polygon draw:style-name="gr62" draw:text-style-name="P27" svg:width="0.6299in" svg:height="0.1579in" svg:x="3.7803in" svg:y="0.6697in" svg:viewBox="0 0 1601 402" draw:points="800,402 0,402 0,0 1601,0 1601,402"><text:p/></draw:polygon><draw:polygon draw:style-name="gr63" draw:text-style-name="P27" svg:width="0.6299in" svg:height="0.1579in" svg:x="3.7803in" svg:y="0.6697in" svg:viewBox="0 0 1601 402" draw:points="800,402 0,402 0,0 1601,0 1601,402"><text:p/></draw:polygon><draw:frame draw:style-name="gr82" draw:text-style-name="P29" svg:width="0.5634in" svg:height="0.1157in" svg:x="3.5528in" svg:y="0.2555in"><draw:text-box><text:p text:style-name="P28"><text:span text:style-name="T27">Blockhuvud</text:span></text:p></draw:text-box></draw:frame><draw:polygon draw:style-name="gr62" draw:text-style-name="P27" svg:width="0.6315in" svg:height="0.1567in" svg:x="3.6358in" svg:y="0.4339in" svg:viewBox="0 0 1605 399" draw:points="800,399 0,399 0,0 1605,0 1605,399"><text:p/></draw:polygon><draw:polygon draw:style-name="gr63" draw:text-style-name="P27" svg:width="0.6315in" svg:height="0.1567in" svg:x="3.6358in" svg:y="0.4339in" svg:viewBox="0 0 1605 399" draw:points="800,399 0,399 0,0 1605,0 1605,399"><text:p/></draw:polygon><draw:frame draw:style-name="gr83" draw:text-style-name="P29" svg:width="0.5051in" svg:height="0.1157in" svg:x="3.8311in" svg:y="0.6984in"><draw:text-box><text:p text:style-name="P28"><text:span text:style-name="T27">Merkle-rot</text:span></text:p></draw:text-box></draw:frame><draw:polygon draw:style-name="gr62" draw:text-style-name="P27" svg:width="0.4732in" svg:height="0.1567in" svg:x="4.3469in" svg:y="0.4339in" svg:viewBox="0 0 1203 399" draw:points="600,399 0,399 0,0 1203,0 1203,399"><text:p/></draw:polygon><draw:polygon draw:style-name="gr63" draw:text-style-name="P27" svg:width="0.4732in" svg:height="0.1567in" svg:x="4.3469in" svg:y="0.4339in" svg:viewBox="0 0 1203 399" draw:points="600,399 0,399 0,0 1203,0 1203,399"><text:p/></draw:polygon><draw:frame draw:style-name="gr84" draw:text-style-name="P31" svg:width="0.6276in" svg:height="0.1079in" svg:x="3.6362in" svg:y="0.461in"><draw:text-box><text:p text:style-name="P28"><text:span text:style-name="T28"><text:s/></text:span><text:span text:style-name="T28">Föreg. hashv.</text:span></text:p></draw:text-box></draw:frame><draw:polygon draw:style-name="gr65" draw:text-style-name="P27" svg:width="0.0941in" svg:height="0.0622in" svg:x="3.5413in" svg:y="0.4811in" svg:viewBox="0 0 240 159" draw:points="240,81 0,159 0,0"><text:p/></draw:polygon><draw:line draw:style-name="gr66" draw:text-style-name="P27" svg:x1="3.2413in" svg:y1="0.5126in" svg:x2="3.5606in" svg:y2="0.5126in"><text:p/></draw:line><draw:polygon draw:style-name="gr65" draw:text-style-name="P27" svg:width="0.0941in" svg:height="0.0622in" svg:x="1.8843in" svg:y="0.4811in" svg:viewBox="0 0 240 159" draw:points="240,81 0,159 0,0"><text:p/></draw:polygon><draw:line draw:style-name="gr66" draw:text-style-name="P27" svg:x1="1.5831in" svg:y1="0.5126in" svg:x2="1.9024in" svg:y2="0.5126in"><text:p/></draw:line><draw:polygon draw:style-name="gr65" draw:text-style-name="P27" svg:width="0.0941in" svg:height="0.0622in" svg:x="5.0413in" svg:y="0.4811in" svg:viewBox="0 0 240 159" draw:points="240,81 0,159 0,0"><text:p/></draw:polygon><draw:line draw:style-name="gr66" draw:text-style-name="P27" svg:x1="4.898in" svg:y1="0.5126in" svg:x2="5.0594in" svg:y2="0.5126in"><text:p/></draw:line><draw:polygon draw:style-name="gr65" draw:text-style-name="P27" svg:width="0.0941in" svg:height="0.0622in" svg:x="0.226in" svg:y="0.4811in" svg:viewBox="0 0 240 159" draw:points="240,81 0,159 0,0"><text:p/></draw:polygon><draw:line draw:style-name="gr66" draw:text-style-name="P27" svg:x1="0.0051in" svg:y1="0.5126in" svg:x2="0.2453in" svg:y2="0.5126in"><text:p/></draw:line><draw:frame draw:style-name="gr85" draw:text-style-name="P29" svg:width="0.287in" svg:height="0.1157in" svg:x="4.4398in" svg:y="0.461in"><draw:text-box><text:p text:style-name="P28"><text:span text:style-name="T27">Nonce</text:span></text:p></draw:text-box></draw:frame><draw:frame draw:style-name="gr87" draw:text-style-name="P29" svg:width="0.9142in" svg:height="0.1157in" svg:x="3.3134in" svg:y="1.389in"><draw:text-box><text:p text:style-name="P28"><text:span text:style-name="T27">Merkle-gren för Tx3</text:span></text:p></draw:text-box></draw:frame><draw:polygon draw:style-name="gr62" draw:text-style-name="P27" svg:width="0.3161in" svg:height="0.1579in" svg:x="3.0831in" svg:y="2.0114in" svg:viewBox="0 0 804 402" draw:points="402,402 0,402 0,0 804,0 804,402"><text:p/></draw:polygon><draw:polygon draw:style-name="gr63" draw:text-style-name="P27" svg:width="0.3161in" svg:height="0.1579in" svg:x="3.0831in" svg:y="2.0114in" svg:viewBox="0 0 804 402" draw:points="402,402 0,402 0,0 804,0 804,402"><text:p/></draw:polygon><draw:frame draw:style-name="gr88" draw:text-style-name="P29" svg:width="1.235in" svg:height="0.1157in" svg:x="0in" svg:y="0in"><draw:text-box><text:p text:style-name="P28"><text:span text:style-name="T27">Längsta proof-of-work kedja</text:span></text:p></draw:text-box></draw:frame><draw:polygon draw:style-name="gr65" draw:text-style-name="P27" svg:width="0.0634in" svg:height="0.0941in" svg:x="3.2094in" svg:y="1.7756in" svg:viewBox="0 0 162 240" draw:points="81,0 162,240 0,240"><text:p/></draw:polygon><draw:line draw:style-name="gr66" draw:text-style-name="P27" svg:x1="3.2413in" svg:y1="2.0114in" svg:x2="3.2413in" svg:y2="1.8504in"><text:p/></draw:line><draw:frame draw:style-name="gr89" draw:text-style-name="P29" svg:width="0.1661in" svg:height="0.1157in" svg:x="3.1575in" svg:y="2.0472in"><draw:text-box><text:p text:style-name="P28"><text:span text:style-name="T27">Tx3</text:span></text:p></draw:text-box></draw:frame></draw:g></text:p>
      <text:p text:style-name="P7"/>
      <text:p text:style-name="P3">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så länge <text:span text:style-name="T8">angriparen har kontrollen över nätverket. </text:span>En strategi för att skydda mot detta skulle vara att acceptera varningsmeddelanden från nätverksnoder när de detekterar ett ogiltigt block, vilket skulle igångsätta användarens programvarans nedladdning av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de får i gengäld. </text:p>
      <text:h text:style-name="P23" text:outline-level="2"><text:soft-page-break/>9. <text:s text:c="3"/>Kombinering och delning av värden</text:h>
      <text:p text:style-name="P17">Trots att det skulle vara möjligt att behandla varje mynt för sig, skulle det vara kostsamt och ohanterligt att utföra en separat<text:span text:style-name="T8"> </text:span>transaktion för varenda cent i en överföring. För att möjliggöra 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blir över, till avsändaren.</text:p>
      <text:p text:style-name="P8"/>
      <text:p text:style-name="P9"><draw:g text:anchor-type="as-char" draw:z-index="1" draw:style-name="gr1"><draw:polygon draw:style-name="gr2" svg:width="0.8469in" svg:height="0.9205in" svg:x="0.3083in" svg:y="0in" svg:viewBox="0 0 2152 2339" draw:points="1076,2339 0,2339 0,0 2152,0 2152,2339"><text:p/></draw:polygon><draw:polygon draw:style-name="gr3" svg:width="0.2299in" svg:height="0.1535in" svg:x="0.4638in" svg:y="0.4602in" svg:viewBox="0 0 585 391" draw:points="293,391 0,391 0,0 585,0 585,391"><text:p/></draw:polygon><draw:polygon draw:style-name="gr4" svg:width="0.2299in" svg:height="0.1535in" svg:x="0.4638in" svg:y="0.4602in" svg:viewBox="0 0 585 391" draw:points="293,391 0,391 0,0 585,0 585,391"><text:p/></draw:polygon><draw:frame draw:style-name="gr12" draw:text-style-name="P25" svg:width="0.4988in" svg:height="0.1114in" svg:x="0.3846in" svg:y="0.039in"><draw:text-box><text:p text:style-name="P24"><text:span text:style-name="T13">Transaktion</text:span></text:p></draw:text-box></draw:frame><draw:polygon draw:style-name="gr3" svg:width="0.2299in" svg:height="0.1539in" svg:x="0.4638in" svg:y="0.6906in" svg:viewBox="0 0 585 392" draw:points="293,392 0,392 0,0 585,0 585,392"><text:p/></draw:polygon><draw:polygon draw:style-name="gr4" svg:width="0.2299in" svg:height="0.1539in" svg:x="0.4638in" svg:y="0.6906in" svg:viewBox="0 0 585 392" draw:points="293,392 0,392 0,0 585,0 585,392"><text:p/></draw:polygon><draw:frame draw:style-name="gr13" draw:text-style-name="P25" svg:width="0.0815in" svg:height="0.1114in" svg:x="0.5374in" svg:y="0.4874in"><draw:text-box><text:p text:style-name="P24"><text:span text:style-name="T13">In</text:span></text:p></draw:text-box></draw:frame><draw:polygon draw:style-name="gr3" svg:width="0.2299in" svg:height="0.1524in" svg:x="0.4638in" svg:y="0.2311in" svg:viewBox="0 0 585 388" draw:points="293,388 0,388 0,0 585,0 585,388"><text:p/></draw:polygon><draw:polygon draw:style-name="gr4" svg:width="0.2299in" svg:height="0.1524in" svg:x="0.4638in" svg:y="0.2311in" svg:viewBox="0 0 585 388" draw:points="293,388 0,388 0,0 585,0 585,388"><text:p/></draw:polygon><draw:frame draw:style-name="gr14" draw:text-style-name="P25" svg:width="0.0823in" svg:height="0.1114in" svg:x="0.5374in" svg:y="0.7181in"><draw:text-box><text:p text:style-name="P24"><text:span text:style-name="T13">...</text:span></text:p></draw:text-box></draw:frame><draw:polygon draw:style-name="gr3" svg:width="0.2315in" svg:height="0.1524in" svg:x="0.8472in" svg:y="0.2311in" svg:viewBox="0 0 589 388" draw:points="296,388 0,388 0,0 589,0 589,388"><text:p/></draw:polygon><draw:polygon draw:style-name="gr4" svg:width="0.2315in" svg:height="0.1524in" svg:x="0.8472in" svg:y="0.2311in" svg:viewBox="0 0 589 388" draw:points="296,388 0,388 0,0 589,0 589,388"><text:p/></draw:polygon><draw:frame draw:style-name="gr13" draw:text-style-name="P25" svg:width="0.0815in" svg:height="0.1114in" svg:x="0.5374in" svg:y="0.2555in"><draw:text-box><text:p text:style-name="P24"><text:span text:style-name="T13">In</text:span></text:p></draw:text-box></draw:frame><draw:polygon draw:style-name="gr3" svg:width="0.2315in" svg:height="0.1535in" svg:x="0.8472in" svg:y="0.4602in" svg:viewBox="0 0 589 391" draw:points="296,391 0,391 0,0 589,0 589,391"><text:p/></draw:polygon><draw:polygon draw:style-name="gr4" svg:width="0.2315in" svg:height="0.1535in" svg:x="0.8472in" svg:y="0.4602in" svg:viewBox="0 0 589 391" draw:points="296,391 0,391 0,0 589,0 589,391"><text:p/></draw:polygon><draw:frame draw:style-name="gr15" draw:text-style-name="P25" svg:width="0.1512in" svg:height="0.1114in" svg:x="0.8835in" svg:y="0.2555in"><draw:text-box><text:p text:style-name="P24"><text:span text:style-name="T13">Ut</text:span></text:p></draw:text-box></draw:frame><draw:polygon draw:style-name="gr9" svg:width="0.0925in" svg:height="0.0606in" svg:x="0.3697in" svg:y="0.2764in" svg:viewBox="0 0 236 155" draw:points="236,78 0,155 0,0"><text:p/></draw:polygon><draw:line draw:style-name="gr10" svg:x1="0in" svg:y1="0.3075in" svg:x2="0.389in" svg:y2="0.3075in"><text:p/></draw:line><draw:polygon draw:style-name="gr9" svg:width="0.0925in" svg:height="0.0606in" svg:x="0.3697in" svg:y="0.5075in" svg:viewBox="0 0 236 155" draw:points="236,77 0,155 0,0"><text:p/></draw:polygon><draw:line draw:style-name="gr10" svg:x1="0in" svg:y1="0.5374in" svg:x2="0.389in" svg:y2="0.5374in"><text:p/></draw:line><draw:polygon draw:style-name="gr9" svg:width="0.0925in" svg:height="0.0606in" svg:x="0.3697in" svg:y="0.7366in" svg:viewBox="0 0 236 155" draw:points="236,77 0,155 0,0"><text:p/></draw:polygon><draw:line draw:style-name="gr10" svg:x1="0in" svg:y1="0.7669in" svg:x2="0.389in" svg:y2="0.7669in"><text:p/></draw:line><draw:polygon draw:style-name="gr9" svg:width="0.0925in" svg:height="0.0606in" svg:x="1.4488in" svg:y="0.2764in" svg:viewBox="0 0 236 155" draw:points="236,78 0,155 0,0"><text:p/></draw:polygon><draw:line draw:style-name="gr10" svg:x1="1.0791in" svg:y1="0.3075in" svg:x2="1.4665in" svg:y2="0.3075in"><text:p/></draw:line><draw:polygon draw:style-name="gr9" svg:width="0.0925in" svg:height="0.0606in" svg:x="1.4488in" svg:y="0.5075in" svg:viewBox="0 0 236 155" draw:points="236,77 0,155 0,0"><text:p/></draw:polygon><draw:line draw:style-name="gr10" svg:x1="1.0791in" svg:y1="0.5374in" svg:x2="1.4665in" svg:y2="0.5374in"><text:p/></draw:line><draw:frame draw:style-name="gr14" draw:text-style-name="P25" svg:width="0.0823in" svg:height="0.1114in" svg:x="0.9236in" svg:y="0.4874in"><draw:text-box><text:p text:style-name="P24"><text:span text:style-name="T13">...</text:span></text:p></draw:text-box></draw:frame></draw:g></text:p>
      <text:p text:style-name="P5"/>
      <text:p text:style-name="P13">Det bör noteras att fan-out, där en transaktion är beroende av många transaktioner, vilka i sin tur är beroende av många andra, inte är ett problem här. Det finns aldrig behov av att dra ut en fullständig <text:s text:c="2"/>fristående kopia av transaktionshistoriken. </text:p>
      <text:h text:style-name="P23" text:outline-level="2">10. <text:s text:c="3"/>Integritet</text:h>
      <text:p text:style-name="P6">Den traditionella bankmodellen uppnår ett visst integritetsskydd<text:span text:style-name="T8"> genom begränsning av tillgång till information till inblandade </text:span>parter samt betrodd tredje part. Behovet av att offentliggöra alla transaktioner utesluter emellertid ett sådant förfarande, men integritetsskydd kan ändå upprätthållas genom strypning av informationsflödet på ett annat sätt: nämligen genom att hålla publika nycklar anonyma. Allmänheten kan se att någon skickar en summa till någon annan, men inte personliga uppgifter som kopplar transaktionen till någon. Detta är jämförbart med skyddsnivån på information som släpps av börser, med tid och storlek på enskilda avslut, det s.k. "bandet", utan att avslöja vilka parterna är. </text:p>
      <text:p text:style-name="P6"/>
      <text:p text:style-name="P7"><draw:g text:anchor-type="as-char" svg:y="-0.2563in" draw:z-index="12" draw:style-name="gr90"><draw:polygon draw:style-name="gr58" draw:text-style-name="P27" svg:width="0.6134in" svg:height="0.2024in" svg:x="0.072in" svg:y="0.224in" svg:viewBox="0 0 1559 515" draw:points="780,515 0,515 0,0 1559,0 1559,515"><text:p/></draw:polygon><draw:polygon draw:style-name="gr58" draw:text-style-name="P27" svg:width="0.6138in" svg:height="0.2024in" svg:x="0.8913in" svg:y="0.224in" svg:viewBox="0 0 1560 515" draw:points="780,515 0,515 0,0 1560,0 1560,515"><text:p/></draw:polygon><draw:frame draw:style-name="gr91" draw:text-style-name="P29" svg:width="0.398in" svg:height="0.0988in" svg:x="0.2055in" svg:y="0.2835in"><draw:text-box><text:p text:style-name="P28"><text:span text:style-name="T29">Identitieter</text:span></text:p></draw:text-box></draw:frame><draw:polygon draw:style-name="gr58" draw:text-style-name="P27" svg:width="0.6134in" svg:height="0.3382in" svg:x="1.7776in" svg:y="0.1559in" svg:viewBox="0 0 1559 860" draw:points="780,860 0,860 0,0 1559,0 1559,860"><text:p/></draw:polygon><draw:frame draw:style-name="gr92" draw:text-style-name="P29" svg:width="0.5161in" svg:height="0.0988in" svg:x="0.9528in" svg:y="0.2835in"><draw:text-box><text:p text:style-name="P28"><text:span text:style-name="T29">Transaktioner</text:span></text:p></draw:text-box></draw:frame><draw:frame draw:style-name="gr91" draw:text-style-name="P29" svg:width="0.398in" svg:height="0.0988in" svg:x="1.9028in" svg:y="0.2417in"><draw:text-box><text:p text:style-name="P28"><text:span text:style-name="T29">Anförtrodd</text:span></text:p></draw:text-box></draw:frame><draw:polygon draw:style-name="gr58" draw:text-style-name="P27" svg:width="0.6138in" svg:height="0.3382in" svg:x="2.665in" svg:y="0.1559in" svg:viewBox="0 0 1560 860" draw:points="780,860 0,860 0,0 1560,0 1560,860"><text:p/></draw:polygon><draw:frame draw:style-name="gr93" draw:text-style-name="P29" svg:width="0.4185in" svg:height="0.0988in" svg:x="1.9028in" svg:y="0.3402in"><draw:text-box><text:p text:style-name="P28"><text:span text:style-name="T29">Tredje Part</text:span></text:p></draw:text-box></draw:frame><draw:polygon draw:style-name="gr58" draw:text-style-name="P27" svg:width="0.615in" svg:height="0.3382in" svg:x="3.5512in" svg:y="0.1559in" svg:viewBox="0 0 1563 860" draw:points="783,860 0,860 0,0 1563,0 1563,860"><text:p/></draw:polygon><draw:frame draw:style-name="gr94" draw:text-style-name="P29" svg:width="0.4539in" svg:height="0.0988in" svg:x="2.8264in" svg:y="0.2835in"><draw:text-box><text:p text:style-name="P28"><text:span text:style-name="T29">Motpart</text:span></text:p></draw:text-box></draw:frame><draw:line draw:style-name="gr63" draw:text-style-name="P27" svg:x1="3.415in" svg:y1="0.0862in" svg:x2="3.415in" svg:y2="0.561in"><text:p/></draw:line><draw:frame draw:style-name="gr95" draw:text-style-name="P29" svg:width="0.4724in" svg:height="0.0988in" svg:x="3.6417in" svg:y="0.2835in"><draw:text-box><text:p text:style-name="P28"><text:span text:style-name="T29">Allmänheten</text:span></text:p></draw:text-box></draw:frame><draw:frame draw:style-name="gr96" draw:text-style-name="P29" svg:width="0.7512in" svg:height="0.0988in" svg:x="0in" svg:y="0.7429in"><draw:text-box><text:p text:style-name="P28"><text:span text:style-name="T29">Ny Integritetsmodell</text:span></text:p></draw:text-box></draw:frame><draw:polygon draw:style-name="gr65" draw:text-style-name="P27" svg:width="0.1008in" svg:height="0.0677in" svg:x="1.6764in" svg:y="0.2917in" svg:viewBox="0 0 257 173" draw:points="257,85 0,173 0,0"><text:p/></draw:polygon><draw:line draw:style-name="gr66" draw:text-style-name="P27" svg:x1="1.5055in" svg:y1="0.3252in" svg:x2="1.6957in" svg:y2="0.3252in"><text:p/></draw:line><draw:polygon draw:style-name="gr65" draw:text-style-name="P27" svg:width="0.1024in" svg:height="0.0677in" svg:x="2.5622in" svg:y="0.2917in" svg:viewBox="0 0 261 173" draw:points="261,85 0,173 0,0"><text:p/></draw:polygon><draw:line draw:style-name="gr66" draw:text-style-name="P27" svg:x1="2.3913in" svg:y1="0.3252in" svg:x2="2.5831in" svg:y2="0.3252in"><text:p/></draw:line><draw:line draw:style-name="gr63" draw:text-style-name="P27" svg:x1="0.6858in" svg:y1="0.3252in" svg:x2="0.8913in" svg:y2="0.3252in"><text:p/></draw:line><draw:frame draw:style-name="gr97" draw:text-style-name="P29" svg:width="1.0398in" svg:height="0.0988in" svg:x="0.0071in" svg:y="0in"><draw:text-box><text:p text:style-name="P28"><text:span text:style-name="T29">Traditionell Integritetsmodel</text:span></text:p></draw:text-box></draw:frame><draw:polygon draw:style-name="gr58" draw:text-style-name="P27" svg:width="0.6134in" svg:height="0.2039in" svg:x="0.0618in" svg:y="1.0272in" svg:viewBox="0 0 1559 519" draw:points="780,519 0,519 0,0 1559,0 1559,519"><text:p/></draw:polygon><draw:polygon draw:style-name="gr58" draw:text-style-name="P27" svg:width="0.6134in" svg:height="0.2039in" svg:x="0.9492in" svg:y="1.0272in" svg:viewBox="0 0 1559 519" draw:points="780,519 0,519 0,0 1559,0 1559,519"><text:p/></draw:polygon><draw:frame draw:style-name="gr98" draw:text-style-name="P29" svg:width="0.3787in" svg:height="0.0988in" svg:x="0.1953in" svg:y="1.0898in"><draw:text-box><text:p text:style-name="P28"><text:span text:style-name="T29">Identiteter</text:span></text:p></draw:text-box></draw:frame><draw:polygon draw:style-name="gr58" draw:text-style-name="P27" svg:width="0.615in" svg:height="0.3398in" svg:x="1.8354in" svg:y="0.9594in" svg:viewBox="0 0 1563 864" draw:points="780,864 0,864 0,0 1563,0 1563,864"><text:p/></draw:polygon><draw:frame draw:style-name="gr92" draw:text-style-name="P29" svg:width="0.5161in" svg:height="0.0988in" svg:x="1.0126in" svg:y="1.0898in"><draw:text-box><text:p text:style-name="P28"><text:span text:style-name="T29">Transaktioner</text:span></text:p></draw:text-box></draw:frame><draw:line draw:style-name="gr63" draw:text-style-name="P27" svg:x1="0.813in" svg:y1="0.9594in" svg:x2="0.813in" svg:y2="1.2996in"><text:p/></draw:line><draw:polygon draw:style-name="gr65" draw:text-style-name="P27" svg:width="0.1012in" svg:height="0.0677in" svg:x="1.7339in" svg:y="1.0953in" svg:viewBox="0 0 258 173" draw:points="258,85 0,173 0,0"><text:p/></draw:polygon><draw:line draw:style-name="gr66" draw:text-style-name="P27" svg:x1="1.563in" svg:y1="1.128in" svg:x2="1.7535in" svg:y2="1.128in"><text:p/></draw:line><draw:frame draw:style-name="gr95" draw:text-style-name="P29" svg:width="0.4724in" svg:height="0.0988in" svg:x="1.9346in" svg:y="1.0898in"><draw:text-box><text:p text:style-name="P28"><text:span text:style-name="T29">Allmänheten</text:span></text:p></draw:text-box></draw:frame></draw:g></text:p>
      <text:p text:style-name="P7"/>
      <text:p text:style-name="P3">Som en ytterligare brandvägg, bör ett nytt nyckelpar användas för varje transaktion för att undvika att nyckelpar förknippas med en gemensam ägare. Viss koppling är emellertid oundviklig vid flerindata-transaktioner, som av nödvändighet avslöjar att deras indata tillhört en och samma ägare. Risken är att om innehavaren av en nyckel avslöjas, kan kopplingen avslöja andra transaktioner som tillhör innehavaren. </text:p>
      <text:h text:style-name="P23" text:outline-level="2">11. <text:s text:c="3"/>Beräkningar</text:h>
      <text:p text:style-name="P6">Vi betraktar scenariot med en angripare som försöker att generera en alternativ kedja snabbare än den tillförlitliga kedjan. Även om detta uppnås, slås inte systemet upp och blottar det för godtyckliga ändringar, såsom värdeskapande ur tomma luften eller uttagande av pengar som aldrig tillhört angriparen. Noder kommer nämligen inte att godkänna en ogiltig transaktion som <text:soft-page-break/>betalning, och tillförlitliga noder kommer aldrig att godkänna ett block som innehåller sådana transaktioner. En angripare kan endast försöka ändra en av sina egna transaktioner för att få tillbaka pengar han nyligen använt.</text:p>
      <text:p text:style-name="P3">Kapplöpningen mellan den tillförlitliga kedjan och en angripares kedja kan modelleras av en <text:s text:c="2"/><text:span text:style-name="T6">Binomial slumpvandring</text:span>.  <text:s/>Det lyckade utfallet är att den tillförlitliga kedjan blir förlängd med ett block, och ökar dess försprång med +1, medan det misslyckade utfallet är att angriparens kedja blir förlängd med ett block, och minskar gapet med -1.</text:p>
      <text:p text:style-name="P3">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11"/>
      <text:p text:style-name="P11"><text:span text:style-name="T7">p</text:span> = sannolikheten att en tillförlitlig nod hittar nästa block</text:p>
      <text:p text:style-name="P11"><text:span text:style-name="T6">q </text:span>= sannolikheten att angriparen hittar nästa block</text:p>
      <text:p text:style-name="P11"><text:span text:style-name="T6">q</text:span><text:span text:style-name="T5">z</text:span> = sannolikheten att angriparen någonsin kommer ikapp från att ligga z block efter. </text:p>
      <text:p text:style-name="P6"/>
      <text:p text:style-name="P11"><draw:g text:anchor-type="as-char" draw:z-index="2" draw:style-name="gr16"><draw:frame draw:style-name="gr17" draw:text-style-name="P25" svg:width="0.078in" svg:height="0.1768in" svg:x="0in" svg:y="0.1693in"><draw:text-box><text:p text:style-name="P24"><text:span text:style-name="T14">q</text:span></text:p></draw:text-box></draw:frame><draw:frame draw:style-name="gr18" draw:text-style-name="P25" svg:width="0.037in" svg:height="0.1071in" svg:x="0.0945in" svg:y="0.2563in"><draw:text-box><text:p text:style-name="P24"><text:span text:style-name="T15">z</text:span></text:p></draw:text-box></draw:frame><draw:frame draw:style-name="gr19" draw:text-style-name="P25" svg:width="0.1232in" svg:height="0.1894in" svg:x="0.1362in" svg:y="0.1839in"><draw:text-box><text:p text:style-name="P24"><text:span text:style-name="T16">=</text:span></text:p></draw:text-box></draw:frame><draw:frame draw:style-name="gr20" draw:text-style-name="P25" svg:width="0.1598in" svg:height="0.5122in" svg:x="0.25in" svg:y="0in"><draw:text-box><text:p text:style-name="P24"><text:span text:style-name="T17">{</text:span></text:p></draw:text-box></draw:frame><draw:frame draw:style-name="gr17" draw:text-style-name="P25" svg:width="0.078in" svg:height="0.1768in" svg:x="0.5134in" svg:y="0.1209in"><draw:text-box><text:p text:style-name="P24"><text:span text:style-name="T18">1</text:span></text:p></draw:text-box></draw:frame><draw:frame draw:style-name="gr21" draw:text-style-name="P25" svg:width="0.0862in" svg:height="0.1768in" svg:x="0.8898in" svg:y="0.1063in"><draw:text-box><text:p text:style-name="P24"><text:span text:style-name="T14">if</text:span></text:p></draw:text-box></draw:frame><draw:frame draw:style-name="gr17" draw:text-style-name="P25" svg:width="0.078in" svg:height="0.1768in" svg:x="1.0453in" svg:y="0.1063in"><draw:text-box><text:p text:style-name="P24"><text:span text:style-name="T14">p</text:span></text:p></draw:text-box></draw:frame><draw:frame draw:style-name="gr19" draw:text-style-name="P25" svg:width="0.1232in" svg:height="0.1894in" svg:x="1.1283in" svg:y="0.089in"><draw:text-box><text:p text:style-name="P24"><text:span text:style-name="T16">≤</text:span></text:p></draw:text-box></draw:frame><draw:frame draw:style-name="gr17" draw:text-style-name="P25" svg:width="0.078in" svg:height="0.1768in" svg:x="1.2634in" svg:y="0.1063in"><draw:text-box><text:p text:style-name="P24"><text:span text:style-name="T14">q</text:span></text:p></draw:text-box></draw:frame><draw:frame draw:style-name="gr22" draw:text-style-name="P25" svg:width="0.0496in" svg:height="0.1894in" svg:x="0.3465in" svg:y="0.2972in"><draw:text-box><text:p text:style-name="P24"><text:span text:style-name="T16"></text:span></text:p></draw:text-box></draw:frame><draw:frame draw:style-name="gr17" draw:text-style-name="P25" svg:width="0.078in" svg:height="0.1768in" svg:x="0.3992in" svg:y="0.3098in"><draw:text-box><text:p text:style-name="P24"><text:span text:style-name="T14">q</text:span></text:p></draw:text-box></draw:frame><draw:frame draw:style-name="gr23" draw:text-style-name="P25" svg:width="0.0441in" svg:height="0.1894in" svg:x="0.4925in" svg:y="0.2972in"><draw:text-box><text:p text:style-name="P24"><text:span text:style-name="T16">/</text:span></text:p></draw:text-box></draw:frame><draw:frame draw:style-name="gr17" draw:text-style-name="P25" svg:width="0.078in" svg:height="0.1768in" svg:x="0.5756in" svg:y="0.3098in"><draw:text-box><text:p text:style-name="P24"><text:span text:style-name="T14">p</text:span></text:p></draw:text-box></draw:frame><draw:frame draw:style-name="gr22" draw:text-style-name="P25" svg:width="0.0496in" svg:height="0.1894in" svg:x="0.6602in" svg:y="0.2972in"><draw:text-box><text:p text:style-name="P24"><text:span text:style-name="T16"></text:span></text:p></draw:text-box></draw:frame><draw:frame draw:style-name="gr18" draw:text-style-name="P25" svg:width="0.037in" svg:height="0.1071in" svg:x="0.7118in" svg:y="0.2728in"><draw:text-box><text:p text:style-name="P24"><text:span text:style-name="T15">z</text:span></text:p></draw:text-box></draw:frame><draw:frame draw:style-name="gr21" draw:text-style-name="P25" svg:width="0.0862in" svg:height="0.1768in" svg:x="0.8898in" svg:y="0.3146in"><draw:text-box><text:p text:style-name="P24"><text:span text:style-name="T14">if</text:span></text:p></draw:text-box></draw:frame><draw:frame draw:style-name="gr17" draw:text-style-name="P25" svg:width="0.078in" svg:height="0.1768in" svg:x="1.0453in" svg:y="0.3146in"><draw:text-box><text:p text:style-name="P24"><text:span text:style-name="T14">p</text:span></text:p></draw:text-box></draw:frame><draw:frame draw:style-name="gr19" draw:text-style-name="P25" svg:width="0.1232in" svg:height="0.1894in" svg:x="1.1283in" svg:y="0.2972in"><draw:text-box><text:p text:style-name="P24"><text:span text:style-name="T16"></text:span></text:p></draw:text-box></draw:frame><draw:frame draw:style-name="gr17" draw:text-style-name="P25" svg:width="0.078in" svg:height="0.1768in" svg:x="1.2634in" svg:y="0.3146in"><draw:text-box><text:p text:style-name="P24"><text:span text:style-name="T14">q</text:span></text:p></draw:text-box></draw:frame><draw:frame draw:style-name="gr20" draw:text-style-name="P25" svg:width="0.1598in" svg:height="0.5122in" svg:x="1.322in" svg:y="0in"><draw:text-box><text:p text:style-name="P24"><text:span text:style-name="T17">}</text:span></text:p></draw:text-box></draw:frame></draw:g></text:p>
      <text:p text:style-name="P6"/>
      <text:p text:style-name="P6">Givet vårt antagande att p &gt; q, faller sannolikheten exponentiellt när antalet block som angriparen måste komma ikapp ökar. Med oddsen mot sig, om inte angripare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efter en stund återkallar betalningen för att betala tillbaka till sig själv. Mottagaren kommer att varnas när detta sker, men avsändaren hoppas att det kommer att vara för sent.</text:p>
      <text:p text:style-name="P6"><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har skickats, börjar den ohederliga avsändaren <text:span text:style-name="T8">arbeta </text:span>i hemlighet på en parallell kedja innehållande en alternativ version av <text:s/>transaktionen. </text:p>
      <text:p text:style-name="P6"><text:s text:c="5"/>Mottagaren väntar tills transaktionen har blivit inkluderat i ett block och z block har blivit länkade efter det.  Han vet inte exakt hur stora framsteg angriparen har gjort, me<text:span text:style-name="T8">n om det antas</text:span> att sammanlänkning av de hederliga blocken tagit den förväntade genomsnittstiden per block, kommer angriparens möjliga framsteg att vara fördelade enligt en Poissonfördelning med väntevärde: </text:p>
      <text:p text:style-name="P6"/>
      <text:p text:style-name="P11"><draw:g text:anchor-type="as-char" svg:y="-0.4484in" draw:z-index="3" draw:style-name="gr24"><draw:frame draw:style-name="gr25" draw:text-style-name="P25" svg:width="0.2051in" svg:height="0.1894in" svg:x="0in" svg:y="0.0972in"><draw:text-box><text:p text:style-name="P24"><text:span text:style-name="T16"></text:span><text:span text:style-name="T16">=</text:span></text:p></draw:text-box></draw:frame><draw:frame draw:style-name="gr26" draw:text-style-name="P25" svg:width="0.0614in" svg:height="0.1768in" svg:x="0.2181in" svg:y="0.1102in"><draw:text-box><text:p text:style-name="P24"><text:span text:style-name="T14">z</text:span></text:p></draw:text-box></draw:frame><draw:polygon draw:style-name="gr9" svg:width="0.1189in" svg:height="0.0067in" svg:x="0.3126in" svg:y="0.1965in" svg:viewBox="0 0 303 18" draw:points="0,18 303,18 303,0 0,0"><text:p/></draw:polygon><draw:frame draw:style-name="gr17" draw:text-style-name="P25" svg:width="0.078in" svg:height="0.1768in" svg:x="0.3335in" svg:y="0in"><draw:text-box><text:p text:style-name="P24"><text:span text:style-name="T14">q</text:span></text:p></draw:text-box></draw:frame><draw:frame draw:style-name="gr17" draw:text-style-name="P25" svg:width="0.078in" svg:height="0.1768in" svg:x="0.3445in" svg:y="0.1874in"><draw:text-box><text:p text:style-name="P24"><text:span text:style-name="T14">p</text:span></text:p></draw:text-box></draw:frame></draw:g></text:p>
      <text:p text:style-name="P6"/>
      <text:p text:style-name="P6">För att erhålla sannolikheten att angriparen fortfarande nu kan komma ikapp, multiplicerar vi <text:s/>Poissonfördelningens täthetsfunktion för varje framsteg han har gjort med sannolikheten att han kan komma ikapp från den punkten:</text:p>
      <text:p text:style-name="P6"/>
      <text:p text:style-name="P11"><text:soft-page-break/><draw:g text:anchor-type="as-char" draw:z-index="4" draw:style-name="gr16"><draw:frame draw:style-name="gr27" draw:text-style-name="P25" svg:width="0.178in" svg:height="0.2748in" svg:x="0in" svg:y="0.1409in"><draw:text-box><text:p text:style-name="P24"><text:span text:style-name="T19">∑</text:span></text:p></draw:text-box></draw:frame><draw:frame draw:style-name="gr28" draw:text-style-name="P25" svg:width="0.0425in" svg:height="0.1071in" svg:x="0in" svg:y="0.3874in"><draw:text-box><text:p text:style-name="P24"><text:span text:style-name="T15">k</text:span></text:p></draw:text-box></draw:frame><draw:frame draw:style-name="gr29" draw:text-style-name="P25" svg:width="0.0748in" svg:height="0.1142in" svg:x="0.0516in" svg:y="0.3807in"><draw:text-box><text:p text:style-name="P24"><text:span text:style-name="T20">=</text:span></text:p></draw:text-box></draw:frame><draw:frame draw:style-name="gr30" draw:text-style-name="P25" svg:width="0.0476in" svg:height="0.1071in" svg:x="0.1252in" svg:y="0.3874in"><draw:text-box><text:p text:style-name="P24"><text:span text:style-name="T21">0</text:span></text:p></draw:text-box></draw:frame><draw:frame draw:style-name="gr31" draw:text-style-name="P25" svg:width="0.0705in" svg:height="0.1142in" svg:x="0.0516in" svg:y="0.0972in"><draw:text-box><text:p text:style-name="P24"><text:span text:style-name="T20">∞</text:span></text:p></draw:text-box></draw:frame><draw:frame draw:style-name="gr32" draw:text-style-name="P25" svg:width="0.0835in" svg:height="0.1894in" svg:x="0.2181in" svg:y="0.1071in"><draw:text-box><text:p text:style-name="P24"><text:span text:style-name="T16"></text:span></text:p></draw:text-box></draw:frame><draw:frame draw:style-name="gr28" draw:text-style-name="P25" svg:width="0.0425in" svg:height="0.1071in" svg:x="0.3126in" svg:y="0.0925in"><draw:text-box><text:p text:style-name="P24"><text:span text:style-name="T15">k</text:span></text:p></draw:text-box></draw:frame><draw:frame draw:style-name="gr33" draw:text-style-name="P25" svg:width="0.0697in" svg:height="0.1768in" svg:x="0.3752in" svg:y="0.1209in"><draw:text-box><text:p text:style-name="P24"><text:span text:style-name="T14">e</text:span></text:p></draw:text-box></draw:frame><draw:polygon draw:style-name="gr9" svg:width="0.3634in" svg:height="0.0067in" svg:x="0.2185in" svg:y="0.2953in" svg:viewBox="0 0 924 18" draw:points="0,18 924,18 924,0 0,0"><text:p/></draw:polygon><draw:frame draw:style-name="gr34" draw:text-style-name="P25" svg:width="0.124in" svg:height="0.1142in" svg:x="0.4484in" svg:y="0.0866in"><draw:text-box><text:p text:style-name="P24"><text:span text:style-name="T20">−</text:span></text:p></draw:text-box></draw:frame><draw:frame draw:style-name="gr33" draw:text-style-name="P25" svg:width="0.0697in" svg:height="0.1768in" svg:x="0.3335in" svg:y="0.3071in"><draw:text-box><text:p text:style-name="P24"><text:span text:style-name="T14">k</text:span></text:p></draw:text-box></draw:frame><draw:frame draw:style-name="gr35" draw:text-style-name="P25" svg:width="0.0469in" svg:height="0.1894in" svg:x="0.4165in" svg:y="0.2929in"><draw:text-box><text:p text:style-name="P24"><text:span text:style-name="T16">!</text:span></text:p></draw:text-box></draw:frame><draw:frame draw:style-name="gr36" draw:text-style-name="P25" svg:width="0.0898in" svg:height="0.1894in" svg:x="0.572in" svg:y="0.189in"><draw:text-box><text:p text:style-name="P24"><text:span text:style-name="T16">⋅</text:span></text:p></draw:text-box></draw:frame><draw:frame draw:style-name="gr20" draw:text-style-name="P25" svg:width="0.1598in" svg:height="0.5122in" svg:x="0.6362in" svg:y="0in"><draw:text-box><text:p text:style-name="P24"><text:span text:style-name="T17">{</text:span></text:p></draw:text-box></draw:frame><draw:frame draw:style-name="gr22" draw:text-style-name="P25" svg:width="0.0496in" svg:height="0.1894in" svg:x="0.722in" svg:y="0.1236in"><draw:text-box><text:p text:style-name="P24"><text:span text:style-name="T16"></text:span></text:p></draw:text-box></draw:frame><draw:frame draw:style-name="gr17" draw:text-style-name="P25" svg:width="0.078in" svg:height="0.1768in" svg:x="0.7717in" svg:y="0.1362in"><draw:text-box><text:p text:style-name="P24"><text:span text:style-name="T14">q</text:span></text:p></draw:text-box></draw:frame><draw:frame draw:style-name="gr23" draw:text-style-name="P25" svg:width="0.0441in" svg:height="0.1894in" svg:x="0.8681in" svg:y="0.1236in"><draw:text-box><text:p text:style-name="P24"><text:span text:style-name="T16">/</text:span></text:p></draw:text-box></draw:frame><draw:frame draw:style-name="gr17" draw:text-style-name="P25" svg:width="0.078in" svg:height="0.1768in" svg:x="0.9492in" svg:y="0.1362in"><draw:text-box><text:p text:style-name="P24"><text:span text:style-name="T14">p</text:span></text:p></draw:text-box></draw:frame><draw:frame draw:style-name="gr22" draw:text-style-name="P25" svg:width="0.0496in" svg:height="0.1894in" svg:x="1.0335in" svg:y="0.1236in"><draw:text-box><text:p text:style-name="P24"><text:span text:style-name="T16"></text:span></text:p></draw:text-box></draw:frame><draw:frame draw:style-name="gr37" draw:text-style-name="P25" svg:width="0.0303in" svg:height="0.1142in" svg:x="1.0752in" svg:y="0.0984in"><draw:text-box><text:p text:style-name="P24"><text:span text:style-name="T20"></text:span></text:p></draw:text-box></draw:frame><draw:frame draw:style-name="gr18" draw:text-style-name="P25" svg:width="0.037in" svg:height="0.1071in" svg:x="1.1181in" svg:y="0.1043in"><draw:text-box><text:p text:style-name="P24"><text:span text:style-name="T15">z</text:span></text:p></draw:text-box></draw:frame><draw:frame draw:style-name="gr29" draw:text-style-name="P25" svg:width="0.0748in" svg:height="0.1142in" svg:x="1.1598in" svg:y="0.0984in"><draw:text-box><text:p text:style-name="P24"><text:span text:style-name="T20">−</text:span></text:p></draw:text-box></draw:frame><draw:frame draw:style-name="gr28" draw:text-style-name="P25" svg:width="0.0425in" svg:height="0.1071in" svg:x="1.2417in" svg:y="0.1043in"><draw:text-box><text:p text:style-name="P24"><text:span text:style-name="T15">k</text:span></text:p></draw:text-box></draw:frame><draw:frame draw:style-name="gr37" draw:text-style-name="P25" svg:width="0.0303in" svg:height="0.1142in" svg:x="1.2945in" svg:y="0.0984in"><draw:text-box><text:p text:style-name="P24"><text:span text:style-name="T20"></text:span></text:p></draw:text-box></draw:frame><draw:frame draw:style-name="gr38" draw:text-style-name="P25" svg:width="0.1925in" svg:height="0.1768in" svg:x="1.461in" svg:y="0.1091in"><draw:text-box><text:p text:style-name="P24"><text:span text:style-name="T14">if k</text:span></text:p></draw:text-box></draw:frame><draw:frame draw:style-name="gr19" draw:text-style-name="P25" svg:width="0.1232in" svg:height="0.1894in" svg:x="1.6807in" svg:y="0.0953in"><draw:text-box><text:p text:style-name="P24"><text:span text:style-name="T16">≤</text:span></text:p></draw:text-box></draw:frame><draw:frame draw:style-name="gr26" draw:text-style-name="P25" svg:width="0.0614in" svg:height="0.1768in" svg:x="1.8252in" svg:y="0.1091in"><draw:text-box><text:p text:style-name="P24"><text:span text:style-name="T14">z</text:span></text:p></draw:text-box></draw:frame><draw:frame draw:style-name="gr17" draw:text-style-name="P25" svg:width="0.078in" svg:height="0.1768in" svg:x="0.9819in" svg:y="0.3126in"><draw:text-box><text:p text:style-name="P24"><text:span text:style-name="T18">1</text:span></text:p></draw:text-box></draw:frame><draw:frame draw:style-name="gr38" draw:text-style-name="P25" svg:width="0.1925in" svg:height="0.1768in" svg:x="1.461in" svg:y="0.2953in"><draw:text-box><text:p text:style-name="P24"><text:span text:style-name="T14">if k</text:span></text:p></draw:text-box></draw:frame><draw:frame draw:style-name="gr19" draw:text-style-name="P25" svg:width="0.1232in" svg:height="0.1894in" svg:x="1.6807in" svg:y="0.2811in"><draw:text-box><text:p text:style-name="P24"><text:span text:style-name="T16"></text:span></text:p></draw:text-box></draw:frame><draw:frame draw:style-name="gr26" draw:text-style-name="P25" svg:width="0.0614in" svg:height="0.1768in" svg:x="1.8252in" svg:y="0.2953in"><draw:text-box><text:p text:style-name="P24"><text:span text:style-name="T14">z</text:span></text:p></draw:text-box></draw:frame><draw:frame draw:style-name="gr20" draw:text-style-name="P25" svg:width="0.1598in" svg:height="0.5122in" svg:x="1.8752in" svg:y="0in"><draw:text-box><text:p text:style-name="P24"><text:span text:style-name="T17">}</text:span></text:p></draw:text-box></draw:frame></draw:g></text:p>
      <text:p text:style-name="P6"/>
      <text:p text:style-name="P6">Skriver om för att undvika att summera fördelningens oändliga svans ...</text:p>
      <text:p text:style-name="P6"/>
      <text:p text:style-name="P11"><draw:g text:anchor-type="as-char" draw:z-index="5" draw:style-name="gr16"><draw:frame draw:style-name="gr17" draw:text-style-name="P25" svg:width="0.078in" svg:height="0.1768in" svg:x="0in" svg:y="0.1055in"><draw:text-box><text:p text:style-name="P24"><text:span text:style-name="T18">1</text:span></text:p></draw:text-box></draw:frame><draw:frame draw:style-name="gr19" draw:text-style-name="P25" svg:width="0.1232in" svg:height="0.1894in" svg:x="0.072in" svg:y="0.0929in"><draw:text-box><text:p text:style-name="P24"><text:span text:style-name="T16">−</text:span></text:p></draw:text-box></draw:frame><draw:frame draw:style-name="gr27" draw:text-style-name="P25" svg:width="0.178in" svg:height="0.2748in" svg:x="0.1972in" svg:y="0.0583in"><draw:text-box><text:p text:style-name="P24"><text:span text:style-name="T19">∑</text:span></text:p></draw:text-box></draw:frame><draw:frame draw:style-name="gr28" draw:text-style-name="P25" svg:width="0.0425in" svg:height="0.1071in" svg:x="0.2083in" svg:y="0.311in"><draw:text-box><text:p text:style-name="P24"><text:span text:style-name="T15">k</text:span></text:p></draw:text-box></draw:frame><draw:frame draw:style-name="gr29" draw:text-style-name="P25" svg:width="0.0748in" svg:height="0.1142in" svg:x="0.2598in" svg:y="0.3043in"><draw:text-box><text:p text:style-name="P24"><text:span text:style-name="T20">=</text:span></text:p></draw:text-box></draw:frame><draw:frame draw:style-name="gr30" draw:text-style-name="P25" svg:width="0.0476in" svg:height="0.1071in" svg:x="0.3335in" svg:y="0.311in"><draw:text-box><text:p text:style-name="P24"><text:span text:style-name="T21">0</text:span></text:p></draw:text-box></draw:frame><draw:frame draw:style-name="gr18" draw:text-style-name="P25" svg:width="0.037in" svg:height="0.1071in" svg:x="0.2728in" svg:y="0in"><draw:text-box><text:p text:style-name="P24"><text:span text:style-name="T15">z</text:span></text:p></draw:text-box></draw:frame><draw:frame draw:style-name="gr32" draw:text-style-name="P25" svg:width="0.0835in" svg:height="0.1894in" svg:x="0.4236in" svg:y="0.0173in"><draw:text-box><text:p text:style-name="P24"><text:span text:style-name="T16"></text:span></text:p></draw:text-box></draw:frame><draw:frame draw:style-name="gr28" draw:text-style-name="P25" svg:width="0.0425in" svg:height="0.1071in" svg:x="0.5071in" svg:y="0.0173in"><draw:text-box><text:p text:style-name="P24"><text:span text:style-name="T15">k</text:span></text:p></draw:text-box></draw:frame><draw:frame draw:style-name="gr33" draw:text-style-name="P25" svg:width="0.0697in" svg:height="0.1768in" svg:x="0.5807in" svg:y="0.0366in"><draw:text-box><text:p text:style-name="P24"><text:span text:style-name="T14">e</text:span></text:p></draw:text-box></draw:frame><draw:polygon draw:style-name="gr9" svg:width="0.3634in" svg:height="0.0067in" svg:x="0.4142in" svg:y="0.215in" svg:viewBox="0 0 924 18" draw:points="0,18 924,18 924,0 0,0"><text:p/></draw:polygon><draw:frame draw:style-name="gr34" draw:text-style-name="P25" svg:width="0.124in" svg:height="0.1142in" svg:x="0.65in" svg:y="0.0098in"><draw:text-box><text:p text:style-name="P24"><text:span text:style-name="T20">−</text:span></text:p></draw:text-box></draw:frame><draw:frame draw:style-name="gr33" draw:text-style-name="P25" svg:width="0.0697in" svg:height="0.1768in" svg:x="0.539in" svg:y="0.2339in"><draw:text-box><text:p text:style-name="P24"><text:span text:style-name="T14">k</text:span></text:p></draw:text-box></draw:frame><draw:frame draw:style-name="gr35" draw:text-style-name="P25" svg:width="0.0469in" svg:height="0.1894in" svg:x="0.6209in" svg:y="0.2154in"><draw:text-box><text:p text:style-name="P24"><text:span text:style-name="T16">!</text:span></text:p></draw:text-box></draw:frame><draw:frame draw:style-name="gr39" draw:text-style-name="P25" svg:width="0.065in" svg:height="0.2512in" svg:x="0.7984in" svg:y="0.0528in"><draw:text-box><text:p text:style-name="P24"><text:span text:style-name="T22"></text:span></text:p></draw:text-box></draw:frame><draw:frame draw:style-name="gr17" draw:text-style-name="P25" svg:width="0.078in" svg:height="0.1768in" svg:x="0.8484in" svg:y="0.1055in"><draw:text-box><text:p text:style-name="P24"><text:span text:style-name="T18">1</text:span></text:p></draw:text-box></draw:frame><draw:frame draw:style-name="gr40" draw:text-style-name="P25" svg:width="0.1705in" svg:height="0.1894in" svg:x="0.9264in" svg:y="0.0929in"><draw:text-box><text:p text:style-name="P24"><text:span text:style-name="T16">−</text:span></text:p></draw:text-box></draw:frame><draw:frame draw:style-name="gr17" draw:text-style-name="P25" svg:width="0.078in" svg:height="0.1768in" svg:x="1.1083in" svg:y="0.1055in"><draw:text-box><text:p text:style-name="P24"><text:span text:style-name="T14">q</text:span></text:p></draw:text-box></draw:frame><draw:frame draw:style-name="gr23" draw:text-style-name="P25" svg:width="0.0441in" svg:height="0.1894in" svg:x="1.1957in" svg:y="0.0929in"><draw:text-box><text:p text:style-name="P24"><text:span text:style-name="T16">/</text:span></text:p></draw:text-box></draw:frame><draw:frame draw:style-name="gr17" draw:text-style-name="P25" svg:width="0.078in" svg:height="0.1768in" svg:x="1.2846in" svg:y="0.1055in"><draw:text-box><text:p text:style-name="P24"><text:span text:style-name="T14">p</text:span></text:p></draw:text-box></draw:frame><draw:frame draw:style-name="gr22" draw:text-style-name="P25" svg:width="0.0496in" svg:height="0.1894in" svg:x="1.3626in" svg:y="0.0929in"><draw:text-box><text:p text:style-name="P24"><text:span text:style-name="T16"></text:span></text:p></draw:text-box></draw:frame><draw:frame draw:style-name="gr37" draw:text-style-name="P25" svg:width="0.0303in" svg:height="0.1142in" svg:x="1.4043in" svg:y="0.0744in"><draw:text-box><text:p text:style-name="P24"><text:span text:style-name="T20"></text:span></text:p></draw:text-box></draw:frame><draw:frame draw:style-name="gr18" draw:text-style-name="P25" svg:width="0.037in" svg:height="0.1071in" svg:x="1.4457in" svg:y="0.0783in"><draw:text-box><text:p text:style-name="P24"><text:span text:style-name="T15">z</text:span></text:p></draw:text-box></draw:frame><draw:frame draw:style-name="gr29" draw:text-style-name="P25" svg:width="0.0748in" svg:height="0.1142in" svg:x="1.4874in" svg:y="0.0744in"><draw:text-box><text:p text:style-name="P24"><text:span text:style-name="T20">−</text:span></text:p></draw:text-box></draw:frame><draw:frame draw:style-name="gr28" draw:text-style-name="P25" svg:width="0.0425in" svg:height="0.1071in" svg:x="1.5709in" svg:y="0.0783in"><draw:text-box><text:p text:style-name="P24"><text:span text:style-name="T15">k</text:span></text:p></draw:text-box></draw:frame><draw:frame draw:style-name="gr37" draw:text-style-name="P25" svg:width="0.0303in" svg:height="0.1142in" svg:x="1.622in" svg:y="0.0744in"><draw:text-box><text:p text:style-name="P24"><text:span text:style-name="T20"></text:span></text:p></draw:text-box></draw:frame><draw:frame draw:style-name="gr39" draw:text-style-name="P25" svg:width="0.065in" svg:height="0.2512in" svg:x="1.6543in" svg:y="0.0528in"><draw:text-box><text:p text:style-name="P24"><text:span text:style-name="T22"></text:span></text:p></draw:text-box></draw:frame></draw:g></text:p>
      <text:p text:style-name="P6"/>
      <text:p text:style-name="P6">Implementerar med C-kod...</text:p>
      <text:p text:style-name="P6"/>
      <text:p text:style-name="P20"><draw:g text:anchor-type="as-char" draw:z-index="8" draw:style-name="gr1"><draw:frame draw:style-name="gr47" draw:text-style-name="P25" svg:width="1.135in" svg:height="0.1268in" svg:x="0in" svg:y="0in"><draw:text-box><text:p text:style-name="P24"><text:span text:style-name="T23">#include &lt;math.h&gt;</text:span></text:p></draw:text-box></draw:frame><draw:frame draw:style-name="gr48" draw:text-style-name="P25" svg:width="3.335in" svg:height="0.1268in" svg:x="0in" svg:y="0.1264in"><draw:text-box><text:p text:style-name="P24"><text:span text:style-name="T23">double AttackerSuccessProbability(double q, int z)</text:span></text:p></draw:text-box></draw:frame><draw:frame draw:style-name="gr49" draw:text-style-name="P25" svg:width="0.0685in" svg:height="0.1268in" svg:x="0in" svg:y="0.2516in"><draw:text-box><text:p text:style-name="P24"><text:span text:style-name="T23">{</text:span></text:p></draw:text-box></draw:frame><draw:frame draw:style-name="gr50" draw:text-style-name="P25" svg:width="1.535in" svg:height="0.1268in" svg:x="0in" svg:y="0.378in"><draw:text-box><text:p text:style-name="P24"><text:span text:style-name="T23"><text:s text:c="4"/></text:span><text:span text:style-name="T23">double p = 1.0 - q;</text:span></text:p></draw:text-box></draw:frame><draw:frame draw:style-name="gr51" draw:text-style-name="P25" svg:width="2.135in" svg:height="0.1268in" svg:x="0in" svg:y="0.5028in"><draw:text-box><text:p text:style-name="P24"><text:span text:style-name="T23"><text:s text:c="4"/></text:span><text:span text:style-name="T23">double lambda = z * (q / p);</text:span></text:p></draw:text-box></draw:frame><draw:frame draw:style-name="gr52" draw:text-style-name="P25" svg:width="1.4016in" svg:height="0.1268in" svg:x="0in" svg:y="0.6291in"><draw:text-box><text:p text:style-name="P24"><text:span text:style-name="T23"><text:s text:c="4"/></text:span><text:span text:style-name="T23">double sum = 1.0;</text:span></text:p></draw:text-box></draw:frame><draw:frame draw:style-name="gr45" draw:text-style-name="P25" svg:width="0.8685in" svg:height="0.1268in" svg:x="0in" svg:y="0.7543in"><draw:text-box><text:p text:style-name="P24"><text:span text:style-name="T23"><text:s text:c="4"/></text:span><text:span text:style-name="T23">int i, k;</text:span></text:p></draw:text-box></draw:frame><draw:frame draw:style-name="gr53" draw:text-style-name="P25" svg:width="1.8685in" svg:height="0.1268in" svg:x="0in" svg:y="0.8807in"><draw:text-box><text:p text:style-name="P24"><text:span text:style-name="T23"><text:s text:c="4"/></text:span><text:span text:style-name="T23">for (k = 0; k &lt;= z; k++)</text:span></text:p></draw:text-box></draw:frame><draw:frame draw:style-name="gr41" draw:text-style-name="P25" svg:width="0.335in" svg:height="0.1268in" svg:x="0in" svg:y="1.0055in"><draw:text-box><text:p text:style-name="P24"><text:span text:style-name="T23"><text:s text:c="4"/></text:span><text:span text:style-name="T23">{</text:span></text:p></draw:text-box></draw:frame><draw:frame draw:style-name="gr54" draw:text-style-name="P25" svg:width="2.535in" svg:height="0.1268in" svg:x="0in" svg:y="1.1319in"><draw:text-box><text:p text:style-name="P24"><text:span text:style-name="T23"><text:s text:c="8"/></text:span><text:span text:style-name="T23">double poisson = exp(-lambda);</text:span></text:p></draw:text-box></draw:frame><draw:frame draw:style-name="gr51" draw:text-style-name="P25" svg:width="2.135in" svg:height="0.1268in" svg:x="0in" svg:y="1.2571in"><draw:text-box><text:p text:style-name="P24"><text:span text:style-name="T23"><text:s text:c="8"/></text:span><text:span text:style-name="T23">for (i = 1; i &lt;= k; i++)</text:span></text:p></draw:text-box></draw:frame><draw:frame draw:style-name="gr55" draw:text-style-name="P25" svg:width="2.2685in" svg:height="0.1268in" svg:x="0in" svg:y="1.3835in"><draw:text-box><text:p text:style-name="P24"><text:span text:style-name="T23"><text:s text:c="12"/></text:span><text:span text:style-name="T23">poisson *= lambda / i;</text:span></text:p></draw:text-box></draw:frame><draw:frame draw:style-name="gr56" draw:text-style-name="P25" svg:width="3.2685in" svg:height="0.1268in" svg:x="0in" svg:y="1.5083in"><draw:text-box><text:p text:style-name="P24"><text:span text:style-name="T23"><text:s text:c="8"/></text:span><text:span text:style-name="T23">sum -= poisson * (1 - pow(q / p, z - k));</text:span></text:p></draw:text-box></draw:frame><draw:frame draw:style-name="gr41" draw:text-style-name="P25" svg:width="0.335in" svg:height="0.1268in" svg:x="0in" svg:y="1.6346in"><draw:text-box><text:p text:style-name="P24"><text:span text:style-name="T23"><text:s text:c="4"/></text:span><text:span text:style-name="T23">}</text:span></text:p></draw:text-box></draw:frame><draw:frame draw:style-name="gr57" draw:text-style-name="P25" svg:width="1.0016in" svg:height="0.1268in" svg:x="0in" svg:y="1.7598in"><draw:text-box><text:p text:style-name="P24"><text:span text:style-name="T23"><text:s text:c="4"/></text:span><text:span text:style-name="T23">return sum;</text:span></text:p></draw:text-box></draw:frame><draw:frame draw:style-name="gr49" draw:text-style-name="P25" svg:width="0.0685in" svg:height="0.1268in" svg:x="0in" svg:y="1.8862in"><draw:text-box><text:p text:style-name="P24"><text:span text:style-name="T23">}</text:span></text:p></draw:text-box></draw:frame></draw:g></text:p>
      <text:p text:style-name="P20"/>
      <text:p text:style-name="P20">Vid testkörning av ett antal resultat, ser vi att sannolikheten faller exponentiellt med z.</text:p>
      <text:p text:style-name="P6"/>
      <text:p text:style-name="P11"><draw:g text:anchor-type="as-char" draw:z-index="6" draw:style-name="gr1"><draw:frame draw:style-name="gr41" draw:text-style-name="P25" svg:width="0.335in" svg:height="0.1268in" svg:x="0in" svg:y="0in"><draw:text-box><text:p text:style-name="P24"><text:span text:style-name="T23">q=0.1</text:span></text:p></draw:text-box></draw:frame><draw:frame draw:style-name="gr42" draw:text-style-name="P25" svg:width="1.2016in" svg:height="0.1268in" svg:x="0in" svg:y="0.1252in"><draw:text-box><text:p text:style-name="P24"><text:span text:style-name="T23">z=0 <text:s text:c="3"/>P=1.0000000</text:span></text:p></draw:text-box></draw:frame><draw:frame draw:style-name="gr42" draw:text-style-name="P25" svg:width="1.2016in" svg:height="0.1268in" svg:x="0in" svg:y="0.2516in"><draw:text-box><text:p text:style-name="P24"><text:span text:style-name="T23">z=1 <text:s text:c="3"/>P=0.2045873</text:span></text:p></draw:text-box></draw:frame><draw:frame draw:style-name="gr42" draw:text-style-name="P25" svg:width="1.2016in" svg:height="0.1268in" svg:x="0in" svg:y="0.3764in"><draw:text-box><text:p text:style-name="P24"><text:span text:style-name="T23">z=2 <text:s text:c="3"/>P=0.0509779</text:span></text:p></draw:text-box></draw:frame><draw:frame draw:style-name="gr42" draw:text-style-name="P25" svg:width="1.2016in" svg:height="0.1268in" svg:x="0in" svg:y="0.5028in"><draw:text-box><text:p text:style-name="P24"><text:span text:style-name="T23">z=3 <text:s text:c="3"/>P=0.0131722</text:span></text:p></draw:text-box></draw:frame><draw:frame draw:style-name="gr42" draw:text-style-name="P25" svg:width="1.2016in" svg:height="0.1268in" svg:x="0in" svg:y="0.628in"><draw:text-box><text:p text:style-name="P24"><text:span text:style-name="T23">z=4 <text:s text:c="3"/>P=0.0034552</text:span></text:p></draw:text-box></draw:frame><draw:frame draw:style-name="gr42" draw:text-style-name="P25" svg:width="1.2016in" svg:height="0.1268in" svg:x="0in" svg:y="0.7543in"><draw:text-box><text:p text:style-name="P24"><text:span text:style-name="T23">z=5 <text:s text:c="3"/>P=0.0009137</text:span></text:p></draw:text-box></draw:frame><draw:frame draw:style-name="gr42" draw:text-style-name="P25" svg:width="1.2016in" svg:height="0.1268in" svg:x="0in" svg:y="0.8791in"><draw:text-box><text:p text:style-name="P24"><text:span text:style-name="T23">z=6 <text:s text:c="3"/>P=0.0002428</text:span></text:p></draw:text-box></draw:frame><draw:frame draw:style-name="gr42" draw:text-style-name="P25" svg:width="1.2016in" svg:height="0.1268in" svg:x="0in" svg:y="1.0055in"><draw:text-box><text:p text:style-name="P24"><text:span text:style-name="T23">z=7 <text:s text:c="3"/>P=0.0000647</text:span></text:p></draw:text-box></draw:frame><draw:frame draw:style-name="gr42" draw:text-style-name="P25" svg:width="1.2016in" svg:height="0.1268in" svg:x="0in" svg:y="1.1307in"><draw:text-box><text:p text:style-name="P24"><text:span text:style-name="T23">z=8 <text:s text:c="3"/>P=0.0000173</text:span></text:p></draw:text-box></draw:frame><draw:frame draw:style-name="gr42" draw:text-style-name="P25" svg:width="1.2016in" svg:height="0.1268in" svg:x="0in" svg:y="1.2571in"><draw:text-box><text:p text:style-name="P24"><text:span text:style-name="T23">z=9 <text:s text:c="3"/>P=0.0000046</text:span></text:p></draw:text-box></draw:frame><draw:frame draw:style-name="gr42" draw:text-style-name="P25" svg:width="1.2016in" svg:height="0.1268in" svg:x="0in" svg:y="1.3819in"><draw:text-box><text:p text:style-name="P24"><text:span text:style-name="T23">z=10 <text:s text:c="2"/>P=0.0000012</text:span></text:p></draw:text-box></draw:frame><draw:frame draw:style-name="gr41" draw:text-style-name="P25" svg:width="0.335in" svg:height="0.1268in" svg:x="0in" svg:y="1.6484in"><draw:text-box><text:p text:style-name="P24"><text:span text:style-name="T23">q=0.3</text:span></text:p></draw:text-box></draw:frame><draw:frame draw:style-name="gr42" draw:text-style-name="P25" svg:width="1.2016in" svg:height="0.1268in" svg:x="0in" svg:y="1.7736in"><draw:text-box><text:p text:style-name="P24"><text:span text:style-name="T23">z=0 <text:s text:c="3"/>P=1.0000000</text:span></text:p></draw:text-box></draw:frame><draw:frame draw:style-name="gr42" draw:text-style-name="P25" svg:width="1.2016in" svg:height="0.1268in" svg:x="0in" svg:y="1.9in"><draw:text-box><text:p text:style-name="P24"><text:span text:style-name="T23">z=5 <text:s text:c="3"/>P=0.1773523</text:span></text:p></draw:text-box></draw:frame><draw:frame draw:style-name="gr42" draw:text-style-name="P25" svg:width="1.2016in" svg:height="0.1268in" svg:x="0in" svg:y="2.0252in"><draw:text-box><text:p text:style-name="P24"><text:span text:style-name="T23">z=10 <text:s text:c="2"/>P=0.0416605</text:span></text:p></draw:text-box></draw:frame><draw:frame draw:style-name="gr42" draw:text-style-name="P25" svg:width="1.2016in" svg:height="0.1268in" svg:x="0in" svg:y="2.1516in"><draw:text-box><text:p text:style-name="P24"><text:span text:style-name="T23">z=15 <text:s text:c="2"/>P=0.0101008</text:span></text:p></draw:text-box></draw:frame><draw:frame draw:style-name="gr42" draw:text-style-name="P25" svg:width="1.2016in" svg:height="0.1268in" svg:x="0in" svg:y="2.2764in"><draw:text-box><text:p text:style-name="P24"><text:span text:style-name="T23">z=20 <text:s text:c="2"/>P=0.0024804</text:span></text:p></draw:text-box></draw:frame><draw:frame draw:style-name="gr42" draw:text-style-name="P25" svg:width="1.2016in" svg:height="0.1268in" svg:x="0in" svg:y="2.4028in"><draw:text-box><text:p text:style-name="P24"><text:span text:style-name="T23">z=25 <text:s text:c="2"/>P=0.0006132</text:span></text:p></draw:text-box></draw:frame><draw:frame draw:style-name="gr42" draw:text-style-name="P25" svg:width="1.2016in" svg:height="0.1268in" svg:x="0in" svg:y="2.528in"><draw:text-box><text:p text:style-name="P24"><text:span text:style-name="T23">z=30 <text:s text:c="2"/>P=0.0001522</text:span></text:p></draw:text-box></draw:frame><draw:frame draw:style-name="gr42" draw:text-style-name="P25" svg:width="1.2016in" svg:height="0.1268in" svg:x="0in" svg:y="2.6543in"><draw:text-box><text:p text:style-name="P24"><text:span text:style-name="T23">z=35 <text:s text:c="2"/>P=0.0000379</text:span></text:p></draw:text-box></draw:frame><draw:frame draw:style-name="gr42" draw:text-style-name="P25" svg:width="1.2016in" svg:height="0.1268in" svg:x="0in" svg:y="2.7791in"><draw:text-box><text:p text:style-name="P24"><text:span text:style-name="T23">z=40 <text:s text:c="2"/>P=0.0000095</text:span></text:p></draw:text-box></draw:frame><draw:frame draw:style-name="gr42" draw:text-style-name="P25" svg:width="1.2016in" svg:height="0.1268in" svg:x="0in" svg:y="2.9055in"><draw:text-box><text:p text:style-name="P24"><text:span text:style-name="T23">z=45 <text:s text:c="2"/>P=0.0000024</text:span></text:p></draw:text-box></draw:frame><draw:frame draw:style-name="gr42" draw:text-style-name="P25" svg:width="1.2016in" svg:height="0.1268in" svg:x="0in" svg:y="3.0307in"><draw:text-box><text:p text:style-name="P24"><text:span text:style-name="T23">z=50 <text:s text:c="2"/>P=0.0000006</text:span></text:p></draw:text-box></draw:frame></draw:g></text:p>
      <text:p text:style-name="P6"/>
      <text:p text:style-name="P6"/>
      <text:p text:style-name="P19">Vi löser för P mindre än 0.1%...</text:p>
      <text:p text:style-name="P6"/>
      <text:p text:style-name="P11"><draw:g text:anchor-type="as-char" draw:z-index="7" draw:style-name="gr1"><draw:frame draw:style-name="gr43" draw:text-style-name="P25" svg:width="0.6016in" svg:height="0.1268in" svg:x="0in" svg:y="0in"><draw:text-box><text:p text:style-name="P24"><text:span text:style-name="T23">P &lt; 0.001</text:span></text:p></draw:text-box></draw:frame><draw:frame draw:style-name="gr44" draw:text-style-name="P25" svg:width="0.8016in" svg:height="0.1268in" svg:x="0in" svg:y="0.1264in"><draw:text-box><text:p text:style-name="P24"><text:span text:style-name="T23">q=0.10 <text:s text:c="2"/>z=5</text:span></text:p></draw:text-box></draw:frame><draw:frame draw:style-name="gr44" draw:text-style-name="P25" svg:width="0.8016in" svg:height="0.1268in" svg:x="0in" svg:y="0.2516in"><draw:text-box><text:p text:style-name="P24"><text:span text:style-name="T23">q=0.15 <text:s text:c="2"/>z=8</text:span></text:p></draw:text-box></draw:frame><draw:frame draw:style-name="gr45" draw:text-style-name="P25" svg:width="0.8685in" svg:height="0.1268in" svg:x="0in" svg:y="0.378in"><draw:text-box><text:p text:style-name="P24"><text:span text:style-name="T23">q=0.20 <text:s text:c="2"/>z=11</text:span></text:p></draw:text-box></draw:frame><draw:frame draw:style-name="gr45" draw:text-style-name="P25" svg:width="0.8685in" svg:height="0.1268in" svg:x="0in" svg:y="0.5028in"><draw:text-box><text:p text:style-name="P24"><text:span text:style-name="T23">q=0.25 <text:s text:c="2"/>z=15</text:span></text:p></draw:text-box></draw:frame><draw:frame draw:style-name="gr45" draw:text-style-name="P25" svg:width="0.8685in" svg:height="0.1268in" svg:x="0in" svg:y="0.6291in"><draw:text-box><text:p text:style-name="P24"><text:span text:style-name="T23">q=0.30 <text:s text:c="2"/>z=24</text:span></text:p></draw:text-box></draw:frame><draw:frame draw:style-name="gr45" draw:text-style-name="P25" svg:width="0.8685in" svg:height="0.1268in" svg:x="0in" svg:y="0.7543in"><draw:text-box><text:p text:style-name="P24"><text:span text:style-name="T23">q=0.35 <text:s text:c="2"/>z=41</text:span></text:p></draw:text-box></draw:frame><draw:frame draw:style-name="gr45" draw:text-style-name="P25" svg:width="0.8685in" svg:height="0.1268in" svg:x="0in" svg:y="0.8807in"><draw:text-box><text:p text:style-name="P24"><text:span text:style-name="T23">q=0.40 <text:s text:c="2"/>z=89</text:span></text:p></draw:text-box></draw:frame><draw:frame draw:style-name="gr46" draw:text-style-name="P25" svg:width="0.935in" svg:height="0.1268in" svg:x="0in" svg:y="1.0055in"><draw:text-box><text:p text:style-name="P24"><text:span text:style-name="T23">q=0.45 <text:s text:c="2"/>z=340</text:span></text:p></draw:text-box></draw:frame></draw:g></text:p>
      <text:h text:style-name="P23" text:outline-level="2">12. <text:s text:c="3"/>Slutsats</text:h>
      <text:p text:style-name="P6">Vi har föreslagit ett system för elektroniska transaktioner som inte är avhängig av tillit. Vi började med det vanliga ramverket för mynt som skapas med digitala signaturer, vilket ger stark kontroll över ägandet men är alltjämnt ofullständigt, utan någon mekanism som förhindrar dubbelbetalning. För att lösa problemet, föreslog vi ett P2P-nätverk som använder proof-of-work för att skapa en offentlig historik över transaktioner, som snabbt blir beräkningmässigt opraktiskt för en angripare att ändra, om tillförlitliga noder styr över majoriteten av CPU-kraft i nätverket. Nätverket är robust i sin ostrukturerad enkelhet. Noder arbetar alla samtidigt med lite samordning. De behöver inte vara identifierade, eftersom meddelanden inte vidarebefordras till någon särskild plats utan behöver endast levereras efter bästa förmåga. Noder kan lämna och återansluta till nätverket som de vill, samt accepterar proof-of-work kedjan som bevis på händelser som inträffar när de är bortkopplade. De röstar med sin CPU-kraft, och uttrycker sitt godkännande av giltiga block genom att arbeta på att förlänga dem, och sitt avvisande genom sin vägran att arbeta på dem.  Nödvändiga regler och incitament kan genomföras med denna konsensusmekanism.</text:p>
      <text:p text:style-name="P6"/>
      <text:p text:style-name="P6"/>
      <text:p text:style-name="P6"/>
      <text:h text:style-name="P23" text:outline-level="2">Referenser</text:h>
      <text:list xml:id="list1148266600333318672" text:style-name="Numbering_20_2">
        <text:list-item>
          <text:p text:style-name="P15">W. Dai, "b-money," http://www.weidai.com/bmoney.txt, 1998. </text:p>
        </text:list-item>
        <text:list-item>
          <text:p text:style-name="P16"><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6"><text:span text:style-name="T1">S. Haber, W.S. Stornetta, "How to time-stamp a digital document," In </text:span><text:span text:style-name="T2">Journal of Cryptology</text:span><text:span text:style-name="T1">, vol 3, no 2, pages 99-111, 1991. </text:span></text:p>
        </text:list-item>
        <text:list-item>
          <text:p text:style-name="P16"><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6"><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5">A. Back, "Hashcash - a denial of service counter-measure," <text:line-break/>http://www.hashcash.org/papers/hashcash.pdf, 2002. </text:p>
        </text:list-item>
        <text:list-item>
          <text:p text:style-name="P16"><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Times New roman" svg:font-family="'Times New roman'" style:font-family-generic="roman"/>
    <style:font-face style:name="Times new roman"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margin-top="0in" fo:margin-bottom="0in" loext:contextual-spacing="false"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30T21:23:45.598686514</dc:date>
    <meta:editing-duration>P11DT7H1M25S</meta:editing-duration>
    <meta:editing-cycles>584</meta:editing-cycles>
    <meta:generator>LibreOffice/4.3.3.2$Linux_X86_64 LibreOffice_project/430m0$Build-2</meta:generator>
    <meta:document-statistic meta:table-count="0" meta:image-count="0" meta:object-count="0" meta:page-count="9" meta:paragraph-count="88" meta:word-count="3126" meta:character-count="21426" meta:non-whitespace-character-count="18146"/>
  </office:meta>
</office:document-meta>
</file>